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0398in" fo:margin-bottom="0.0398in" loext:contextual-spacing="false" fo:line-height="100%" fo:text-align="center" style:justify-single-word="false"/>
      <style:text-properties officeooo:rsid="00021c37" officeooo:paragraph-rsid="00021c37"/>
    </style:style>
    <style:style style:name="P2" style:family="paragraph" style:parent-style-name="Standard">
      <style:paragraph-properties fo:margin-top="0.0398in" fo:margin-bottom="0.0398in" loext:contextual-spacing="false" fo:line-height="100%" fo:text-align="center" style:justify-single-word="false"/>
      <style:text-properties fo:font-size="10pt" officeooo:rsid="00021c37" officeooo:paragraph-rsid="00021c37" style:font-size-asian="10pt" style:font-size-complex="10pt"/>
    </style:style>
    <style:style style:name="P3" style:family="paragraph" style:parent-style-name="Standard" style:master-page-name="">
      <loext:graphic-properties draw:fill="none"/>
      <style:paragraph-properties fo:margin-left="0in" fo:margin-right="0.9366in" fo:margin-top="0.0398in" fo:margin-bottom="0.0398in" loext:contextual-spacing="false" fo:line-height="100%" fo:text-indent="1in" style:auto-text-indent="false" style:page-number="auto" fo:background-color="transparent"/>
      <style:text-properties officeooo:paragraph-rsid="00021c37"/>
    </style:style>
    <style:style style:name="P4" style:family="paragraph" style:parent-style-name="Standard">
      <loext:graphic-properties draw:fill="none"/>
      <style:paragraph-properties fo:margin-left="0in" fo:margin-right="0.9366in" fo:margin-top="0.0398in" fo:margin-bottom="0.0398in" loext:contextual-spacing="false" fo:line-height="100%" fo:text-indent="1in" style:auto-text-indent="false" fo:background-color="transparent"/>
      <style:text-properties fo:font-style="normal" officeooo:rsid="00021c37" officeooo:paragraph-rsid="00021c37" style:font-style-asian="normal" style:font-style-complex="normal"/>
    </style:style>
    <style:style style:name="P5" style:family="paragraph" style:parent-style-name="Standard" style:master-page-name="">
      <loext:graphic-properties draw:fill="none"/>
      <style:paragraph-properties fo:margin-left="0in" fo:margin-right="0in" fo:margin-top="0.0398in" fo:margin-bottom="0.0398in" loext:contextual-spacing="false" fo:line-height="100%" fo:text-align="center" style:justify-single-word="false" fo:text-indent="0in" style:auto-text-indent="false" style:page-number="auto" fo:background-color="transparent"/>
      <style:text-properties fo:font-style="normal" officeooo:rsid="00021c37" officeooo:paragraph-rsid="00021c37" style:font-style-asian="normal" style:font-style-complex="normal"/>
    </style:style>
    <style:style style:name="P6" style:family="paragraph" style:parent-style-name="Standard">
      <loext:graphic-properties draw:fill="none"/>
      <style:paragraph-properties fo:margin-left="0in" fo:margin-right="0in" fo:margin-top="0.0398in" fo:margin-bottom="0.0398in" loext:contextual-spacing="false" fo:line-height="100%" fo:text-indent="0in" style:auto-text-indent="false" fo:background-color="transparent"/>
      <style:text-properties officeooo:rsid="00021c37" officeooo:paragraph-rsid="00021c37"/>
    </style:style>
    <style:style style:name="P7" style:family="paragraph" style:parent-style-name="Standard">
      <loext:graphic-properties draw:fill="none"/>
      <style:paragraph-properties fo:margin-left="0in" fo:margin-right="0in" fo:margin-top="0.0398in" fo:margin-bottom="0.0398in" loext:contextual-spacing="false" fo:line-height="100%" fo:text-indent="0in" style:auto-text-indent="false" fo:background-color="transparent"/>
      <style:text-properties fo:font-style="normal" officeooo:rsid="000427c8" officeooo:paragraph-rsid="00021c37" style:font-style-asian="normal" style:font-style-complex="normal"/>
    </style:style>
    <style:style style:name="P8" style:family="paragraph" style:parent-style-name="Standard">
      <loext:graphic-properties draw:fill="none"/>
      <style:paragraph-properties fo:margin-left="0in" fo:margin-right="0in" fo:margin-top="0.0398in" fo:margin-bottom="0.0398in" loext:contextual-spacing="false" fo:line-height="100%" fo:text-align="center" style:justify-single-word="false" fo:text-indent="0in" style:auto-text-indent="false" fo:background-color="transparent"/>
      <style:text-properties fo:font-style="normal" officeooo:rsid="000427c8" officeooo:paragraph-rsid="000427c8" style:font-style-asian="normal" style:font-style-complex="normal"/>
    </style:style>
    <style:style style:name="P9"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tyle="normal" officeooo:rsid="000427c8" officeooo:paragraph-rsid="000427c8" style:font-style-asian="normal" style:font-style-complex="normal"/>
    </style:style>
    <style:style style:name="P10"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tyle="normal" officeooo:rsid="000ba7e7" officeooo:paragraph-rsid="001550fb" style:font-style-asian="normal" style:font-style-complex="normal"/>
    </style:style>
    <style:style style:name="P11" style:family="paragraph" style:parent-style-name="Standard">
      <loext:graphic-properties draw:fill="none"/>
      <style:paragraph-properties fo:margin-left="0in" fo:margin-right="0in" fo:margin-top="0.0398in" fo:margin-bottom="0.0398in" loext:contextual-spacing="false" fo:line-height="100%" fo:text-indent="0in" style:auto-text-indent="false" fo:background-color="transparent"/>
      <style:text-properties officeooo:paragraph-rsid="00055317"/>
    </style:style>
    <style:style style:name="P12" style:family="paragraph" style:parent-style-name="Preformatted_20_Text">
      <style:paragraph-properties fo:margin-top="0.0398in" fo:margin-bottom="0.0398in" loext:contextual-spacing="false" fo:line-height="100%"/>
      <style:text-properties style:font-name="Liberation Serif" fo:font-size="12pt" fo:font-style="normal" officeooo:rsid="0013025b" officeooo:paragraph-rsid="000ba7e7" style:font-size-asian="12pt" style:font-style-asian="normal" style:font-size-complex="12pt" style:font-style-complex="normal"/>
    </style:style>
    <style:style style:name="P13" style:family="paragraph" style:parent-style-name="Preformatted_20_Text">
      <style:paragraph-properties fo:margin-top="0.0398in" fo:margin-bottom="0.0398in" loext:contextual-spacing="false" fo:line-height="100%"/>
      <style:text-properties style:font-name="Liberation Serif" fo:font-size="12pt" officeooo:rsid="0013025b" officeooo:paragraph-rsid="0013025b" style:font-size-asian="12pt" style:font-size-complex="12pt"/>
    </style:style>
    <style:style style:name="P14" style:family="paragraph" style:parent-style-name="Preformatted_20_Text" style:list-style-name="L2">
      <style:paragraph-properties fo:margin-top="0.0398in" fo:margin-bottom="0.0398in" loext:contextual-spacing="false" fo:line-height="100%"/>
      <style:text-properties style:font-name="Liberation Serif" fo:font-size="12pt" officeooo:rsid="00139d63" officeooo:paragraph-rsid="00139d63" style:font-size-asian="12pt" style:font-size-complex="12pt"/>
    </style:style>
    <style:style style:name="P15" style:family="paragraph" style:parent-style-name="Preformatted_20_Text">
      <style:paragraph-properties fo:margin-top="0.0398in" fo:margin-bottom="0.0398in" loext:contextual-spacing="false" fo:line-height="100%"/>
      <style:text-properties style:font-name="Liberation Serif" fo:font-size="12pt" officeooo:paragraph-rsid="00055317" style:font-size-asian="12pt" style:font-size-complex="12pt"/>
    </style:style>
    <style:style style:name="P16" style:family="paragraph" style:parent-style-name="Preformatted_20_Text">
      <style:paragraph-properties fo:margin-top="0.0398in" fo:margin-bottom="0.0398in" loext:contextual-spacing="false" fo:line-height="100%"/>
      <style:text-properties style:font-name="Liberation Serif" fo:font-size="12pt" officeooo:paragraph-rsid="00082cb1" style:font-size-asian="12pt" style:font-size-complex="12pt"/>
    </style:style>
    <style:style style:name="P17" style:family="paragraph" style:parent-style-name="Preformatted_20_Text">
      <style:paragraph-properties fo:margin-top="0.0398in" fo:margin-bottom="0.0398in" loext:contextual-spacing="false" fo:line-height="100%"/>
      <style:text-properties style:font-name="Liberation Serif" fo:font-size="12pt" officeooo:rsid="00062fb9" officeooo:paragraph-rsid="00062fb9" style:font-size-asian="12pt" style:font-size-complex="12pt"/>
    </style:style>
    <style:style style:name="P18" style:family="paragraph" style:parent-style-name="Preformatted_20_Text" style:list-style-name="L1">
      <style:paragraph-properties fo:margin-top="0.0398in" fo:margin-bottom="0.0398in" loext:contextual-spacing="false" fo:line-height="100%"/>
      <style:text-properties officeooo:rsid="0013025b" officeooo:paragraph-rsid="0013025b"/>
    </style:style>
    <style:style style:name="P19" style:family="paragraph" style:parent-style-name="Preformatted_20_Text" style:list-style-name="L2">
      <style:paragraph-properties fo:margin-top="0.0398in" fo:margin-bottom="0.0398in" loext:contextual-spacing="false" fo:line-height="100%"/>
      <style:text-properties officeooo:rsid="0013025b" officeooo:paragraph-rsid="0013025b"/>
    </style:style>
    <style:style style:name="P20" style:family="paragraph" style:parent-style-name="Preformatted_20_Text" style:list-style-name="L2">
      <style:paragraph-properties fo:margin-top="0.0398in" fo:margin-bottom="0.0398in" loext:contextual-spacing="false" fo:line-height="100%"/>
      <style:text-properties officeooo:rsid="00139d63" officeooo:paragraph-rsid="00139d63"/>
    </style:style>
    <style:style style:name="P21" style:family="paragraph" style:parent-style-name="Preformatted_20_Text">
      <style:paragraph-properties fo:margin-top="0.0398in" fo:margin-bottom="0.0398in" loext:contextual-spacing="false" fo:line-height="100%"/>
      <style:text-properties officeooo:rsid="00139d63" officeooo:paragraph-rsid="00139d63"/>
    </style:style>
    <style:style style:name="P22" style:family="paragraph" style:parent-style-name="Preformatted_20_Text">
      <style:paragraph-properties fo:margin-top="0.0398in" fo:margin-bottom="0.0398in" loext:contextual-spacing="false" fo:line-height="100%"/>
      <style:text-properties officeooo:rsid="00062fb9" officeooo:paragraph-rsid="001550fb"/>
    </style:style>
    <style:style style:name="P23" style:family="paragraph" style:parent-style-name="Preformatted_20_Text">
      <style:paragraph-properties fo:margin-top="0.0398in" fo:margin-bottom="0.0398in" loext:contextual-spacing="false" fo:line-height="100%" fo:text-align="center" style:justify-single-word="false"/>
      <style:text-properties officeooo:rsid="00062fb9" officeooo:paragraph-rsid="00128407"/>
    </style:style>
    <style:style style:name="P24" style:family="paragraph" style:parent-style-name="Preformatted_20_Text">
      <style:paragraph-properties fo:margin-top="0.0398in" fo:margin-bottom="0.0398in" loext:contextual-spacing="false" fo:line-height="100%"/>
      <style:text-properties officeooo:rsid="00062fb9" officeooo:paragraph-rsid="00128407"/>
    </style:style>
    <style:style style:name="P25" style:family="paragraph" style:parent-style-name="Preformatted_20_Text">
      <style:paragraph-properties fo:margin-top="0.0398in" fo:margin-bottom="0.0398in" loext:contextual-spacing="false" fo:line-height="100%"/>
      <style:text-properties officeooo:rsid="00062fb9" officeooo:paragraph-rsid="000ba7e7"/>
    </style:style>
    <style:style style:name="P26" style:family="paragraph" style:parent-style-name="Preformatted_20_Text">
      <style:paragraph-properties fo:margin-top="0.0398in" fo:margin-bottom="0.0398in" loext:contextual-spacing="false" fo:line-height="100%"/>
      <style:text-properties officeooo:rsid="00062fb9" officeooo:paragraph-rsid="0013025b"/>
    </style:style>
    <style:style style:name="P27" style:family="paragraph" style:parent-style-name="Preformatted_20_Text" style:list-style-name="L1">
      <style:paragraph-properties fo:line-height="100%"/>
      <style:text-properties style:font-name="Liberation Serif" fo:font-size="12pt" fo:font-style="normal" style:font-size-asian="12pt" style:font-style-asian="normal" style:font-size-complex="12pt" style:font-style-complex="normal"/>
    </style:style>
    <style:style style:name="P28" style:family="paragraph" style:parent-style-name="Preformatted_20_Text" style:list-style-name="L3">
      <style:paragraph-properties fo:line-height="100%"/>
      <style:text-properties style:font-name="Liberation Serif" fo:font-size="12pt" style:font-size-asian="12pt" style:font-size-complex="12pt"/>
    </style:style>
    <style:style style:name="P29" style:family="paragraph" style:parent-style-name="Preformatted_20_Text" style:list-style-name="L4">
      <style:paragraph-properties fo:line-height="100%"/>
      <style:text-properties style:font-name="Liberation Serif" fo:font-size="12pt" style:font-size-asian="12pt" style:font-size-complex="12pt"/>
    </style:style>
    <style:style style:name="P30" style:family="paragraph" style:parent-style-name="Preformatted_20_Text" style:list-style-name="L5">
      <style:paragraph-properties fo:line-height="100%"/>
      <style:text-properties style:font-name="Liberation Serif" fo:font-size="12pt" style:font-size-asian="12pt" style:font-size-complex="12pt"/>
    </style:style>
    <style:style style:name="P31" style:family="paragraph" style:parent-style-name="Preformatted_20_Text">
      <style:paragraph-properties fo:line-height="100%" fo:text-align="center" style:justify-single-word="false"/>
      <style:text-properties style:font-name="Liberation Serif" fo:font-size="12pt" style:font-size-asian="12pt" style:font-size-complex="12pt"/>
    </style:style>
    <style:style style:name="P32" style:family="paragraph" style:parent-style-name="Preformatted_20_Text">
      <style:paragraph-properties fo:line-height="100%" fo:text-align="start" style:justify-single-word="false"/>
      <style:text-properties officeooo:rsid="0017d3c0" officeooo:paragraph-rsid="0017d3c0"/>
    </style:style>
    <style:style style:name="P33" style:family="paragraph" style:parent-style-name="Preformatted_20_Text">
      <style:paragraph-properties fo:line-height="100%" fo:text-align="start" style:justify-single-word="false"/>
      <style:text-properties officeooo:rsid="0017d3c0" officeooo:paragraph-rsid="0019523e"/>
    </style:style>
    <style:style style:name="P34" style:family="paragraph" style:parent-style-name="Preformatted_20_Text">
      <style:paragraph-properties fo:line-height="100%" fo:text-align="start" style:justify-single-word="false"/>
      <style:text-properties officeooo:rsid="0017d3c0" officeooo:paragraph-rsid="001e9b8a"/>
    </style:style>
    <style:style style:name="P35" style:family="paragraph" style:parent-style-name="Preformatted_20_Text">
      <style:paragraph-properties fo:text-align="center" style:justify-single-word="false"/>
    </style:style>
    <style:style style:name="P36" style:family="paragraph" style:parent-style-name="Preformatted_20_Text">
      <style:paragraph-properties fo:line-height="100%" fo:text-align="start" style:justify-single-word="false"/>
      <style:text-properties officeooo:paragraph-rsid="0018f6e1"/>
    </style:style>
    <style:style style:name="P37" style:family="paragraph" style:parent-style-name="Preformatted_20_Text" style:list-style-name="L6">
      <style:paragraph-properties fo:line-height="100%" fo:text-align="start" style:justify-single-word="false"/>
      <style:text-properties officeooo:rsid="0019523e" officeooo:paragraph-rsid="0019523e"/>
    </style:style>
    <style:style style:name="P38" style:family="paragraph" style:parent-style-name="Preformatted_20_Text" style:list-style-name="L6">
      <style:paragraph-properties fo:line-height="100%" fo:text-align="start" style:justify-single-word="false"/>
      <style:text-properties officeooo:rsid="0019523e" officeooo:paragraph-rsid="001a93b1"/>
    </style:style>
    <style:style style:name="P39" style:family="paragraph" style:parent-style-name="Preformatted_20_Text" style:list-style-name="L18">
      <style:paragraph-properties fo:line-height="100%" fo:text-align="start" style:justify-single-word="false"/>
      <style:text-properties officeooo:rsid="0019523e" officeooo:paragraph-rsid="001a93b1"/>
    </style:style>
    <style:style style:name="P40" style:family="paragraph" style:parent-style-name="Preformatted_20_Text" style:list-style-name="L20">
      <style:paragraph-properties fo:line-height="100%" fo:text-align="start" style:justify-single-word="false"/>
      <style:text-properties officeooo:rsid="0019523e" officeooo:paragraph-rsid="001a93b1"/>
    </style:style>
    <style:style style:name="P41" style:family="paragraph" style:parent-style-name="Preformatted_20_Text" style:list-style-name="L22">
      <style:paragraph-properties fo:line-height="100%" fo:text-align="start" style:justify-single-word="false"/>
      <style:text-properties officeooo:rsid="0019523e" officeooo:paragraph-rsid="001a93b1"/>
    </style:style>
    <style:style style:name="P42" style:family="paragraph" style:parent-style-name="Preformatted_20_Text" style:list-style-name="L25"/>
    <style:style style:name="P43" style:family="paragraph" style:parent-style-name="Preformatted_20_Text" style:list-style-name="L26">
      <style:text-properties officeooo:rsid="001a93b1" officeooo:paragraph-rsid="001a93b1"/>
    </style:style>
    <style:style style:name="P44" style:family="paragraph" style:parent-style-name="Preformatted_20_Text" style:list-style-name="L26"/>
    <style:style style:name="P45" style:family="paragraph" style:parent-style-name="Preformatted_20_Text">
      <style:paragraph-properties fo:line-height="100%" fo:text-align="start" style:justify-single-word="false"/>
      <style:text-properties officeooo:rsid="001d4cf9" officeooo:paragraph-rsid="001d4cf9"/>
    </style:style>
    <style:style style:name="P46" style:family="paragraph" style:parent-style-name="Preformatted_20_Text">
      <style:paragraph-properties fo:line-height="100%" fo:text-align="center" style:justify-single-word="false"/>
      <style:text-properties officeooo:rsid="001d4cf9" officeooo:paragraph-rsid="001d4cf9"/>
    </style:style>
    <style:style style:name="P47" style:family="paragraph" style:parent-style-name="Preformatted_20_Text">
      <style:paragraph-properties fo:line-height="100%" fo:text-align="start" style:justify-single-word="false"/>
      <style:text-properties officeooo:rsid="00204f1b" officeooo:paragraph-rsid="00204f1b"/>
    </style:style>
    <style:style style:name="P48" style:family="paragraph" style:parent-style-name="Preformatted_20_Text">
      <style:paragraph-properties fo:line-height="100%" fo:text-align="center" style:justify-single-word="false"/>
      <style:text-properties officeooo:rsid="00204f1b" officeooo:paragraph-rsid="00204f1b"/>
    </style:style>
    <style:style style:name="P49"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023498" style:font-style-asian="italic" style:font-style-complex="italic"/>
    </style:style>
    <style:style style:name="T3" style:family="text">
      <style:text-properties fo:font-style="italic" officeooo:rsid="000427c8" style:font-style-asian="italic" style:font-style-complex="italic"/>
    </style:style>
    <style:style style:name="T4" style:family="text">
      <style:text-properties fo:font-style="italic" fo:font-weight="normal" officeooo:rsid="00047e27" style:font-style-asian="italic" style:font-weight-asian="normal" style:font-style-complex="italic" style:font-weight-complex="normal"/>
    </style:style>
    <style:style style:name="T5" style:family="text">
      <style:text-properties fo:font-style="italic" fo:font-weight="normal" officeooo:rsid="000427c8" style:font-style-asian="italic" style:font-weight-asian="normal" style:font-style-complex="italic" style:font-weight-complex="normal"/>
    </style:style>
    <style:style style:name="T6" style:family="text">
      <style:text-properties fo:font-style="italic" fo:font-weight="normal" officeooo:rsid="0009c99b"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023498" style:font-style-asian="normal" style:font-style-complex="normal"/>
    </style:style>
    <style:style style:name="T9" style:family="text">
      <style:text-properties fo:font-style="normal" officeooo:rsid="00027c86" style:font-style-asian="normal" style:font-style-complex="normal"/>
    </style:style>
    <style:style style:name="T10" style:family="text">
      <style:text-properties fo:font-style="normal" officeooo:rsid="00032aba" style:font-style-asian="normal" style:font-style-complex="normal"/>
    </style:style>
    <style:style style:name="T11" style:family="text">
      <style:text-properties fo:font-style="normal" officeooo:rsid="000427c8" style:font-style-asian="normal" style:font-style-complex="normal"/>
    </style:style>
    <style:style style:name="T12" style:family="text">
      <style:text-properties fo:font-style="normal" fo:font-weight="bold" officeooo:rsid="000427c8" style:font-style-asian="normal" style:font-weight-asian="bold" style:font-style-complex="normal" style:font-weight-complex="bold"/>
    </style:style>
    <style:style style:name="T13" style:family="text">
      <style:text-properties fo:font-style="normal" fo:font-weight="normal" officeooo:rsid="000427c8" style:font-style-asian="normal" style:font-weight-asian="normal" style:font-style-complex="normal" style:font-weight-complex="normal"/>
    </style:style>
    <style:style style:name="T14" style:family="text">
      <style:text-properties fo:font-style="normal" fo:font-weight="normal" officeooo:rsid="00047e27" style:font-style-asian="normal" style:font-weight-asian="normal" style:font-style-complex="normal" style:font-weight-complex="normal"/>
    </style:style>
    <style:style style:name="T15" style:family="text">
      <style:text-properties fo:font-style="normal" fo:font-weight="normal" officeooo:rsid="00055317" style:font-style-asian="normal" style:font-weight-asian="normal" style:font-style-complex="normal" style:font-weight-complex="normal"/>
    </style:style>
    <style:style style:name="T16" style:family="text">
      <style:text-properties fo:font-style="normal" fo:font-weight="normal" officeooo:rsid="000d3c3f" style:font-style-asian="normal" style:font-weight-asian="normal" style:font-style-complex="normal" style:font-weight-complex="normal"/>
    </style:style>
    <style:style style:name="T17" style:family="text">
      <style:text-properties officeooo:rsid="00023498"/>
    </style:style>
    <style:style style:name="T18" style:family="text">
      <style:text-properties fo:font-size="10pt" officeooo:rsid="00021c37" style:font-size-asian="10pt" style:font-size-complex="10pt"/>
    </style:style>
    <style:style style:name="T19" style:family="text">
      <style:text-properties fo:font-size="10pt" fo:font-style="italic" officeooo:rsid="00021c37" style:font-size-asian="10pt" style:font-style-asian="italic" style:font-size-complex="10pt" style:font-style-complex="italic"/>
    </style:style>
    <style:style style:name="T20" style:family="text">
      <style:text-properties fo:font-size="10pt" fo:font-style="italic" officeooo:rsid="00023498" style:font-size-asian="10pt" style:font-style-asian="italic" style:font-size-complex="10pt" style:font-style-complex="italic"/>
    </style:style>
    <style:style style:name="T21" style:family="text">
      <style:text-properties fo:font-size="10pt" fo:font-style="normal" officeooo:rsid="00021c37" style:font-size-asian="10pt" style:font-style-asian="normal" style:font-size-complex="10pt" style:font-style-complex="normal"/>
    </style:style>
    <style:style style:name="T22" style:family="text">
      <style:text-properties fo:font-size="10pt" fo:font-style="normal" officeooo:rsid="00023498" style:font-size-asian="10pt" style:font-style-asian="normal" style:font-size-complex="10pt" style:font-style-complex="normal"/>
    </style:style>
    <style:style style:name="T23" style:family="text">
      <style:text-properties officeooo:rsid="00055317"/>
    </style:style>
    <style:style style:name="T24" style:family="text">
      <style:text-properties officeooo:rsid="00062fb9"/>
    </style:style>
    <style:style style:name="T25" style:family="text">
      <style:text-properties style:font-name="Liberation Serif" fo:font-size="12pt" style:font-size-asian="12pt" style:font-size-complex="12pt"/>
    </style:style>
    <style:style style:name="T26" style:family="text">
      <style:text-properties style:font-name="Liberation Serif" fo:font-size="12pt" officeooo:rsid="00082cb1" style:font-size-asian="12pt" style:font-size-complex="12pt"/>
    </style:style>
    <style:style style:name="T27" style:family="text">
      <style:text-properties style:font-name="Liberation Serif" fo:font-size="12pt" officeooo:rsid="0009c99b" style:font-size-asian="12pt" style:font-size-complex="12pt"/>
    </style:style>
    <style:style style:name="T28" style:family="text">
      <style:text-properties style:font-name="Liberation Serif" fo:font-size="12pt" officeooo:rsid="000ba7e7" style:font-size-asian="12pt" style:font-size-complex="12pt"/>
    </style:style>
    <style:style style:name="T29" style:family="text">
      <style:text-properties style:font-name="Liberation Serif" fo:font-size="12pt" officeooo:rsid="000d3c3f" style:font-size-asian="12pt" style:font-size-complex="12pt"/>
    </style:style>
    <style:style style:name="T30" style:family="text">
      <style:text-properties style:font-name="Liberation Serif" fo:font-size="12pt" officeooo:rsid="000ec2ff" style:font-size-asian="12pt" style:font-size-complex="12pt"/>
    </style:style>
    <style:style style:name="T31" style:family="text">
      <style:text-properties style:font-name="Liberation Serif" fo:font-size="12pt" officeooo:rsid="00128407" style:font-size-asian="12pt" style:font-size-complex="12pt"/>
    </style:style>
    <style:style style:name="T32" style:family="text">
      <style:text-properties style:font-name="Liberation Serif" fo:font-size="12pt" officeooo:rsid="0013025b" style:font-size-asian="12pt" style:font-size-complex="12pt"/>
    </style:style>
    <style:style style:name="T33" style:family="text">
      <style:text-properties style:font-name="Liberation Serif" fo:font-size="12pt" officeooo:rsid="001550fb" style:font-size-asian="12pt" style:font-size-complex="12pt"/>
    </style:style>
    <style:style style:name="T34" style:family="text">
      <style:text-properties style:font-name="Liberation Serif" fo:font-size="12pt" officeooo:rsid="00139d63" style:font-size-asian="12pt" style:font-size-complex="12pt"/>
    </style:style>
    <style:style style:name="T35" style:family="text">
      <style:text-properties style:font-name="Liberation Serif" fo:font-size="12pt" officeooo:rsid="0017d3c0" style:font-size-asian="12pt" style:font-size-complex="12pt"/>
    </style:style>
    <style:style style:name="T36" style:family="text">
      <style:text-properties style:font-name="Liberation Serif" fo:font-size="12pt" officeooo:rsid="0018f6e1" style:font-size-asian="12pt" style:font-size-complex="12pt"/>
    </style:style>
    <style:style style:name="T37" style:family="text">
      <style:text-properties style:font-name="Liberation Serif" fo:font-size="12pt" officeooo:rsid="0019523e" style:font-size-asian="12pt" style:font-size-complex="12pt"/>
    </style:style>
    <style:style style:name="T38" style:family="text">
      <style:text-properties style:font-name="Liberation Serif" fo:font-size="12pt" fo:font-weight="bold" officeooo:rsid="000d3c3f" style:font-size-asian="12pt" style:font-weight-asian="bold" style:font-size-complex="12pt" style:font-weight-complex="bold"/>
    </style:style>
    <style:style style:name="T39" style:family="text">
      <style:text-properties style:font-name="Liberation Serif" fo:font-size="12pt" fo:font-weight="bold" officeooo:rsid="0019523e" style:font-size-asian="12pt" style:font-weight-asian="bold" style:font-size-complex="12pt" style:font-weight-complex="bold"/>
    </style:style>
    <style:style style:name="T40" style:family="text">
      <style:text-properties style:font-name="Liberation Serif" fo:font-size="12pt" fo:font-style="italic" style:font-size-asian="12pt" style:font-style-asian="italic" style:font-size-complex="12pt" style:font-style-complex="italic"/>
    </style:style>
    <style:style style:name="T41" style:family="text">
      <style:text-properties style:font-name="Liberation Serif" fo:font-size="12pt" fo:font-style="italic" officeooo:rsid="0013025b" style:font-size-asian="12pt" style:font-style-asian="italic" style:font-size-complex="12pt" style:font-style-complex="italic"/>
    </style:style>
    <style:style style:name="T42" style:family="text">
      <style:text-properties style:font-name="Liberation Serif" fo:font-size="12pt" fo:font-style="italic" fo:font-weight="normal" officeooo:rsid="0019523e" style:font-size-asian="12pt" style:font-style-asian="italic" style:font-weight-asian="normal" style:font-name-complex="Calibri" style:font-size-complex="12pt" style:font-style-complex="italic" style:font-weight-complex="normal"/>
    </style:style>
    <style:style style:name="T43" style:family="text">
      <style:text-properties style:font-name="Liberation Serif" fo:font-size="12pt" fo:font-style="italic" fo:font-weight="normal" officeooo:rsid="001b8c13" style:font-size-asian="12pt" style:font-style-asian="italic" style:font-weight-asian="normal" style:font-name-complex="Calibri" style:font-size-complex="12pt" style:font-style-complex="italic" style:font-weight-complex="normal"/>
    </style:style>
    <style:style style:name="T44" style:family="text">
      <style:text-properties style:font-name="Liberation Serif" fo:font-size="12pt" fo:font-style="normal" style:font-size-asian="12pt" style:font-style-asian="normal" style:font-size-complex="12pt" style:font-style-complex="normal"/>
    </style:style>
    <style:style style:name="T45" style:family="text">
      <style:text-properties style:font-name="Liberation Serif" fo:font-size="12pt" fo:font-style="normal" officeooo:rsid="0013025b" style:font-size-asian="12pt" style:font-style-asian="normal" style:font-size-complex="12pt" style:font-style-complex="normal"/>
    </style:style>
    <style:style style:name="T46" style:family="text">
      <style:text-properties style:font-name="Liberation Serif" fo:font-size="12pt" fo:font-style="normal" fo:font-weight="normal" officeooo:rsid="0019523e" style:font-size-asian="12pt" style:font-style-asian="normal" style:font-weight-asian="normal" style:font-name-complex="Calibri" style:font-size-complex="12pt" style:font-style-complex="normal" style:font-weight-complex="normal"/>
    </style:style>
    <style:style style:name="T47" style:family="text">
      <style:text-properties style:font-name="Liberation Serif" fo:font-size="12pt" fo:font-style="normal" fo:font-weight="normal" style:font-size-asian="12pt" style:font-style-asian="normal" style:font-weight-asian="normal" style:font-name-complex="Calibri" style:font-size-complex="12pt" style:font-style-complex="normal" style:font-weight-complex="normal"/>
    </style:style>
    <style:style style:name="T48" style:family="text">
      <style:text-properties style:font-name="Liberation Serif" fo:font-size="12pt" fo:font-style="normal" fo:font-weight="normal" officeooo:rsid="001a93b1" style:font-size-asian="12pt" style:font-style-asian="normal" style:font-weight-asian="normal" style:font-name-complex="Calibri" style:font-size-complex="12pt" style:font-style-complex="normal" style:font-weight-complex="normal"/>
    </style:style>
    <style:style style:name="T49" style:family="text">
      <style:text-properties style:font-name="Liberation Serif" fo:font-size="12pt" fo:font-style="normal" fo:font-weight="normal" officeooo:rsid="001b8c13" style:font-size-asian="12pt" style:font-style-asian="normal" style:font-weight-asian="normal" style:font-name-complex="Calibri" style:font-size-complex="12pt" style:font-style-complex="normal" style:font-weight-complex="normal"/>
    </style:style>
    <style:style style:name="T50" style:family="text">
      <style:text-properties style:font-name="Liberation Serif" fo:font-size="12pt" fo:font-style="normal" fo:font-weight="normal" officeooo:rsid="001e9b8a" style:font-size-asian="12pt" style:font-style-asian="normal" style:font-weight-asian="normal" style:font-name-complex="Calibri" style:font-size-complex="12pt" style:font-style-complex="normal" style:font-weight-complex="normal"/>
    </style:style>
    <style:style style:name="T51" style:family="text">
      <style:text-properties style:font-name="Liberation Serif" fo:font-size="12pt" fo:font-weight="normal" officeooo:rsid="0019523e" style:font-size-asian="12pt" style:font-weight-asian="normal" style:font-size-complex="12pt" style:font-weight-complex="normal"/>
    </style:style>
    <style:style style:name="T52" style:family="text">
      <style:text-properties style:font-name="Liberation Serif" fo:font-size="12pt" fo:font-weight="normal" officeooo:rsid="0019523e" style:font-size-asian="12pt" style:font-weight-asian="normal" style:font-name-complex="Calibri" style:font-size-complex="12pt" style:font-weight-complex="normal"/>
    </style:style>
    <style:style style:name="T53" style:family="text">
      <style:text-properties style:font-name="Liberation Serif" fo:font-size="12pt" fo:font-weight="normal" officeooo:rsid="001b8c13" style:font-size-asian="12pt" style:font-weight-asian="normal" style:font-name-complex="Calibri" style:font-size-complex="12pt" style:font-weight-complex="normal"/>
    </style:style>
    <style:style style:name="T54" style:family="text">
      <style:text-properties fo:font-weight="bold" officeooo:rsid="0009c99b" style:font-weight-asian="bold" style:font-weight-complex="bold"/>
    </style:style>
    <style:style style:name="T55" style:family="text">
      <style:text-properties fo:font-weight="normal" style:font-weight-asian="normal" style:font-weight-complex="normal"/>
    </style:style>
    <style:style style:name="T56" style:family="text">
      <style:text-properties fo:font-weight="normal" officeooo:rsid="0009c99b" style:font-weight-asian="normal" style:font-weight-complex="normal"/>
    </style:style>
    <style:style style:name="T57" style:family="text">
      <style:text-properties fo:font-weight="normal" officeooo:rsid="001550fb" style:font-weight-asian="normal" style:font-weight-complex="normal"/>
    </style:style>
    <style:style style:name="T58" style:family="text">
      <style:text-properties officeooo:rsid="000ba7e7"/>
    </style:style>
    <style:style style:name="T59" style:family="text">
      <style:text-properties fo:color="#222222" style:font-name="Liberation Serif" fo:font-size="12pt" fo:font-weight="normal" officeooo:rsid="0019523e" fo:background-color="#ffffff" loext:char-shading-value="0" style:font-size-asian="12pt" style:font-weight-asian="normal" style:font-name-complex="Calibri" style:font-size-complex="12pt" style:font-style-complex="italic" style:font-weight-complex="normal"/>
    </style:style>
    <style:style style:name="T60" style:family="text">
      <style:text-properties fo:color="#222222" style:font-name="Liberation Serif" fo:font-size="12pt" fo:font-weight="normal" fo:background-color="#ffffff" loext:char-shading-value="0" style:font-size-asian="12pt" style:font-weight-asian="normal" style:font-name-complex="Calibri" style:font-size-complex="12pt" style:font-style-complex="italic" style:font-weight-complex="normal"/>
    </style:style>
    <style:style style:name="T61" style:family="text">
      <style:text-properties fo:color="#222222" style:font-name="Liberation Serif" fo:font-size="12pt" fo:font-weight="normal" officeooo:rsid="001ec1c2" fo:background-color="#ffffff" loext:char-shading-value="0" style:font-size-asian="12pt" style:font-weight-asian="normal" style:font-name-complex="Calibri" style:font-size-complex="12pt" style:font-style-complex="italic" style:font-weight-complex="normal"/>
    </style:style>
    <style:style style:name="T62" style:family="text">
      <style:text-properties fo:color="#222222" style:font-name="Liberation Serif" fo:font-size="12pt" fo:font-weight="normal" officeooo:rsid="00204f1b" fo:background-color="#ffffff" loext:char-shading-value="0" style:font-size-asian="12pt" style:font-weight-asian="normal" style:font-name-complex="Calibri" style:font-size-complex="12pt" style:font-style-complex="italic" style:font-weight-complex="normal"/>
    </style:style>
    <style:style style:name="T63" style:family="text">
      <style:text-properties fo:color="#222222" style:font-name="Liberation Serif" fo:font-size="12pt" fo:font-weight="normal" officeooo:rsid="0021e9ed" fo:background-color="#ffffff" loext:char-shading-value="0" style:font-size-asian="12pt" style:font-weight-asian="normal" style:font-name-complex="Calibri" style:font-size-complex="12pt" style:font-style-complex="italic" style:font-weight-complex="normal"/>
    </style:style>
    <style:style style:name="T64" style:family="text">
      <style:text-properties fo:color="#222222" style:font-name="Liberation Serif" fo:font-size="12pt" fo:font-weight="normal" officeooo:rsid="00236718" fo:background-color="#ffffff" loext:char-shading-value="0" style:font-size-asian="12pt" style:font-weight-asian="normal" style:font-name-complex="Calibri" style:font-size-complex="12pt" style:font-style-complex="italic" style:font-weight-complex="normal"/>
    </style:style>
    <style:style style:name="T65" style:family="text">
      <style:text-properties fo:color="#222222" style:font-name="Liberation Serif" fo:font-size="12pt" fo:font-style="normal" fo:font-weight="normal" officeooo:rsid="0019523e" fo:background-color="#ffffff" loext:char-shading-value="0" style:font-size-asian="12pt" style:font-style-asian="normal" style:font-weight-asian="normal" style:font-name-complex="Calibri" style:font-size-complex="12pt" style:font-style-complex="italic" style:font-weight-complex="normal"/>
    </style:style>
    <style:style style:name="T66" style:family="text">
      <style:text-properties fo:color="#222222" style:font-name="Liberation Serif" fo:font-size="12pt" fo:font-style="normal" fo:font-weight="normal" officeooo:rsid="001b8c13" fo:background-color="#ffffff" loext:char-shading-value="0" style:font-size-asian="12pt" style:font-style-asian="normal" style:font-weight-asian="normal" style:font-name-complex="Calibri" style:font-size-complex="12pt"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ARING THE COMPUTATIONAL EFFICIENCY OF THREE COMMON PRIME SIEVES</text:p>
      <text:p text:style-name="P2"/>
      <text:p text:style-name="P2"><text:span text:style-name="T17">J. Meyers</text:span>, J. Zieleman, and <text:span text:style-name="T17">R. Folks</text:span></text:p>
      <text:p text:style-name="P2"/>
      <text:p text:style-name="P3"><text:span text:style-name="T18">Abstract. We explain and use three common algorithms for generating (or sieving) prime <text:tab/><text:tab/><text:tab/>numbers. We then time each sieve’s <text:tab/>performance in generating prime numbers up to </text:span><text:span text:style-name="T19">N </text:span><text:span text:style-name="T21">for <text:tab/><text:tab/><text:tab/></text:span><text:span text:style-name="T19">N</text:span><text:span text:style-name="T21"> ranging from 1000 to 1,000,000 </text:span><text:span text:style-name="T22">to see which method is the most efficient at finding an <text:tab/><text:tab/><text:tab/>exhaustive list of primes less than </text:span><text:span text:style-name="T20">N</text:span><text:span text:style-name="T21">. We then present the case that the Sieve of <text:tab/><text:tab/><text:tab/><text:tab/><text:tab/>Eratosthenes is the most efficient within this range, </text:span><text:span text:style-name="T22">and conjecture that as N→∞, it remains <text:tab/><text:tab/><text:tab/>the most efficient.</text:span></text:p>
      <text:p text:style-name="P4"/>
      <text:p text:style-name="P5">1. INTRODUCTION</text:p>
      <text:p text:style-name="P6"><text:span text:style-name="T7"><text:tab/></text:span><text:span text:style-name="T8">As is common knowledge among mathematicians, there does not yet exist a formula for finding a complete list of prime numbers. There exist formulas that can generate prime or mostly prime numbers, but none yet are comprehensive. This is where prime sieves become of use. Prime sieves, who take their name from the common kitchen instrument, begin with a list of all natural numbers up to a limit </text:span><text:span text:style-name="T2">N</text:span><text:span text:style-name="T8">, and </text:span><text:span text:style-name="T9">implement some algorithm for finding which numbers are composite, and letting them pass through the sieve, I.E they mark them as non-prime. </text:span><text:span text:style-name="T10">Most of the most popular sieves were created before the invention of the modern computer, and since then prime numbers have played a large role in fields of computer science like public key cryptography and hashing. Naturally, the following question arises: which prime sieve is the most efficient?</text:span></text:p>
      <text:p text:style-name="P6"><text:span text:style-name="T10"><text:tab/>To solve this problem, we must gather the three most common prime sieving methods: the sieve of Eratosthenes, the sieve of Sundaram, and the sieve of Atkin. </text:span><text:span text:style-name="T11">Implement each method in Python 3. Then run them to find all primes less than some maximum number </text:span><text:span text:style-name="T3">N</text:span><text:span text:style-name="T11">, for each N within the testing range 1,000 to 1,000,000, increasing </text:span><text:span text:style-name="T3">N</text:span><text:span text:style-name="T11"> by 1,000 for each run of the loop. Finally we must compare the times each method took using Matlab’s graphing libraries.</text:span></text:p>
      <text:p text:style-name="P6"><text:span text:style-name="T11"><text:tab/>We hypothesize that the sieve of Eratosthenes will be much faster for smaller values of </text:span><text:span text:style-name="T3">N</text:span><text:span text:style-name="T11">, but as </text:span><text:span text:style-name="T3">N</text:span><text:span text:style-name="T11"> increases, the sieve of Atkin’s computational complexity will grow slower than the other methods, making it faster for larger values of </text:span><text:span text:style-name="T3">N</text:span><text:span text:style-name="T11">.</text:span></text:p>
      <text:p text:style-name="P7"/>
      <text:p text:style-name="P8">2. ANALYSIS OF SIEVING ALGORITHMS</text:p>
      <text:p text:style-name="P9"><text:tab/><text:span text:style-name="T58">Every method being tested is the work of some mathematician throughout history that has used analysis to exploit some trait of prime numbers to speed up the process of prime finding. In this section, each method being tested is analyzed for how it works, as well as how its computational complexity grows as the amount of numbers to search through grows.</text:span></text:p>
      <text:p text:style-name="P9"><text:tab/><text:span text:style-name="T54">Trial Division.</text:span><text:span text:style-name="T56"> To begin we will demonstrate trial division. The purpose of trial division is to be a benchmark by which to test other prime finding methods. It is the slowest, albeit most intuitive way to determine a number’s prime status. It is what a person may come up with when tasked with creating an prime sieve on the spot. Its procedure is as follows:</text:span></text:p>
      <text:p text:style-name="P9"><text:span text:style-name="T56"><text:tab/>1. For any number </text:span><text:span text:style-name="T6">N</text:span><text:span text:style-name="T56">, create a list of all natural numbers less than </text:span><text:span text:style-name="T6">N</text:span><text:span text:style-name="T56"> excluding 1.</text:span></text:p>
      <text:p text:style-name="P9"><text:span text:style-name="T56"><text:tab/>2. Divide </text:span><text:span text:style-name="T6">N</text:span><text:span text:style-name="T56"> by every element within this list and if its remainder is an integer, </text:span><text:span text:style-name="T6">N</text:span><text:span text:style-name="T56"> is not prime.</text:span></text:p>
      <text:p text:style-name="P10"><text:span text:style-name="T56">C</text:span><text:span text:style-name="T55">learly, trial division makes no effort to reduce the number of computations required to determine if a number is prime. The number of divisions </text:span><text:span text:style-name="T57">d for</text:span><text:span text:style-name="T55"> this method can be expressed as the </text:span><text:span text:style-name="T57">equation</text:span><text:span text:style-name="T55"> </text:span><text:soft-page-break/><text:span text:style-name="T57"><draw:g text:anchor-type="as-char" svg:y="-0.1165in" draw:z-index="21" draw:style-name="gr1"><svg:title>TexMaths</svg:title><svg:desc>12§display§d \leq N - 2§svg§600§FALSE§</svg:desc><draw:polygon draw:style-name="gr2" draw:text-style-name="P49" svg:width="0.7453in" svg:height="0.1386in" svg:x="0in" svg:y="0in" svg:viewBox="0 0 1894 353" draw:points="947,353 0,353 0,0 1894,0 1894,353"><text:p/></draw:polygon><draw:path draw:style-name="gr3" draw:text-style-name="P50" svg:width="0.0791in" svg:height="0.1177in" svg:x="0.0067in" svg:y="0in" svg:viewBox="0 0 202 300" svg:d="M202 5c0-1 0-5-6-5s-46 4-54 5c-3 0-5 2-5 7 0 6 3 6 9 6 21 0 22 4 22 7l-2 9-24 100c-9-15-21-27-40-27-49 0-102 63-102 124 0 41 23 69 56 69 9 0 30-2 56-32 3 17 18 32 38 32 16 0 25-10 31-24 7-15 13-41 13-41 0-5-4-5-4-5-5 0-5 1-6 7-9 28-16 53-33 53-12 0-13-11-13-19 0-11 1-13 4-21zM113 244c-1 8-1 9-9 16-18 24-34 30-46 30-22 0-28-23-28-40 0-20 13-73 24-92 12-26 31-41 49-41 28 0 34 35 34 37s-1 5-3 7z"><text:p/></draw:path><draw:path draw:style-name="gr3" draw:text-style-name="P50" svg:width="0.1012in" svg:height="0.1291in" svg:x="0.1465in" svg:y="0.0102in" svg:viewBox="0 0 258 329" svg:d="M251 18c5-2 7-5 7-10 0-4-2-8-7-8-4 0-7 2-9 2l-234 112c-7 3-8 5-8 10 0 4 2 6 8 8l234 111c5 3 6 3 9 3s7-4 7-9c0-4-1-6-8-10l-221-103zM244 329c7 0 14 0 14-9 0-8-8-8-14-8h-228c-8 0-16 0-16 8 0 9 7 9 14 9z"><text:p/></draw:path><draw:path draw:style-name="gr3" draw:text-style-name="P50" svg:width="0.1398in" svg:height="0.1138in" svg:x="0.3142in" svg:y="0.002in" svg:viewBox="0 0 356 290" svg:d="M304 45c3-17 10-31 44-32 4 0 8-1 8-8 0-1 0-5-6-5-13 0-28 1-42 1s-30-1-43-1c-3 0-8 0-8 8 0 5 5 5 8 5 24 0 29 9 29 18 0 1-1 9-2 10l-47 189-94-223c-3-7-3-7-13-7h-56c-9 0-12 0-12 8 0 5 3 5 10 5 3 0 29 0 29 4l-56 227c-4 18-12 32-46 33-2 0-7 1-7 8 0 4 2 5 6 5 13 0 28-1 42-1s30 1 43 1c3 0 7 0 7-8 0-4-3-5-8-5-24 0-28-10-28-18 0-4 2-5 3-10l55-225c2 2 2 4 4 7l105 252c4 6 4 7 9 7 4 0 4-1 6-8z"><text:p/></draw:path><draw:path draw:style-name="gr3" draw:text-style-name="P50" svg:width="0.1012in" svg:height="0.0067in" svg:x="0.5098in" svg:y="0.0705in" svg:viewBox="0 0 258 18" svg:d="M244 18c7 0 14 0 14-10 0-8-7-8-14-8h-230c-7 0-14 0-14 8 0 10 7 10 14 10z"><text:p/></draw:path><draw:path draw:style-name="gr3" draw:text-style-name="P50" svg:width="0.0661in" svg:height="0.1114in" svg:x="0.6705in" svg:y="0.0047in" svg:viewBox="0 0 169 284" svg:d="M32 250l46-44c66-58 91-81 91-123 0-49-37-83-90-83-48 0-79 40-79 77 0 23 22 23 22 23 8 0 22-5 22-22 0-11-8-23-22-23-4 0-4 0-5 2 9-28 32-44 57-44 39 0 57 34 57 70 0 34-22 67-45 94l-81 90c-5 5-5 6-5 17h157l12-75h-11c-2 12-4 32-8 38-4 3-32 3-41 3z"><text:p/></draw:path></draw:g></text:span><text:span text:style-name="T55">, that is, any number requires </text:span><text:span text:style-name="T57">at most</text:span><text:span text:style-name="T55"> division of every number below it, save the number 1. Trial division is not one of the sieves that we tested and graphed due to the sheer impracticality of the method making it too time consuming to test. </text:span></text:p>
      <text:p text:style-name="P11"><text:span text:style-name="T11"><text:tab/></text:span><text:span text:style-name="T12">Sieve of Eratosthenes. </text:span><text:span text:style-name="T13">The </text:span><text:span text:style-name="T14">s</text:span><text:span text:style-name="T13">ieve of Eratosthenes is a simple and ancient algorithm</text:span><text:span text:style-name="T16"> discovered circa 250BC by Eratosthenes of Cyrene</text:span><text:span text:style-name="T13"> that is used to </text:span><text:span text:style-name="T14">find</text:span><text:span text:style-name="T13"> prime numbers up to a given limit </text:span><text:span text:style-name="T4">N</text:span><text:span text:style-name="T13">. It is widely considered to be one of the most efficient ways to find </text:span><text:span text:style-name="T14">relatively </text:span><text:span text:style-name="T13">small prime numbers. It begins by defining an upper limit </text:span><text:span text:style-name="T4">N</text:span><text:span text:style-name="T14">, and declaring that </text:span><text:span text:style-name="T4">p</text:span><text:span text:style-name="T14"> = 2, </text:span><text:span text:style-name="T4">p</text:span><text:span text:style-name="T14"> being the current number the sieve is checking multiples of</text:span><text:span text:style-name="T13">. </text:span><text:span text:style-name="T14">T</text:span><text:span text:style-name="T13">he</text:span><text:span text:style-name="T15">n the</text:span><text:span text:style-name="T13"> algorithm iteratively marks the multiples of </text:span><text:span text:style-name="T5">p</text:span><text:span text:style-name="T13"> as composite. </text:span><text:span text:style-name="T15">Once </text:span><text:span text:style-name="T15"><draw:g text:anchor-type="as-char" svg:y="-0.1138in" draw:z-index="1" draw:style-name="gr1"><svg:title>TexMaths</svg:title><svg:desc>12§display§p*q \geq N, q \in \mathbb{Z} §svg§600§FALSE§</svg:desc><draw:polygon draw:style-name="gr2" draw:text-style-name="P49" svg:width="1.152in" svg:height="0.1465in" svg:x="0.0051in" svg:y="0in" svg:viewBox="0 0 2927 373" draw:points="1463,373 0,373 0,0 2927,0 2927,373"><text:p/></draw:polygon><draw:path draw:style-name="gr3" draw:text-style-name="P50" svg:width="0.0866in" svg:height="0.1055in" svg:x="0in" svg:y="0.0406in" svg:viewBox="0 0 221 269" svg:d="M32 239c-3 14-3 16-22 16-5 0-10 0-10 9 0 3 2 5 6 5 11 0 23-2 35-2 14 0 29 2 42 2 2 0 7 0 7-9 0-5-4-5-10-5-20 0-20-2-20-6 0-6 17-74 19-84 6 11 18 27 40 27 49 0 102-63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50" svg:width="0.061in" svg:height="0.0713in" svg:x="0.1366in" svg:y="0.0366in" svg:viewBox="0 0 156 182" svg:d="M89 17c0-6 0-17-10-17-7 0-13 6-12 11v6l6 66-54-40c-3-2-5-2-7-2-6 0-12 5-12 11 0 7 4 8 8 10l62 29-59 29c-7 2-11 5-11 11s6 12 12 12c2 0 4 0 14-9l47-33-6 70c0 9 7 11 11 11 6 0 11-2 11-11l-5-70 53 39c5 1 5 3 8 3 6 0 11-6 11-12s-4-9-8-11c-26-12-27-12-59-29l57-27c8-4 10-5 10-12 0-6-5-11-11-11-3 0-3 0-14 7l-47 35z"><text:p/></draw:path><draw:path draw:style-name="gr3" draw:text-style-name="P50" svg:width="0.0685in" svg:height="0.1055in" svg:x="0.2524in" svg:y="0.0406in" svg:viewBox="0 0 175 269" svg:d="M175 5c0-3-1-5-5-5s-21 17-28 30c-10-23-26-30-40-30-50 0-102 62-102 123 0 42 25 69 55 69 19 0 36-11 51-27-4 16-17 72-18 76-4 13-9 14-32 14-6 0-9 0-9 10 0 0 0 4 5 4 13 0 28-2 43-2 14 0 29 2 43 2 2 0 8 0 8-9 0-5-4-5-12-5-20 0-20-2-20-6 0-3 1-6 2-9zM58 182c-27 0-28-32-28-39 0-21 12-67 20-84 12-33 34-49 52-49 28 0 34 33 34 36s-23 95-24 97c-8 13-32 39-54 39z"><text:p/></draw:path><draw:path draw:style-name="gr3" draw:text-style-name="P50" svg:width="0.1012in" svg:height="0.1283in" svg:x="0.3854in" svg:y="0.0083in" svg:viewBox="0 0 258 327" svg:d="M251 132c6-3 7-5 7-10s-1-6-7-9l-234-111c-6-2-7-2-9-2-4 0-8 4-8 8 0 5 4 8 7 10l223 104-222 105c-8 3-8 7-8 9 0 5 4 9 8 9 2 0 3 0 9-4zM244 327c7 0 14 0 14-9s-8-9-14-9h-228c-8 0-16 0-16 9s7 9 14 9z"><text:p/></draw:path><draw:path draw:style-name="gr3" draw:text-style-name="P50" svg:width="0.1398in" svg:height="0.1134in" svg:x="0.5539in" svg:y="0.0016in" svg:viewBox="0 0 356 289" svg:d="M304 44c3-16 10-30 44-31 4 0 8-1 8-8 0-1 0-5-6-5-13 0-28 1-42 1s-30-1-43-1c-3 0-8 0-8 8 0 5 5 5 8 5 24 0 29 9 29 18 0 1-1 9-2 10l-47 187-94-221c-3-7-3-7-13-7h-56c-9 0-12 0-12 8 0 5 3 5 10 5 3 0 29 0 29 4l-56 226c-4 17-12 32-46 32-2 0-7 1-7 9 0 3 2 5 6 5 13 0 28-1 42-1s30 1 43 1c3 0 7 0 7-10 0-3-3-4-8-4-24 0-28-10-28-18 0-3 2-5 3-10l55-223c2 2 2 4 4 7l105 250c4 7 4 8 9 8 4 0 4-1 6-10z"><text:p/></draw:path><draw:path draw:style-name="gr3" draw:text-style-name="P50" svg:width="0.0193in" svg:height="0.0496in" svg:x="0.7039in" svg:y="0.0965in" svg:viewBox="0 0 50 127" svg:d="M50 44c0-27-10-44-27-44-15 0-23 11-23 22 0 12 8 24 23 24 5 0 11-3 14-6 3-2 3-2 4-2v6c0 32-15 58-29 71-5 5-5 6-5 7 0 4 1 5 5 5 5 0 38-33 38-83z"><text:p/></draw:path><draw:path draw:style-name="gr3" draw:text-style-name="P50" svg:width="0.0685in" svg:height="0.1055in" svg:x="0.7701in" svg:y="0.0406in" svg:viewBox="0 0 175 269" svg:d="M175 5c0-3-1-5-5-5s-21 17-28 30c-10-23-26-30-40-30-50 0-102 62-102 123 0 42 25 69 55 69 19 0 36-11 51-27-4 16-17 72-18 76-4 13-9 14-32 14-6 0-9 0-9 10 0 0 0 4 5 4 13 0 28-2 43-2 14 0 29 2 43 2 2 0 8 0 8-9 0-5-4-5-12-5-20 0-20-2-20-6 0-3 1-6 2-9zM58 182c-27 0-28-32-28-39 0-21 12-67 20-84 12-33 34-49 52-49 28 0 34 33 34 36s-23 95-24 97c-8 13-32 39-54 39z"><text:p/></draw:path><draw:path draw:style-name="gr3" draw:text-style-name="P50" svg:width="0.0831in" svg:height="0.0965in" svg:x="0.9035in" svg:y="0.0252in" svg:viewBox="0 0 212 246" svg:d="M197 132c7 0 15 0 15-10 0-8-8-8-15-8h-180c5-56 54-97 114-97h66c7 0 15 0 15-9 0-8-8-8-15-8h-67c-72 0-130 55-130 122s58 124 130 124h67c7 0 15 0 15-10 0-8-8-8-15-8h-66c-60 0-109-40-114-96z"><text:p/></draw:path><draw:path draw:style-name="gr3" draw:text-style-name="P50" svg:width="0.1008in" svg:height="0.1134in" svg:x="1.0508in" svg:y="0.0016in" svg:viewBox="0 0 257 289" svg:d="M240 16c4-6 4-8 4-9 0-7-6-7-14-7h-194c-13 0-13 1-14 12l-6 58-2 4c0 6 5 9 8 9 4 0 7-4 7-6 2-11 6-29 31-46 24-14 54-17 68-17h35l-159 261c-4 4-4 6-4 7 0 7 7 7 14 7h218c12 0 12 0 14-11l11-84c0-5-4-7-6-7-7 0-9 4-9 12-8 35-40 76-100 76h-60zM36 14h23v2c-12 6-19 13-25 18zM180 14h43l-158 261h-43zM203 275c12-8 23-17 32-29-1 9-2 14-3 29z"><text:p/></draw:path></draw:g></text:span><text:span text:style-name="T15"><text:s/>, </text:span><text:span text:style-name="T4">p</text:span><text:span text:style-name="T14"> becomes</text:span><text:span text:style-name="T15"> </text:span><text:span text:style-name="T14">the next number still in the list</text:span><text:span text:style-name="T13">. </text:span><text:span text:style-name="T14">This continues</text:span><text:span text:style-name="T13"> until </text:span><text:span text:style-name="T15"><draw:g text:anchor-type="as-char" svg:y="-0.1571in" draw:z-index="0" draw:style-name="gr1"><svg:title>TexMaths</svg:title><svg:desc>12§display§p \geq \sqrt{N}§svg§600§FALSE§</svg:desc><draw:polygon draw:style-name="gr2" draw:text-style-name="P49" svg:width="0.5949in" svg:height="0.1882in" svg:x="0.0051in" svg:y="0in" svg:viewBox="0 0 1512 479" draw:points="756,479 0,479 0,0 1512,0 1512,479"><text:p/></draw:polygon><draw:path draw:style-name="gr3" draw:text-style-name="P50" svg:width="0.0866in" svg:height="0.1059in" svg:x="0in" svg:y="0.0827in" svg:viewBox="0 0 221 270" svg:d="M32 240c-3 14-3 18-22 18-5 0-10 0-10 7 0 3 2 5 6 5 11 0 23-2 35-2 14 0 29 2 42 2 2 0 7 0 7-8 0-4-4-4-10-4-20 0-20-4-20-8 0-6 17-73 19-84 6 11 18 27 40 27 49 0 102-63 102-124 0-41-24-69-55-69-22 0-44 16-57 31-5-23-23-31-38-31-19 0-28 17-31 24-8 15-14 41-14 41 0 5 5 5 5 5 5 0 5 0 9-10 6-30 15-50 30-50 7 0 13 2 13 19 0 10-1 14-4 22zM108 55c2-12 14-24 22-30 14-13 26-15 33-15 17 0 28 14 28 39 0 26-15 75-22 91-14 28-35 43-50 43-29 0-34-35-34-37s0-3 1-8z"><text:p/></draw:path><draw:path draw:style-name="gr3" draw:text-style-name="P50" svg:width="0.1012in" svg:height="0.1291in" svg:x="0.1488in" svg:y="0.0504in" svg:viewBox="0 0 258 329" svg:d="M251 132c6-2 7-4 7-8 0-6-1-7-7-11l-234-111c-6-2-7-2-9-2-4 0-8 4-8 8 0 5 4 8 7 10l223 105-222 104c-8 4-8 8-8 10 0 5 4 9 8 9 2 0 3 0 9-3zM244 329c7 0 14 0 14-9 0-8-8-8-14-8h-228c-8 0-16 0-16 8 0 9 7 9 14 9z"><text:p/></draw:path><draw:path draw:style-name="gr3" draw:text-style-name="P50" svg:width="0.1295in" svg:height="0.1665in" svg:x="0.322in" svg:y="0in" svg:viewBox="0 0 330 424" svg:d="M133 380l-73-165c-4-7-6-7-7-7 0 0-3 0-7 3l-40 31c-6 4-6 6-6 7s1 5 4 5 10-6 14-10c4-2 10-7 13-9l84 183c3 6 6 6 10 6 6 0 7-2 11-8l192-399c2-6 2-7 2-9 0-4-4-8-8-8s-8 2-10 8z"><text:p/></draw:path><draw:polygon draw:style-name="gr3" draw:text-style-name="P50" svg:width="0.1516in" svg:height="0.0067in" svg:x="0.4484in" svg:y="0in" svg:viewBox="0 0 386 18" draw:points="193,18 0,18 0,0 386,0 386,18"><text:p/></draw:polygon><draw:path draw:style-name="gr3" draw:text-style-name="P50" svg:width="0.1398in" svg:height="0.1138in" svg:x="0.4547in" svg:y="0.0421in" svg:viewBox="0 0 356 290" svg:d="M304 45c3-17 10-31 44-32 4 0 8-1 8-8 0-1 0-5-6-5-13 0-28 1-42 1s-30-1-43-1c-3 0-8 0-8 8 0 5 5 5 8 5 24 0 29 9 29 18 0 1-1 9-2 10l-47 189-94-223c-3-7-3-7-13-7h-56c-9 0-12 0-12 8 0 5 3 5 10 5 3 0 29 0 29 4l-56 227c-4 18-12 32-46 33-2 0-7 1-7 8 0 3 2 5 6 5 13 0 28-1 42-1s30 1 43 1c3 0 7 0 7-8 0-4-3-5-8-5-24 0-28-10-28-18 0-4 2-5 3-10l55-225c2 2 2 4 4 7l105 252c4 6 4 7 9 7 4 0 4-1 6-8z"><text:p/></draw:path></draw:g></text:span><text:span text:style-name="T13">. </text:span><text:span text:style-name="T15">Consider this example for </text:span><text:span text:style-name="T15"><draw:g text:anchor-type="as-char" svg:y="-0.1181in" draw:z-index="2" draw:style-name="gr1"><svg:title>TexMaths</svg:title><svg:desc>12§display§N = 25§svg§600§FALSE§</svg:desc><draw:polygon draw:style-name="gr2" draw:text-style-name="P49" svg:width="0.539in" svg:height="0.1142in" svg:x="0in" svg:y="0in" svg:viewBox="0 0 1370 291" draw:points="685,291 0,291 0,0 1370,0 1370,291"><text:p/></draw:polygon><draw:path draw:style-name="gr3" draw:text-style-name="P50" svg:width="0.1398in" svg:height="0.1142in" svg:x="0.0067in" svg:y="0in" svg:viewBox="0 0 356 291" svg:d="M303 45c4-17 11-31 46-32 2 0 7-1 7-8 0-1 0-5-6-5-13 0-29 1-42 1-14 0-30-1-43-1-4 0-8 0-8 8 0 5 4 5 8 5 24 0 29 9 29 18 0 2-1 9-3 10l-46 189-94-223c-3-7-3-7-13-7h-56c-9 0-12 0-12 8 0 5 3 5 10 5 3 0 29 0 29 4l-56 228c-4 18-12 31-46 32-2 0-7 2-7 9 0 2 2 5 6 5 13 0 28-2 42-2s30 2 43 2c3 0 7 0 7-9 0-3-3-5-8-5-24 0-28-9-28-18 0-3 2-5 3-9l55-226c2 3 2 4 4 7l105 252c4 6 4 8 8 8 5 0 5-2 6-9z"><text:p/></draw:path><draw:path draw:style-name="gr3" draw:text-style-name="P50" svg:width="0.1102in" svg:height="0.039in" svg:x="0.2075in" svg:y="0.0528in" svg:viewBox="0 0 281 100" svg:d="M266 17c7 0 15 0 15-9 0-8-8-8-14-8h-253c-7 0-14 0-14 8 0 9 7 9 14 9zM267 100c6 0 14 0 14-8 0-9-8-9-15-9h-252c-7 0-14 0-14 9 0 8 7 8 14 8z"><text:p/></draw:path><draw:path draw:style-name="gr3" draw:text-style-name="P50" svg:width="0.0661in" svg:height="0.111in" svg:x="0.3811in" svg:y="0.0028in" svg:viewBox="0 0 169 283" svg:d="M32 251l46-45c66-59 91-81 91-123 0-49-37-83-90-83-48 0-79 40-79 77 0 23 22 23 22 23 8 0 22-5 22-22 0-10-8-23-22-23-4 0-4 0-5 2 9-28 32-44 57-44 39 0 57 34 57 70 0 34-22 68-45 94l-81 91c-5 4-5 6-5 15h157l12-73h-11c-2 12-4 31-8 37-4 4-32 4-41 4z"><text:p/></draw:path><draw:path draw:style-name="gr3" draw:text-style-name="P50" svg:width="0.0661in" svg:height="0.115in" svg:x="0.4642in" svg:y="0.0028in" svg:viewBox="0 0 169 293" svg:d="M169 198c0-51-35-94-80-94-21 0-39 7-54 23v-84c8 3 23 6 36 6 51 0 81-38 81-44 0-3-1-5-3-5-1 0-3 0-4 1-8 4-29 12-57 12-18 0-38-2-57-11-3-2-5-2-5-2-4 0-4 4-4 11v125c0 7 0 11 6 11 3 0 3 0 4-4 5-6 22-30 56-30 21 0 32 20 36 28 7 17 8 33 8 54 0 15 0 40-11 58-9 16-26 28-45 28-30 0-54-22-63-47 1 0 4 0 9 0 13 0 20-11 20-21s-7-21-20-21c-8 0-22 3-22 24 0 35 30 77 77 77 49 0 92-41 92-95z"><text:p/></draw:path></draw:g></text:span><text:span text:style-name="T15">.</text:span></text:p>
      <text:p text:style-name="P15"><text:tab/><text:span text:style-name="T24">1. </text:span>List all integers from 2 to <draw:g text:anchor-type="as-char" svg:y="-0.1571in" draw:z-index="4" draw:style-name="gr1"><svg:title>TexMaths</svg:title><svg:desc>12§display§\sqrt{N}§svg§600§FALSE§</svg:desc><draw:polygon draw:style-name="gr2" draw:text-style-name="P49" svg:width="0.2902in" svg:height="0.1657in" svg:x="0in" svg:y="0in" svg:viewBox="0 0 738 422" draw:points="369,422 0,422 0,0 738,0 738,422"><text:p/></draw:polygon><draw:path draw:style-name="gr3" draw:text-style-name="P50" svg:width="0.1295in" svg:height="0.1657in" svg:x="0.0122in" svg:y="0in" svg:viewBox="0 0 330 422" svg:d="M133 378l-73-164c-4-6-6-6-7-6 0 0-3 0-7 2l-40 31c-6 4-6 6-6 6 0 3 1 5 4 5s10-5 14-10c4-1 10-6 13-9l84 182c3 7 6 7 10 7 6 0 7-2 11-7l192-398c2-6 2-7 2-9 0-4-3-8-8-8-4 0-7 2-10 8z"><text:p/></draw:path><draw:polygon draw:style-name="gr3" draw:text-style-name="P50" svg:width="0.1516in" svg:height="0.0067in" svg:x="0.1386in" svg:y="0in" svg:viewBox="0 0 386 18" draw:points="193,18 0,18 0,0 386,0 386,18"><text:p/></draw:polygon><draw:path draw:style-name="gr3" draw:text-style-name="P50" svg:width="0.1402in" svg:height="0.1134in" svg:x="0.1449in" svg:y="0.0421in" svg:viewBox="0 0 357 289" svg:d="M304 44c3-16 11-30 44-31 4 0 9-1 9-8 0-1 0-5-6-5-13 0-29 1-42 1-15 0-30-1-44-1-3 0-8 0-8 8 0 5 4 5 8 5 24 0 29 9 29 18 0 1-1 9-2 10l-47 187-94-221c-3-7-3-7-13-7h-56c-9 0-12 0-12 8 0 5 3 5 10 5 3 0 29 0 29 4l-56 227c-4 18-12 31-46 32-2 0-7 0-7 8 0 3 2 5 6 5 13 0 28-1 42-1s30 1 43 1c3 0 7 0 7-8 0-5-3-5-8-5-24 0-28-10-28-19 0-3 2-5 3-10l55-223c3 2 3 4 4 7l105 250c3 7 4 8 8 8s4-1 7-8z"><text:p/></draw:path></draw:g><text:span text:style-name="T23"><text:s/>=</text:span> <draw:g text:anchor-type="as-char" svg:y="-0.1535in" draw:z-index="3" draw:style-name="gr1"><svg:title>TexMaths</svg:title><svg:desc>12§display§\sqrt{25}§svg§600§FALSE§</svg:desc><draw:polygon draw:style-name="gr2" draw:text-style-name="P49" svg:width="0.3043in" svg:height="0.1657in" svg:x="0in" svg:y="0in" svg:viewBox="0 0 774 422" draw:points="387,422 0,422 0,0 774,0 774,422"><text:p/></draw:polygon><draw:path draw:style-name="gr3" draw:text-style-name="P50" svg:width="0.1295in" svg:height="0.1657in" svg:x="0.0122in" svg:y="0in" svg:viewBox="0 0 330 422" svg:d="M133 378l-73-164c-4-6-6-6-7-6 0 0-3 0-7 2l-40 31c-6 4-6 6-6 6 0 3 1 5 4 5s10-5 14-10c4-1 10-6 13-9l84 182c3 7 6 7 10 7 6 0 7-2 11-7l191-398c3-6 3-7 3-9 0-4-4-8-9-8-3 0-7 2-9 8z"><text:p/></draw:path><draw:polygon draw:style-name="gr3" draw:text-style-name="P50" svg:width="0.1657in" svg:height="0.0067in" svg:x="0.1382in" svg:y="0in" svg:viewBox="0 0 422 18" draw:points="211,18 0,18 0,0 422,0 422,18"><text:p/></draw:polygon><draw:path draw:style-name="gr3" draw:text-style-name="P50" svg:width="0.0661in" svg:height="0.1106in" svg:x="0.1465in" svg:y="0.0417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50" svg:width="0.0661in" svg:height="0.1138in" svg:x="0.2299in" svg:y="0.0417in" svg:viewBox="0 0 169 290" svg:d="M169 197c0-51-35-94-80-94-21 0-39 7-54 23v-83c8 3 23 6 36 6 51 0 81-38 81-44 0-3-1-5-3-5-1 0-3 0-4 1-8 4-29 12-57 12-18 0-38-2-57-11-3-2-5-2-5-2-4 0-4 4-4 11v125c0 7 0 10 6 10 3 0 3 0 4-3 5-6 22-30 56-30 21 0 32 19 36 27 7 16 8 33 8 54 0 15 0 40-11 58-9 16-26 28-45 28-30 0-54-23-63-47 1 0 4 0 9 0 13 0 20-11 20-21s-7-21-20-21c-8 0-22 3-22 23 0 36 29 76 77 76 49 0 92-39 92-93z"><text:p/></draw:path></draw:g><text:span text:style-name="T23"><text:s/>= 5. We will call this list P = </text:span>{<draw:g text:anchor-type="as-char" svg:y="-0.111in" draw:z-index="5" draw:style-name="gr1"><svg:title>TexMaths</svg:title><svg:desc>12§display§2,3,4,5§svg§600§FALSE§</svg:desc><draw:polygon draw:style-name="gr2" draw:text-style-name="P49" svg:width="0.5535in" svg:height="0.1398in" svg:x="0in" svg:y="0.0051in" svg:viewBox="0 0 1407 356" draw:points="703,356 0,356 0,0 1407,0 1407,356"><text:p/></draw:polygon><draw:path draw:style-name="gr3" draw:text-style-name="P50" svg:width="0.0661in" svg:height="0.1106in" svg:x="0.0087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0" svg:width="0.0193in" svg:height="0.0496in" svg:x="0.0972in" svg:y="0.0957in" svg:viewBox="0 0 50 127" svg:d="M50 44c0-27-10-44-27-44-15 0-23 11-23 22 0 12 8 24 23 24 5 0 11-3 14-6 3-2 3-2 4-2v6c0 32-15 58-29 71-5 5-5 6-5 8 0 3 1 4 5 4 5 0 38-33 38-83z"><text:p/></draw:path><draw:path draw:style-name="gr3" draw:text-style-name="P50" svg:width="0.0685in" svg:height="0.1142in" svg:x="0.1634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50" svg:width="0.0193in" svg:height="0.0496in" svg:x="0.2543in" svg:y="0.0957in" svg:viewBox="0 0 50 127" svg:d="M50 44c0-27-10-44-27-44-15 0-23 11-23 22 0 12 8 24 23 24 5 0 11-3 14-6 3-2 3-2 4-2v6c0 32-15 58-29 71-5 5-5 6-5 8 0 3 1 4 5 4 5 0 38-33 38-83z"><text:p/></draw:path><draw:path draw:style-name="gr3" draw:text-style-name="P50" svg:width="0.0736in" svg:height="0.1122in" svg:x="0.3185in" svg:y="0in" svg:viewBox="0 0 188 286" svg:d="M113 217v36c0 16 0 21-33 21h-8v12c17-1 40-1 56-1 18 0 41 0 58 1v-12h-8c-32 0-33-5-33-21v-36h43v-14h-43v-192c0-9 0-11-7-11-4 0-5 0-7 5l-131 198v14zM115 203h-103l103-157z"><text:p/></draw:path><draw:path draw:style-name="gr3" draw:text-style-name="P50" svg:width="0.0193in" svg:height="0.0496in" svg:x="0.411in" svg:y="0.0957in" svg:viewBox="0 0 50 127" svg:d="M50 44c0-27-10-44-27-44-15 0-23 11-23 22 0 12 8 24 23 24 5 0 11-3 14-6 3-2 3-2 4-2v6c0 32-15 58-29 71-5 5-5 6-5 8 0 3 1 4 5 4 5 0 38-33 38-83z"><text:p/></draw:path><draw:path draw:style-name="gr3" draw:text-style-name="P50" svg:width="0.0661in" svg:height="0.1142in" svg:x="0.4791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g>}</text:p>
      <text:p text:style-name="P17"><text:tab/>2. List all integers from 2 to <text:span text:style-name="T1">N</text:span>. We will call this list C. </text:p>
      <text:p text:style-name="P17"><text:tab/>3. C = {<draw:g text:anchor-type="as-char" svg:y="-0.111in" draw:z-index="7" draw:style-name="gr1"><svg:title>TexMaths</svg:title><svg:desc>12§display§2, 3, 4, 5, 6, 7, 8, 9, 10, 11, 12, 13, 14, 15, 16, 17, 18, 19, 20, 21, 22, 23, 24, 25§svg§600§FALSE§</svg:desc><draw:polygon draw:style-name="gr2" draw:text-style-name="P49" svg:width="5.0177in" svg:height="0.1398in" svg:x="0in" svg:y="0.0051in" svg:viewBox="0 0 12746 356" draw:points="6373,356 0,356 0,0 12746,0 12746,356"><text:p/></draw:polygon><draw:path draw:style-name="gr3" draw:text-style-name="P50" svg:width="0.0661in" svg:height="0.1106in" svg:x="0.0087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0" svg:width="0.0193in" svg:height="0.0496in" svg:x="0.0972in" svg:y="0.0957in" svg:viewBox="0 0 50 127" svg:d="M50 44c0-27-10-44-27-44-15 0-23 11-23 22 0 12 8 24 23 24 5 0 11-3 14-6 3-2 3-2 4-2v6c0 32-15 58-29 71-5 5-5 6-5 8 0 3 1 4 5 4 5 0 38-33 38-83z"><text:p/></draw:path><draw:path draw:style-name="gr3" draw:text-style-name="P50" svg:width="0.0685in" svg:height="0.1142in" svg:x="0.1634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50" svg:width="0.0193in" svg:height="0.0496in" svg:x="0.2543in" svg:y="0.0957in" svg:viewBox="0 0 50 127" svg:d="M50 44c0-27-10-44-27-44-15 0-23 11-23 22 0 12 8 24 23 24 5 0 11-3 14-6 3-2 3-2 4-2v6c0 32-15 58-29 71-5 5-5 6-5 8 0 3 1 4 5 4 5 0 38-33 38-83z"><text:p/></draw:path><draw:path draw:style-name="gr3" draw:text-style-name="P50" svg:width="0.0736in" svg:height="0.1122in" svg:x="0.3185in" svg:y="0in" svg:viewBox="0 0 188 286" svg:d="M113 217v36c0 16 0 21-33 21h-8v12c17-1 40-1 56-1 18 0 41 0 58 1v-12h-8c-32 0-33-5-33-21v-36h43v-14h-43v-192c0-9 0-11-7-11-4 0-5 0-7 5l-131 198v14zM115 203h-103l103-157z"><text:p/></draw:path><draw:path draw:style-name="gr3" draw:text-style-name="P50" svg:width="0.0193in" svg:height="0.0496in" svg:x="0.411in" svg:y="0.0957in" svg:viewBox="0 0 50 127" svg:d="M50 44c0-27-10-44-27-44-15 0-23 11-23 22 0 12 8 24 23 24 5 0 11-3 14-6 3-2 3-2 4-2v6c0 32-15 58-29 71-5 5-5 6-5 8 0 3 1 4 5 4 5 0 38-33 38-83z"><text:p/></draw:path><draw:path draw:style-name="gr3" draw:text-style-name="P50" svg:width="0.0661in" svg:height="0.1142in" svg:x="0.4791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path draw:style-name="gr3" draw:text-style-name="P50" svg:width="0.0193in" svg:height="0.0496in" svg:x="0.5677in" svg:y="0.0957in" svg:viewBox="0 0 50 127" svg:d="M50 44c0-27-10-44-27-44-15 0-23 11-23 22 0 12 8 24 23 24 5 0 11-3 14-6 3-2 3-2 4-2v6c0 32-15 58-29 71-5 5-5 6-5 8 0 3 1 4 5 4 5 0 38-33 38-83z"><text:p/></draw:path><draw:path draw:style-name="gr3" draw:text-style-name="P50" svg:width="0.0685in" svg:height="0.1142in" svg:x="0.6339in" svg:y="0.002in" svg:viewBox="0 0 175 291" svg:d="M38 143v-11c0-106 53-121 75-121 9 0 27 2 37 17-7 0-23 0-23 18 0 14 10 20 19 20 6 0 20-4 20-20 0-26-20-46-54-46-54 0-112 55-112 148 0 113 49 143 89 143 47 0 86-40 86-95 0-54-37-95-84-95-29 0-44 22-53 42zM89 280c-27 0-40-27-42-33-7-20-7-54-7-61 0-32 13-75 51-75 7 0 27 0 40 26 7 16 7 38 7 58s0 42-7 56c-13 26-33 29-42 29z"><text:p/></draw:path><draw:path draw:style-name="gr3" draw:text-style-name="P50" svg:width="0.0193in" svg:height="0.0496in" svg:x="0.7248in" svg:y="0.0957in" svg:viewBox="0 0 50 127" svg:d="M50 44c0-27-10-44-27-44-15 0-23 11-23 22 0 12 8 24 23 24 5 0 11-3 14-6 3-2 3-2 4-2v6c0 32-15 58-29 71-5 5-5 6-5 8 0 3 1 4 5 4 5 0 38-33 38-83z"><text:p/></draw:path><draw:path draw:style-name="gr3" draw:text-style-name="P50" svg:width="0.0709in" svg:height="0.1157in" svg:x="0.7933in" svg:y="0in" svg:viewBox="0 0 181 295" svg:d="M178 29c3-6 3-7 3-16h-102c-53 0-53-6-54-13h-11l-14 88h11c1-8 5-34 11-39 2-3 36-3 40-3h89c-5 7-38 52-48 67-38 58-53 115-53 158 0 5 0 24 20 24s20-19 20-24v-20c0-24 1-48 5-70 1-9 7-45 26-73z"><text:p/></draw:path><draw:path draw:style-name="gr3" draw:text-style-name="P50" svg:width="0.0193in" svg:height="0.0496in" svg:x="0.8815in" svg:y="0.0957in" svg:viewBox="0 0 50 127" svg:d="M50 44c0-27-10-44-27-44-15 0-23 11-23 22 0 12 8 24 23 24 5 0 11-3 14-6 3-2 3-2 4-2v6c0 32-15 58-29 71-5 5-5 6-5 8 0 3 1 4 5 4 5 0 38-33 38-83z"><text:p/></draw:path><draw:path draw:style-name="gr3" draw:text-style-name="P50" svg:width="0.0685in" svg:height="0.1142in" svg:x="0.9476in" svg:y="0.002in" svg:viewBox="0 0 175 291" svg:d="M50 89c-19-13-20-28-20-35 0-25 28-43 58-43 31 0 58 21 58 53 0 24-16 44-43 59zM113 129c31-16 51-38 51-65 0-40-37-64-75-64-43 0-77 31-77 71 0 8 0 26 18 47 5 5 20 14 31 23-25 12-61 34-61 76 0 46 43 74 88 74 48 0 87-35 87-80 0-15-5-34-19-52-10-9-16-12-43-30zM71 147l51 33c12 7 33 19 33 46 0 31-33 54-66 54-37 0-67-27-67-63 0-24 13-51 49-70z"><text:p/></draw:path><draw:path draw:style-name="gr3" draw:text-style-name="P50" svg:width="0.0193in" svg:height="0.0496in" svg:x="1.0382in" svg:y="0.0957in" svg:viewBox="0 0 50 127" svg:d="M50 44c0-27-10-44-27-44-15 0-23 11-23 22 0 12 8 24 23 24 5 0 11-3 14-6 3-2 3-2 4-2v6c0 32-15 58-29 71-5 5-5 6-5 8 0 3 1 4 5 4 5 0 38-33 38-83z"><text:p/></draw:path><draw:path draw:style-name="gr3" draw:text-style-name="P50" svg:width="0.0685in" svg:height="0.1142in" svg:x="1.1043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3" draw:text-style-name="P50" svg:width="0.0193in" svg:height="0.0496in" svg:x="1.1953in" svg:y="0.0957in" svg:viewBox="0 0 50 127" svg:d="M50 44c0-27-10-44-27-44-15 0-23 11-23 22 0 12 8 24 23 24 5 0 11-3 14-6 3-2 3-2 4-2v6c0 32-15 58-29 71-5 5-5 6-5 8 0 3 1 4 5 4 5 0 38-33 38-83z"><text:p/></draw:path><draw:path draw:style-name="gr3" draw:text-style-name="P50" svg:width="0.0547in" svg:height="0.1106in" svg:x="1.2689in" svg:y="0.002in" svg:viewBox="0 0 140 282" svg:d="M88 11c0-10 0-11-11-11-27 26-64 26-77 26v15c8 0 34 0 55-12v220c0 15 0 20-38 20h-15v13c15-2 53-2 69-2 18 0 54 0 69 2v-13h-13c-38 0-39-5-39-20z"><text:p/></draw:path><draw:path draw:style-name="gr3" draw:text-style-name="P50" svg:width="0.0701in" svg:height="0.1142in" svg:x="1.3441in" svg:y="0.002in" svg:viewBox="0 0 179 291" svg:d="M179 147c0-34-3-68-18-100-19-40-53-47-72-47-24 0-57 11-73 50-14 29-16 63-16 97 0 32 2 69 19 102 18 33 49 42 70 42 24 0 55-9 74-50 13-28 16-61 16-94zM89 282c-16 0-42-11-48-51-5-26-5-65-5-89 0-28 0-56 2-78 9-51 41-54 51-54 14 0 43 7 50 49 4 24 4 55 4 83 0 31 0 60-5 86-6 41-30 54-49 54z"><text:p/></draw:path><draw:path draw:style-name="gr3" draw:text-style-name="P50" svg:width="0.0193in" svg:height="0.0496in" svg:x="1.4346in" svg:y="0.0957in" svg:viewBox="0 0 50 127" svg:d="M50 44c0-27-10-44-27-44-15 0-23 11-23 22 0 12 8 24 23 24 5 0 11-3 14-6 3-2 3-2 4-2v6c0 32-15 58-29 71-5 5-5 6-5 8 0 3 1 4 5 4 5 0 38-33 38-83z"><text:p/></draw:path><draw:path draw:style-name="gr3" draw:text-style-name="P50" svg:width="0.0547in" svg:height="0.1106in" svg:x="1.5091in" svg:y="0.002in" svg:viewBox="0 0 140 282" svg:d="M88 11c0-10 0-11-11-11-27 26-64 26-77 26v15c8 0 34 0 55-12v220c0 15 0 20-38 20h-15v13c15-2 53-2 69-2 18 0 54 0 69 2v-13h-13c-38 0-39-5-39-20z"><text:p/></draw:path><draw:path draw:style-name="gr3" draw:text-style-name="P50" svg:width="0.0547in" svg:height="0.1106in" svg:x="1.5921in" svg:y="0.002in" svg:viewBox="0 0 140 282" svg:d="M88 11c0-10 0-11-11-11-27 26-64 26-77 26v15c8 0 34 0 55-12v220c0 15 0 20-38 20h-15v13c15-2 53-2 69-2 18 0 54 0 69 2v-13h-13c-38 0-39-5-39-20z"><text:p/></draw:path><draw:path draw:style-name="gr3" draw:text-style-name="P50" svg:width="0.0193in" svg:height="0.0496in" svg:x="1.6748in" svg:y="0.0957in" svg:viewBox="0 0 50 127" svg:d="M50 44c0-27-10-44-27-44-15 0-23 11-23 22 0 12 8 24 23 24 5 0 11-3 14-6 3-2 3-2 4-2v6c0 32-15 58-29 71-5 5-5 6-5 8 0 3 1 4 5 4 5 0 38-33 38-83z"><text:p/></draw:path><draw:path draw:style-name="gr3" draw:text-style-name="P50" svg:width="0.0547in" svg:height="0.1106in" svg:x="1.7488in" svg:y="0.002in" svg:viewBox="0 0 140 282" svg:d="M88 11c0-10 0-11-11-11-27 26-64 26-77 26v15c8 0 34 0 55-12v220c0 15 0 20-38 20h-15v13c15-2 53-2 69-2 18 0 54 0 69 2v-13h-13c-38 0-39-5-39-20z"><text:p/></draw:path><draw:path draw:style-name="gr3" draw:text-style-name="P50" svg:width="0.0661in" svg:height="0.1106in" svg:x="1.8256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0" svg:width="0.0193in" svg:height="0.0496in" svg:x="1.9146in" svg:y="0.0957in" svg:viewBox="0 0 50 127" svg:d="M50 44c0-27-10-44-27-44-15 0-23 11-23 22 0 12 8 24 23 24 5 0 11-3 14-6 3-2 3-2 4-2v6c0 32-15 58-29 71-5 5-5 6-5 8 0 3 1 4 5 4 5 0 38-33 38-83z"><text:p/></draw:path><draw:path draw:style-name="gr3" draw:text-style-name="P50" svg:width="0.0547in" svg:height="0.1106in" svg:x="1.9886in" svg:y="0.002in" svg:viewBox="0 0 140 282" svg:d="M88 11c0-10 0-11-11-11-27 26-64 26-77 26v15c8 0 34 0 55-12v220c0 15 0 20-38 20h-15v13c15-2 53-2 69-2 18 0 54 0 69 2v-13h-13c-38 0-39-5-39-20z"><text:p/></draw:path><draw:path draw:style-name="gr3" draw:text-style-name="P50" svg:width="0.0685in" svg:height="0.1142in" svg:x="2.0642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50" svg:width="0.0193in" svg:height="0.0496in" svg:x="2.1543in" svg:y="0.0957in" svg:viewBox="0 0 50 127" svg:d="M50 44c0-27-10-44-27-44-15 0-23 11-23 22 0 12 8 24 23 24 5 0 11-3 14-6 3-2 3-2 4-2v6c0 32-15 58-29 71-5 5-5 6-5 8 0 3 1 4 5 4 5 0 38-33 38-83z"><text:p/></draw:path><draw:path draw:style-name="gr3" draw:text-style-name="P50" svg:width="0.0547in" svg:height="0.1106in" svg:x="2.2283in" svg:y="0.002in" svg:viewBox="0 0 140 282" svg:d="M88 11c0-10 0-11-11-11-27 26-64 26-77 26v15c8 0 34 0 55-12v220c0 15 0 20-38 20h-15v13c15-2 53-2 69-2 18 0 54 0 69 2v-13h-13c-38 0-39-5-39-20z"><text:p/></draw:path><draw:path draw:style-name="gr3" draw:text-style-name="P50" svg:width="0.0736in" svg:height="0.1122in" svg:x="2.3016in" svg:y="0in" svg:viewBox="0 0 188 286" svg:d="M113 217v36c0 16 0 21-33 21h-8v12c17-1 40-1 56-1 18 0 41 0 58 1v-12h-8c-32 0-33-5-33-21v-36h43v-14h-43v-192c0-9 0-11-7-11-4 0-5 0-7 5l-131 198v14zM115 203h-103l103-157z"><text:p/></draw:path><draw:path draw:style-name="gr3" draw:text-style-name="P50" svg:width="0.0193in" svg:height="0.0496in" svg:x="2.3941in" svg:y="0.0957in" svg:viewBox="0 0 50 127" svg:d="M50 44c0-27-10-44-27-44-15 0-23 11-23 22 0 12 8 24 23 24 5 0 11-3 14-6 3-2 3-2 4-2v6c0 32-15 58-29 71-5 5-5 6-5 8 0 3 1 4 5 4 5 0 38-33 38-83z"><text:p/></draw:path><draw:path draw:style-name="gr3" draw:text-style-name="P50" svg:width="0.0547in" svg:height="0.1106in" svg:x="2.4685in" svg:y="0.002in" svg:viewBox="0 0 140 282" svg:d="M88 11c0-10 0-11-11-11-27 26-64 26-77 26v15c8 0 34 0 55-12v220c0 15 0 20-38 20h-15v13c15-2 53-2 69-2 18 0 54 0 69 2v-13h-13c-38 0-39-5-39-20z"><text:p/></draw:path><draw:path draw:style-name="gr3" draw:text-style-name="P50" svg:width="0.0661in" svg:height="0.1142in" svg:x="2.5449in" svg:y="0.002in" svg:viewBox="0 0 169 291" svg:d="M169 197c0-50-35-94-80-94-21 0-39 8-54 23v-83c8 3 23 6 36 6 51 0 81-38 81-44 0-3-1-5-3-5-1 0-3 0-4 1-8 4-29 12-57 12-18 0-38-2-57-11-3-2-5-2-5-2-4 0-4 4-4 11v125c0 7 0 11 6 11 3 0 3 0 4-4 5-6 22-30 56-30 21 0 33 19 36 28 7 15 8 32 8 52 0 15 0 41-11 58-9 17-26 29-45 29-30 0-54-23-63-48 1 0 4 0 9 0 13 0 20-10 20-19 0-11-7-22-20-22-8 0-22 2-22 23 0 36 30 77 77 77 49 0 92-40 92-94z"><text:p/></draw:path><draw:path draw:style-name="gr3" draw:text-style-name="P50" svg:width="0.0193in" svg:height="0.0496in" svg:x="2.6339in" svg:y="0.0957in" svg:viewBox="0 0 50 127" svg:d="M50 44c0-27-10-44-27-44-15 0-23 11-23 22 0 12 8 24 23 24 5 0 11-3 14-6 3-2 3-2 4-2v6c0 32-15 58-29 71-5 5-5 6-5 8 0 3 1 4 5 4 5 0 38-33 38-83z"><text:p/></draw:path><draw:path draw:style-name="gr3" draw:text-style-name="P50" svg:width="0.0547in" svg:height="0.1106in" svg:x="2.7083in" svg:y="0.002in" svg:viewBox="0 0 140 282" svg:d="M88 11c0-10 0-11-11-11-27 26-64 26-77 26v15c8 0 34 0 55-12v220c0 15 0 20-38 20h-15v13c15-2 53-2 69-2 18 0 54 0 69 2v-13h-13c-38 0-39-5-39-20z"><text:p/></draw:path><draw:path draw:style-name="gr3" draw:text-style-name="P50" svg:width="0.0685in" svg:height="0.1142in" svg:x="2.7835in" svg:y="0.002in" svg:viewBox="0 0 175 291" svg:d="M38 143v-11c0-106 53-121 75-121 9 0 27 2 37 17-7 0-23 0-23 18 0 14 10 20 19 20 6 0 20-4 20-20 0-26-20-46-54-46-54 0-112 55-112 148 0 113 49 143 89 143 47 0 86-40 86-95 0-54-37-95-84-95-29 0-44 22-53 42zM89 280c-27 0-40-27-42-33-7-20-7-54-7-61 0-32 13-75 51-75 7 0 27 0 40 26 7 16 7 38 7 58s0 42-7 56c-13 26-33 29-42 29z"><text:p/></draw:path><draw:path draw:style-name="gr3" draw:text-style-name="P50" svg:width="0.0193in" svg:height="0.0496in" svg:x="2.8736in" svg:y="0.0957in" svg:viewBox="0 0 50 127" svg:d="M50 44c0-27-10-44-27-44-15 0-23 11-23 22 0 12 8 24 23 24 5 0 11-3 14-6 3-2 3-2 4-2v6c0 32-15 58-29 71-5 5-5 6-5 8 0 3 1 4 5 4 5 0 38-33 38-83z"><text:p/></draw:path><draw:path draw:style-name="gr3" draw:text-style-name="P50" svg:width="0.0547in" svg:height="0.1106in" svg:x="2.9484in" svg:y="0.002in" svg:viewBox="0 0 140 282" svg:d="M88 11c0-10 0-11-11-11-27 26-64 26-77 26v15c8 0 34 0 55-12v220c0 15 0 20-38 20h-15v13c15-2 53-2 69-2 18 0 54 0 69 2v-13h-13c-38 0-39-5-39-20z"><text:p/></draw:path><draw:path draw:style-name="gr3" draw:text-style-name="P50" svg:width="0.0709in" svg:height="0.1157in" svg:x="3.026in" svg:y="0in" svg:viewBox="0 0 181 295" svg:d="M178 29c3-6 3-7 3-16h-102c-53 0-53-6-54-13h-11l-14 88h11c1-8 5-34 11-39 2-3 36-3 40-3h89c-5 7-38 52-48 67-38 58-53 115-53 158 0 5 0 24 20 24s20-19 20-24v-20c0-24 1-48 5-70 1-9 7-45 26-73z"><text:p/></draw:path><draw:path draw:style-name="gr3" draw:text-style-name="P50" svg:width="0.0193in" svg:height="0.0496in" svg:x="3.1134in" svg:y="0.0957in" svg:viewBox="0 0 50 127" svg:d="M50 44c0-27-10-44-27-44-15 0-23 11-23 22 0 12 8 24 23 24 5 0 11-3 14-6 3-2 3-2 4-2v6c0 32-15 58-29 71-5 5-5 6-5 8 0 3 1 4 5 4 5 0 38-33 38-83z"><text:p/></draw:path><draw:path draw:style-name="gr3" draw:text-style-name="P50" svg:width="0.0547in" svg:height="0.1106in" svg:x="3.1878in" svg:y="0.002in" svg:viewBox="0 0 140 282" svg:d="M88 11c0-10 0-11-11-11-27 26-64 26-77 26v15c8 0 34 0 55-12v220c0 15 0 20-38 20h-15v13c15-2 53-2 69-2 18 0 54 0 69 2v-13h-13c-38 0-39-5-39-20z"><text:p/></draw:path><draw:path draw:style-name="gr3" draw:text-style-name="P50" svg:width="0.0685in" svg:height="0.1142in" svg:x="3.263in" svg:y="0.002in" svg:viewBox="0 0 175 291" svg:d="M50 89c-19-13-20-28-20-35 0-25 28-43 58-43 31 0 58 21 58 53 0 24-16 44-43 59zM113 129c31-16 51-38 51-65 0-40-37-64-75-64-43 0-77 31-77 71 0 8 0 26 18 47 5 5 20 14 31 23-25 12-61 34-61 76 0 46 43 74 88 74 48 0 87-35 87-80 0-15-5-34-19-52-10-9-16-12-43-30zM71 147l51 33c12 7 33 19 33 46 0 31-33 54-66 54-37 0-67-27-67-63 0-24 13-51 49-70z"><text:p/></draw:path><draw:path draw:style-name="gr3" draw:text-style-name="P50" svg:width="0.0193in" svg:height="0.0496in" svg:x="3.3531in" svg:y="0.0957in" svg:viewBox="0 0 50 127" svg:d="M50 44c0-27-10-44-27-44-15 0-23 11-23 22 0 12 8 24 23 24 5 0 11-3 14-6 3-2 3-2 4-2v6c0 32-15 58-29 71-5 5-5 6-5 8 0 3 1 4 5 4 5 0 38-33 38-83z"><text:p/></draw:path><draw:path draw:style-name="gr3" draw:text-style-name="P50" svg:width="0.0547in" svg:height="0.1106in" svg:x="3.428in" svg:y="0.002in" svg:viewBox="0 0 140 282" svg:d="M88 11c0-10 0-11-11-11-27 26-64 26-77 26v15c8 0 34 0 55-12v220c0 15 0 20-38 20h-15v13c15-2 53-2 69-2 18 0 54 0 69 2v-13h-13c-38 0-39-5-39-20z"><text:p/></draw:path><draw:path draw:style-name="gr3" draw:text-style-name="P50" svg:width="0.0685in" svg:height="0.1142in" svg:x="3.5031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3" draw:text-style-name="P50" svg:width="0.0193in" svg:height="0.0496in" svg:x="3.5933in" svg:y="0.0957in" svg:viewBox="0 0 50 127" svg:d="M50 44c0-27-10-44-27-44-15 0-23 11-23 22 0 12 8 24 23 24 5 0 11-3 14-6 3-2 3-2 4-2v6c0 32-15 58-29 71-5 5-5 6-5 8 0 3 1 4 5 4 5 0 38-33 38-83z"><text:p/></draw:path><draw:path draw:style-name="gr3" draw:text-style-name="P50" svg:width="0.0661in" svg:height="0.1106in" svg:x="3.6606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0" svg:width="0.0701in" svg:height="0.1142in" svg:x="3.7421in" svg:y="0.002in" svg:viewBox="0 0 179 291" svg:d="M179 147c0-34-3-68-18-100-19-40-53-47-72-47-24 0-57 11-73 50-14 29-16 63-16 97 0 32 2 69 19 102 18 33 49 42 70 42 24 0 55-9 74-50 13-28 16-61 16-94zM89 282c-16 0-42-11-48-51-5-26-5-65-5-89 0-28 0-56 2-78 9-51 41-54 51-54 14 0 43 7 50 49 4 24 4 55 4 83 0 31 0 60-5 86-6 41-30 54-49 54z"><text:p/></draw:path><draw:path draw:style-name="gr3" draw:text-style-name="P50" svg:width="0.0193in" svg:height="0.0496in" svg:x="3.8327in" svg:y="0.0957in" svg:viewBox="0 0 50 127" svg:d="M50 44c0-27-10-44-27-44-15 0-23 11-23 22 0 12 8 24 23 24 5 0 11-3 14-6 3-2 3-2 4-2v6c0 32-15 58-29 71-5 5-5 6-5 8 0 3 1 4 5 4 5 0 38-33 38-83z"><text:p/></draw:path><draw:path draw:style-name="gr3" draw:text-style-name="P50" svg:width="0.0661in" svg:height="0.1106in" svg:x="3.9008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0" svg:width="0.0547in" svg:height="0.1106in" svg:x="3.9902in" svg:y="0.002in" svg:viewBox="0 0 140 282" svg:d="M88 11c0-10 0-11-11-11-27 26-64 26-77 26v15c8 0 34 0 55-12v220c0 15 0 20-38 20h-15v13c15-2 53-2 69-2 18 0 54 0 69 2v-13h-13c-38 0-39-5-39-20z"><text:p/></draw:path><draw:path draw:style-name="gr3" draw:text-style-name="P50" svg:width="0.0193in" svg:height="0.0496in" svg:x="4.0728in" svg:y="0.0957in" svg:viewBox="0 0 50 127" svg:d="M50 44c0-27-10-44-27-44-15 0-23 11-23 22 0 12 8 24 23 24 5 0 11-3 14-6 3-2 3-2 4-2v6c0 32-15 58-29 71-5 5-5 6-5 8 0 3 1 4 5 4 5 0 38-33 38-83z"><text:p/></draw:path><draw:path draw:style-name="gr3" draw:text-style-name="P50" svg:width="0.0661in" svg:height="0.1106in" svg:x="4.1402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0" svg:width="0.0661in" svg:height="0.1106in" svg:x="4.2232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0" svg:width="0.0193in" svg:height="0.0496in" svg:x="4.3122in" svg:y="0.0957in" svg:viewBox="0 0 50 127" svg:d="M50 44c0-27-10-44-27-44-15 0-23 11-23 22 0 12 8 24 23 24 5 0 11-3 14-6 3-2 3-2 4-2v6c0 32-15 58-29 71-5 5-5 6-5 8 0 3 1 4 5 4 5 0 38-33 38-83z"><text:p/></draw:path><draw:path draw:style-name="gr3" draw:text-style-name="P50" svg:width="0.0661in" svg:height="0.1106in" svg:x="4.3803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0" svg:width="0.0685in" svg:height="0.1142in" svg:x="4.4618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50" svg:width="0.0193in" svg:height="0.0496in" svg:x="4.5524in" svg:y="0.0957in" svg:viewBox="0 0 50 127" svg:d="M50 44c0-27-10-44-27-44-15 0-23 11-23 22 0 12 8 24 23 24 5 0 11-3 14-6 3-2 3-2 4-2v6c0 32-15 58-29 71-5 5-5 6-5 8 0 3 1 4 5 4 5 0 38-33 38-83z"><text:p/></draw:path><draw:path draw:style-name="gr3" draw:text-style-name="P50" svg:width="0.0661in" svg:height="0.1106in" svg:x="4.6201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0" svg:width="0.0736in" svg:height="0.1122in" svg:x="4.6996in" svg:y="0in" svg:viewBox="0 0 188 286" svg:d="M113 217v36c0 16 0 21-33 21h-8v12c17-1 40-1 56-1 18 0 41 0 58 1v-12h-8c-32 0-33-5-33-21v-36h43v-14h-43v-192c0-9 0-11-7-11-4 0-5 0-7 5l-131 198v14zM115 203h-103l103-157z"><text:p/></draw:path><draw:path draw:style-name="gr3" draw:text-style-name="P50" svg:width="0.0193in" svg:height="0.0496in" svg:x="4.7921in" svg:y="0.0957in" svg:viewBox="0 0 50 127" svg:d="M50 44c0-27-10-44-27-44-15 0-23 11-23 22 0 12 8 24 23 24 5 0 11-3 14-6 3-2 3-2 4-2v6c0 32-15 58-29 71-5 5-5 6-5 8 0 3 1 4 5 4 5 0 38-33 38-83z"><text:p/></draw:path><draw:path draw:style-name="gr3" draw:text-style-name="P50" svg:width="0.0661in" svg:height="0.1106in" svg:x="4.8602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0" svg:width="0.0661in" svg:height="0.1142in" svg:x="4.9433in" svg:y="0.002in" svg:viewBox="0 0 169 291" svg:d="M169 197c0-50-35-94-80-94-21 0-39 8-54 23v-83c8 3 23 6 36 6 51 0 81-38 81-44 0-3-1-5-3-5-1 0-3 0-4 1-8 4-29 12-57 12-18 0-38-2-57-11-3-2-5-2-5-2-4 0-4 4-4 11v125c0 7 0 11 6 11 3 0 3 0 4-4 5-6 22-30 56-30 21 0 33 19 36 28 7 15 8 32 8 52 0 15 0 41-11 58-9 17-26 29-45 29-30 0-54-23-63-48 1 0 4 0 9 0 13 0 20-10 20-19 0-11-7-22-20-22-8 0-22 2-22 23 0 36 30 77 77 77 49 0 92-40 92-94z"><text:p/></draw:path></draw:g>}</text:p>
      <text:p text:style-name="P15"><text:tab/><text:span text:style-name="T24">4. </text:span>Let <draw:g text:anchor-type="as-char" svg:y="-0.1102in" draw:z-index="6" draw:style-name="gr1"><svg:title>TexMaths</svg:title><svg:desc>12§display§p = 2§svg§600§FALSE§</svg:desc><draw:polygon draw:style-name="gr2" draw:text-style-name="P49" svg:width="0.3882in" svg:height="0.1394in" svg:x="0.0047in" svg:y="0.0039in" svg:viewBox="0 0 987 355" draw:points="494,355 0,355 0,0 987,0 987,355"><text:p/></draw:polygon><draw:path draw:style-name="gr3" draw:text-style-name="P50" svg:width="0.0866in" svg:height="0.1051in" svg:x="-0.0004in" svg:y="0.0366in" svg:viewBox="0 0 221 268" svg:d="M32 238c-3 15-3 17-22 17-5 0-10 0-10 8 0 4 2 5 6 5 11 0 23-1 35-1 14 0 29 1 42 1 2 0 7 0 7-8 0-5-4-5-10-5-20 0-20-2-20-6 0-6 17-74 19-84 6 11 18 27 40 27 49 0 102-63 102-124 0-40-24-68-55-68-22 0-43 16-57 31-4-23-23-31-38-31-19 0-28 17-31 24-8 14-14 41-14 41 0 4 5 4 5 4 5 0 5 0 9-9 6-30 15-50 30-50 7 0 13 2 13 19 0 9-1 14-4 21zM108 55c3-12 15-24 22-30 14-13 26-15 33-15 17 0 28 14 28 39s-14 73-22 90c-14 29-34 43-50 43-29 0-34-36-34-37s0-2 1-7z"><text:p/></draw:path><draw:path draw:style-name="gr3" draw:text-style-name="P50" svg:width="0.1102in" svg:height="0.0386in" svg:x="0.1441in" svg:y="0.0492in" svg:viewBox="0 0 281 99" svg:d="M267 17c7 0 14 0 14-9 0-8-7-8-13-8h-254c-7 0-14 0-14 8 0 9 7 9 14 9zM268 99c6 0 13 0 13-8s-7-8-14-8h-253c-7 0-14 0-14 8s7 8 14 8z"><text:p/></draw:path><draw:path draw:style-name="gr3" draw:text-style-name="P50" svg:width="0.0661in" svg:height="0.1102in" svg:x="0.3189in" svg:y="0in" svg:viewBox="0 0 169 281" svg:d="M32 249l46-44c66-59 91-80 91-122 0-49-37-83-90-83-48 0-79 40-79 77 0 22 22 22 22 22 8 0 22-4 22-21 0-11-8-23-22-23-4 0-4 0-5 1 9-27 32-43 57-43 39 0 57 34 57 70 0 33-22 67-45 92l-81 90c-5 4-5 6-5 16h157l12-74h-10c-3 13-5 33-9 39-3 3-32 3-41 3z"><text:p/></draw:path></draw:g>.</text:p>
      <text:p text:style-name="P16"><text:span text:style-name="T23"><text:tab/>5. For all </text:span><text:span text:style-name="T23"><draw:g text:anchor-type="as-char" svg:y="-0.1138in" draw:z-index="11" draw:style-name="gr1"><svg:title>TexMaths</svg:title><svg:desc>12§display§p*q \geq N, q \in \mathbb{Z}§svg§600§FALSE§</svg:desc><draw:polygon draw:style-name="gr2" draw:text-style-name="P49" svg:width="1.152in" svg:height="0.1465in" svg:x="0.0051in" svg:y="0in" svg:viewBox="0 0 2927 373" draw:points="1463,373 0,373 0,0 2927,0 2927,373"><text:p/></draw:polygon><draw:path draw:style-name="gr3" draw:text-style-name="P50" svg:width="0.0866in" svg:height="0.1055in" svg:x="0in" svg:y="0.0406in" svg:viewBox="0 0 221 269" svg:d="M32 239c-3 14-3 16-22 16-5 0-10 0-10 9 0 3 2 5 6 5 11 0 23-2 35-2 14 0 29 2 42 2 2 0 7 0 7-9 0-5-4-5-10-5-20 0-20-2-20-6 0-6 17-74 19-84 6 11 18 27 40 27 49 0 102-63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50" svg:width="0.061in" svg:height="0.0713in" svg:x="0.1366in" svg:y="0.0366in" svg:viewBox="0 0 156 182" svg:d="M89 17c0-6 0-17-10-17-7 0-13 6-12 11v6l6 66-54-40c-3-2-5-2-7-2-6 0-12 5-12 11 0 7 4 8 8 10l62 29-59 29c-7 2-11 5-11 11s6 12 12 12c2 0 4 0 14-9l47-33-6 70c0 9 7 11 11 11 6 0 11-2 11-11l-5-70 53 39c5 1 5 3 8 3 6 0 11-6 11-12s-4-9-8-11c-26-12-27-12-59-29l57-27c8-4 10-5 10-12 0-6-5-11-11-11-3 0-3 0-14 7l-47 35z"><text:p/></draw:path><draw:path draw:style-name="gr3" draw:text-style-name="P50" svg:width="0.0685in" svg:height="0.1055in" svg:x="0.2524in" svg:y="0.0406in" svg:viewBox="0 0 175 269" svg:d="M175 5c0-3-1-5-5-5s-21 17-28 30c-10-23-26-30-40-30-50 0-102 62-102 123 0 42 25 69 55 69 19 0 36-11 51-27-4 16-17 72-18 76-4 13-9 14-32 14-6 0-9 0-9 10 0 0 0 4 5 4 13 0 28-2 43-2 14 0 29 2 43 2 2 0 8 0 8-9 0-5-4-5-12-5-20 0-20-2-20-6 0-3 1-6 2-9zM58 182c-27 0-28-32-28-39 0-21 12-67 20-84 12-33 34-49 52-49 28 0 34 33 34 36s-23 95-24 97c-8 13-32 39-54 39z"><text:p/></draw:path><draw:path draw:style-name="gr3" draw:text-style-name="P50" svg:width="0.1012in" svg:height="0.1283in" svg:x="0.3854in" svg:y="0.0083in" svg:viewBox="0 0 258 327" svg:d="M251 132c6-3 7-5 7-10s-1-6-7-9l-234-111c-6-2-7-2-9-2-4 0-8 4-8 8 0 5 4 8 7 10l223 104-222 105c-8 3-8 7-8 9 0 5 4 9 8 9 2 0 3 0 9-4zM244 327c7 0 14 0 14-9s-8-9-14-9h-228c-8 0-16 0-16 9s7 9 14 9z"><text:p/></draw:path><draw:path draw:style-name="gr3" draw:text-style-name="P50" svg:width="0.1398in" svg:height="0.1134in" svg:x="0.5539in" svg:y="0.0016in" svg:viewBox="0 0 356 289" svg:d="M304 44c3-16 10-30 44-31 4 0 8-1 8-8 0-1 0-5-6-5-13 0-28 1-42 1s-30-1-43-1c-3 0-8 0-8 8 0 5 5 5 8 5 24 0 29 9 29 18 0 1-1 9-2 10l-47 187-94-221c-3-7-3-7-13-7h-56c-9 0-12 0-12 8 0 5 3 5 10 5 3 0 29 0 29 4l-56 226c-4 17-12 32-46 32-2 0-7 1-7 9 0 3 2 5 6 5 13 0 28-1 42-1s30 1 43 1c3 0 7 0 7-10 0-3-3-4-8-4-24 0-28-10-28-18 0-3 2-5 3-10l55-223c2 2 2 4 4 7l105 250c4 7 4 8 9 8 4 0 4-1 6-10z"><text:p/></draw:path><draw:path draw:style-name="gr3" draw:text-style-name="P50" svg:width="0.0193in" svg:height="0.0496in" svg:x="0.7039in" svg:y="0.0965in" svg:viewBox="0 0 50 127" svg:d="M50 44c0-27-10-44-27-44-15 0-23 11-23 22 0 12 8 24 23 24 5 0 11-3 14-6 3-2 3-2 4-2v6c0 32-15 58-29 71-5 5-5 6-5 7 0 4 1 5 5 5 5 0 38-33 38-83z"><text:p/></draw:path><draw:path draw:style-name="gr3" draw:text-style-name="P50" svg:width="0.0685in" svg:height="0.1055in" svg:x="0.7701in" svg:y="0.0406in" svg:viewBox="0 0 175 269" svg:d="M175 5c0-3-1-5-5-5s-21 17-28 30c-10-23-26-30-40-30-50 0-102 62-102 123 0 42 25 69 55 69 19 0 36-11 51-27-4 16-17 72-18 76-4 13-9 14-32 14-6 0-9 0-9 10 0 0 0 4 5 4 13 0 28-2 43-2 14 0 29 2 43 2 2 0 8 0 8-9 0-5-4-5-12-5-20 0-20-2-20-6 0-3 1-6 2-9zM58 182c-27 0-28-32-28-39 0-21 12-67 20-84 12-33 34-49 52-49 28 0 34 33 34 36s-23 95-24 97c-8 13-32 39-54 39z"><text:p/></draw:path><draw:path draw:style-name="gr3" draw:text-style-name="P50" svg:width="0.0831in" svg:height="0.0965in" svg:x="0.9035in" svg:y="0.0252in" svg:viewBox="0 0 212 246" svg:d="M197 132c7 0 15 0 15-10 0-8-8-8-15-8h-180c5-56 54-97 114-97h66c7 0 15 0 15-9 0-8-8-8-15-8h-67c-72 0-130 55-130 122s58 124 130 124h67c7 0 15 0 15-10 0-8-8-8-15-8h-66c-60 0-109-40-114-96z"><text:p/></draw:path><draw:path draw:style-name="gr3" draw:text-style-name="P50" svg:width="0.1008in" svg:height="0.1134in" svg:x="1.0508in" svg:y="0.0016in" svg:viewBox="0 0 257 289" svg:d="M240 16c4-6 4-8 4-9 0-7-6-7-14-7h-194c-13 0-13 1-14 12l-6 58-2 4c0 6 5 9 8 9 4 0 7-4 7-6 2-11 6-29 31-46 24-14 54-17 68-17h35l-159 261c-4 4-4 6-4 7 0 7 7 7 14 7h218c12 0 12 0 14-11l11-84c0-5-4-7-6-7-7 0-9 4-9 12-8 35-40 76-100 76h-60zM36 14h23v2c-12 6-19 13-25 18zM180 14h43l-158 261h-43zM203 275c12-8 23-17 32-29-1 9-2 14-3 29z"><text:p/></draw:path></draw:g></text:span><text:span text:style-name="T23">, remove </text:span><text:span text:style-name="T23"><draw:g text:anchor-type="as-char" svg:y="-0.078in" draw:z-index="8" draw:style-name="gr1"><svg:title>TexMaths</svg:title><svg:desc>12§display§p*q§svg§600§FALSE§</svg:desc><draw:polygon draw:style-name="gr2" draw:text-style-name="P49" svg:width="0.3201in" svg:height="0.1102in" svg:x="0.0051in" svg:y="0in" svg:viewBox="0 0 814 281" draw:points="407,281 0,281 0,0 814,0 814,281"><text:p/></draw:polygon><draw:path draw:style-name="gr3" draw:text-style-name="P50" svg:width="0.0866in" svg:height="0.1059in" svg:x="0in" svg:y="0.0039in" svg:viewBox="0 0 221 270" svg:d="M32 240c-3 14-3 18-22 18-5 0-10 0-10 7 0 4 2 5 6 5 11 0 23-1 35-1 14 0 29 1 42 1 2 0 7 0 7-7 0-5-4-5-10-5-20 0-20-4-20-7 0-6 17-74 19-85 6 11 18 27 40 27 49 0 102-63 102-124 0-41-24-69-55-69-22 0-44 16-57 31-5-23-23-31-38-31-19 0-28 17-31 24-8 15-14 41-14 41 0 5 5 5 5 5 5 0 5 0 9-10 6-30 15-50 30-50 7 0 13 2 13 19 0 10-1 14-4 22zM108 55c2-12 14-24 22-30 14-13 26-15 33-15 17 0 28 14 28 39 0 26-15 74-22 91-14 29-35 43-50 43-29 0-34-35-34-37 0-1 0-3 1-7z"><text:p/></draw:path><draw:path draw:style-name="gr3" draw:text-style-name="P50" svg:width="0.061in" svg:height="0.0717in" svg:x="0.1366in" svg:y="0in" svg:viewBox="0 0 156 183" svg:d="M89 17c0-6 0-17-10-17-7 0-13 6-12 11v6l6 66-54-40c-3-2-5-2-7-2-6 0-12 5-12 11 0 7 4 8 8 11l62 29-59 28c-7 3-11 5-11 11s6 12 12 12c2 0 4 0 14-8l47-34-6 71c0 10 7 11 11 11 6 0 11-2 11-11l-5-71 53 40c5 2 5 2 8 2 6 0 11-6 11-12s-4-8-8-11c-26-12-27-12-59-28l57-28c8-4 10-5 10-12 0-6-5-11-11-11-3 0-3 0-14 7l-47 35z"><text:p/></draw:path><draw:path draw:style-name="gr3" draw:text-style-name="P50" svg:width="0.0685in" svg:height="0.1059in" svg:x="0.2524in" svg:y="0.0039in" svg:viewBox="0 0 175 270" svg:d="M175 5c0-3-1-5-5-5s-21 17-28 30c-10-23-26-30-40-30-50 0-102 63-102 124 0 42 25 69 55 69 19 0 36-11 51-26-4 15-17 73-18 76-4 12-9 14-32 15-6 0-9 0-9 8 0 0 0 4 5 4 13 0 28-1 43-1 14 0 29 1 43 1 2 0 8 0 8-7 0-5-4-5-12-5-20 0-20-4-20-7s1-6 2-10zM58 183c-27 0-28-32-28-40 0-20 12-67 20-84 12-32 34-49 52-49 28 0 34 33 34 36s-23 97-24 97c-8 14-32 40-54 40z"><text:p/></draw:path></draw:g></text:span><text:span text:style-name="T23"><text:s/>from C</text:span>.</text:p>
      <text:p text:style-name="P17"><text:tab/>6. C = {<draw:g text:anchor-type="as-char" svg:y="-0.111in" draw:z-index="9" draw:style-name="gr1"><svg:title>TexMaths</svg:title><svg:desc>12§display§2, 3, 5, 7, 9, 11, 13, 15, 17, 19, 21, 23, 25§svg§600§FALSE§</svg:desc><draw:polygon draw:style-name="gr2" draw:text-style-name="P49" svg:width="2.6291in" svg:height="0.1398in" svg:x="0in" svg:y="0.0051in" svg:viewBox="0 0 6679 356" draw:points="3339,356 0,356 0,0 6679,0 6679,356"><text:p/></draw:polygon><draw:path draw:style-name="gr3" draw:text-style-name="P50" svg:width="0.0661in" svg:height="0.1106in" svg:x="0.0087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0" svg:width="0.0193in" svg:height="0.0496in" svg:x="0.0972in" svg:y="0.0957in" svg:viewBox="0 0 50 127" svg:d="M50 44c0-27-10-44-27-44-15 0-23 11-23 22 0 12 8 24 23 24 5 0 11-3 14-6 3-2 3-2 4-2v6c0 32-15 58-29 71-5 5-5 6-5 8 0 3 1 4 5 4 5 0 38-33 38-83z"><text:p/></draw:path><draw:path draw:style-name="gr3" draw:text-style-name="P50" svg:width="0.0685in" svg:height="0.1142in" svg:x="0.1634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50" svg:width="0.0193in" svg:height="0.0496in" svg:x="0.2543in" svg:y="0.0957in" svg:viewBox="0 0 50 127" svg:d="M50 44c0-27-10-44-27-44-15 0-23 11-23 22 0 12 8 24 23 24 5 0 11-3 14-6 3-2 3-2 4-2v6c0 32-15 58-29 71-5 5-5 6-5 8 0 3 1 4 5 4 5 0 38-33 38-83z"><text:p/></draw:path><draw:path draw:style-name="gr3" draw:text-style-name="P50" svg:width="0.0661in" svg:height="0.1142in" svg:x="0.322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path draw:style-name="gr3" draw:text-style-name="P50" svg:width="0.0193in" svg:height="0.0496in" svg:x="0.411in" svg:y="0.0957in" svg:viewBox="0 0 50 127" svg:d="M50 44c0-27-10-44-27-44-15 0-23 11-23 22 0 12 8 24 23 24 5 0 11-3 14-6 3-2 3-2 4-2v6c0 32-15 58-29 71-5 5-5 6-5 8 0 3 1 4 5 4 5 0 38-33 38-83z"><text:p/></draw:path><draw:path draw:style-name="gr3" draw:text-style-name="P50" svg:width="0.0709in" svg:height="0.1157in" svg:x="0.4795in" svg:y="0in" svg:viewBox="0 0 181 295" svg:d="M178 29c3-6 3-7 3-16h-102c-53 0-53-6-54-13h-11l-14 88h11c1-8 5-34 11-39 2-3 36-3 40-3h89c-5 7-38 52-48 67-38 58-53 115-53 158 0 5 0 24 20 24s20-19 20-24v-20c0-24 1-48 4-70 2-9 8-45 27-73z"><text:p/></draw:path><draw:path draw:style-name="gr3" draw:text-style-name="P50" svg:width="0.0193in" svg:height="0.0496in" svg:x="0.5677in" svg:y="0.0957in" svg:viewBox="0 0 50 127" svg:d="M50 44c0-27-10-44-27-44-15 0-23 11-23 22 0 12 8 24 23 24 5 0 11-3 14-6 3-2 3-2 4-2v6c0 32-15 58-29 71-5 5-5 6-5 8 0 3 1 4 5 4 5 0 38-33 38-83z"><text:p/></draw:path><draw:path draw:style-name="gr3" draw:text-style-name="P50" svg:width="0.0685in" svg:height="0.1142in" svg:x="0.6339in" svg:y="0.002in" svg:viewBox="0 0 175 291" svg:d="M138 147v14c0 100-44 119-68 119-8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3" draw:text-style-name="P50" svg:width="0.0193in" svg:height="0.0496in" svg:x="0.7248in" svg:y="0.0957in" svg:viewBox="0 0 50 127" svg:d="M50 44c0-27-10-44-27-44-15 0-23 11-23 22 0 12 8 24 23 24 5 0 11-3 14-6 3-2 3-2 4-2v6c0 32-15 58-29 71-5 5-5 6-5 8 0 3 1 4 5 4 5 0 38-33 38-83z"><text:p/></draw:path><draw:path draw:style-name="gr3" draw:text-style-name="P50" svg:width="0.0547in" svg:height="0.1106in" svg:x="0.7988in" svg:y="0.002in" svg:viewBox="0 0 140 282" svg:d="M88 11c0-10 0-11-11-11-27 26-64 26-77 26v15c8 0 34 0 55-12v220c0 15 0 20-38 20h-15v13c15-2 53-2 69-2 18 0 54 0 69 2v-13h-13c-38 0-39-5-39-20z"><text:p/></draw:path><draw:path draw:style-name="gr3" draw:text-style-name="P50" svg:width="0.0547in" svg:height="0.1106in" svg:x="0.8819in" svg:y="0.002in" svg:viewBox="0 0 140 282" svg:d="M88 11c0-10 0-11-11-11-27 26-64 26-77 26v15c8 0 34 0 55-12v220c0 15 0 20-38 20h-15v13c15-2 53-2 69-2 18 0 54 0 69 2v-13h-13c-38 0-39-5-39-20z"><text:p/></draw:path><draw:path draw:style-name="gr3" draw:text-style-name="P50" svg:width="0.0193in" svg:height="0.0496in" svg:x="0.9646in" svg:y="0.0957in" svg:viewBox="0 0 50 127" svg:d="M50 44c0-27-10-44-27-44-15 0-23 11-23 22 0 12 8 24 23 24 5 0 11-3 14-6 3-2 3-2 4-2v6c0 32-15 58-29 71-5 5-5 6-5 8 0 3 1 4 5 4 5 0 38-33 38-83z"><text:p/></draw:path><draw:path draw:style-name="gr3" draw:text-style-name="P50" svg:width="0.0547in" svg:height="0.1106in" svg:x="1.039in" svg:y="0.002in" svg:viewBox="0 0 140 282" svg:d="M88 11c0-10 0-11-11-11-27 26-64 26-77 26v15c8 0 34 0 55-12v220c0 15 0 20-38 20h-15v13c15-2 53-2 69-2 18 0 54 0 69 2v-13h-13c-38 0-39-5-39-20z"><text:p/></draw:path><draw:path draw:style-name="gr3" draw:text-style-name="P50" svg:width="0.0685in" svg:height="0.1142in" svg:x="1.1138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50" svg:width="0.0193in" svg:height="0.0496in" svg:x="1.2043in" svg:y="0.0957in" svg:viewBox="0 0 50 127" svg:d="M50 44c0-27-10-44-27-44-15 0-23 11-23 22 0 12 8 24 23 24 5 0 11-3 14-6 3-2 3-2 4-2v6c0 32-15 58-29 71-5 5-5 6-5 8 0 3 1 4 5 4 5 0 38-33 38-83z"><text:p/></draw:path><draw:path draw:style-name="gr3" draw:text-style-name="P50" svg:width="0.0547in" svg:height="0.1106in" svg:x="1.2787in" svg:y="0.002in" svg:viewBox="0 0 140 282" svg:d="M88 11c0-10 0-11-11-11-27 26-64 26-77 26v15c8 0 34 0 55-12v220c0 15 0 20-38 20h-15v13c15-2 53-2 69-2 18 0 54 0 69 2v-13h-13c-38 0-39-5-39-20z"><text:p/></draw:path><draw:path draw:style-name="gr3" draw:text-style-name="P50" svg:width="0.0661in" svg:height="0.1142in" svg:x="1.3547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path draw:style-name="gr3" draw:text-style-name="P50" svg:width="0.0193in" svg:height="0.0496in" svg:x="1.4441in" svg:y="0.0957in" svg:viewBox="0 0 50 127" svg:d="M50 44c0-27-10-44-27-44-15 0-23 11-23 22 0 12 8 24 23 24 5 0 11-3 14-6 3-2 3-2 4-2v6c0 32-15 58-29 71-5 5-5 6-5 8 0 3 1 4 5 4 5 0 38-33 38-83z"><text:p/></draw:path><draw:path draw:style-name="gr3" draw:text-style-name="P50" svg:width="0.0547in" svg:height="0.1106in" svg:x="1.5185in" svg:y="0.002in" svg:viewBox="0 0 140 282" svg:d="M88 11c0-10 0-11-11-11-27 26-64 26-77 26v15c8 0 34 0 55-12v220c0 15 0 20-38 20h-15v13c15-2 53-2 69-2 18 0 54 0 69 2v-13h-13c-38 0-39-5-39-20z"><text:p/></draw:path><draw:path draw:style-name="gr3" draw:text-style-name="P50" svg:width="0.0709in" svg:height="0.1157in" svg:x="1.5965in" svg:y="0in" svg:viewBox="0 0 181 295" svg:d="M178 29c3-6 3-7 3-16h-102c-53 0-53-6-54-13h-11l-14 88h11c1-8 5-34 11-39 2-3 36-3 40-3h89c-5 7-38 52-48 67-38 58-53 115-53 158 0 5 0 24 20 24s20-19 20-24v-20c0-24 1-48 4-70 2-9 8-45 27-73z"><text:p/></draw:path><draw:path draw:style-name="gr3" draw:text-style-name="P50" svg:width="0.0193in" svg:height="0.0496in" svg:x="1.6839in" svg:y="0.0957in" svg:viewBox="0 0 50 127" svg:d="M50 44c0-27-10-44-27-44-15 0-23 11-23 22 0 12 8 24 23 24 5 0 11-3 14-6 3-2 3-2 4-2v6c0 32-15 58-29 71-5 5-5 6-5 8 0 3 1 4 5 4 5 0 38-33 38-83z"><text:p/></draw:path><draw:path draw:style-name="gr3" draw:text-style-name="P50" svg:width="0.0547in" svg:height="0.1106in" svg:x="1.7583in" svg:y="0.002in" svg:viewBox="0 0 140 282" svg:d="M88 11c0-10 0-11-11-11-27 26-64 26-77 26v15c8 0 34 0 55-12v220c0 15 0 20-38 20h-15v13c15-2 53-2 69-2 18 0 54 0 69 2v-13h-13c-38 0-39-5-39-20z"><text:p/></draw:path><draw:path draw:style-name="gr3" draw:text-style-name="P50" svg:width="0.0685in" svg:height="0.1142in" svg:x="1.8335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3" draw:text-style-name="P50" svg:width="0.0193in" svg:height="0.0496in" svg:x="1.9236in" svg:y="0.0957in" svg:viewBox="0 0 50 127" svg:d="M50 44c0-27-10-44-27-44-15 0-23 11-23 22 0 12 8 24 23 24 5 0 11-3 14-6 3-2 3-2 4-2v6c0 32-15 58-29 71-5 5-5 6-5 8 0 3 1 4 5 4 5 0 38-33 38-83z"><text:p/></draw:path><draw:path draw:style-name="gr3" draw:text-style-name="P50" svg:width="0.0661in" svg:height="0.1106in" svg:x="1.9917in" svg:y="0.002in" svg:viewBox="0 0 169 282" svg:d="M32 250l46-45c66-58 91-80 91-122 0-49-37-83-90-83-48 0-79 40-79 77 0 23 22 23 22 23 8 0 22-5 22-22 0-11-8-23-22-23-4 0-4 0-5 1 9-27 32-43 57-43 39 0 57 34 57 70 0 34-22 67-45 92l-81 90c-5 5-5 6-5 17h157l12-74h-11c-2 13-4 32-9 38-3 4-31 4-40 4z"><text:p/></draw:path><draw:path draw:style-name="gr3" draw:text-style-name="P50" svg:width="0.0547in" svg:height="0.1106in" svg:x="2.0811in" svg:y="0.002in" svg:viewBox="0 0 140 282" svg:d="M88 11c0-10 0-11-11-11-27 26-64 26-77 26v15c8 0 34 0 55-12v220c0 15 0 20-38 20h-15v13c15-2 53-2 69-2 18 0 54 0 69 2v-13h-13c-38 0-39-5-39-20z"><text:p/></draw:path><draw:path draw:style-name="gr3" draw:text-style-name="P50" svg:width="0.0193in" svg:height="0.0496in" svg:x="2.1638in" svg:y="0.0957in" svg:viewBox="0 0 50 127" svg:d="M50 44c0-27-10-44-27-44-15 0-23 11-23 22 0 12 8 24 23 24 5 0 11-3 14-6 3-2 3-2 4-2v6c0 32-15 58-29 71-5 5-5 6-5 8 0 3 1 4 5 4 5 0 38-33 38-83z"><text:p/></draw:path><draw:path draw:style-name="gr3" draw:text-style-name="P50" svg:width="0.0661in" svg:height="0.1106in" svg:x="2.2319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0" svg:width="0.0685in" svg:height="0.1142in" svg:x="2.313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50" svg:width="0.0193in" svg:height="0.0496in" svg:x="2.4035in" svg:y="0.0957in" svg:viewBox="0 0 50 127" svg:d="M50 44c0-27-10-44-27-44-15 0-23 11-23 22 0 12 8 24 23 24 5 0 11-3 14-6 3-2 3-2 4-2v6c0 32-15 58-29 71-5 5-5 6-5 8 0 3 1 4 5 4 5 0 38-33 38-83z"><text:p/></draw:path><draw:path draw:style-name="gr3" draw:text-style-name="P50" svg:width="0.0661in" svg:height="0.1106in" svg:x="2.4717in" svg:y="0.002in" svg:viewBox="0 0 169 282" svg:d="M32 250l46-45c66-58 91-80 91-122 0-49-37-83-90-83-48 0-79 40-79 77 0 23 22 23 22 23 8 0 22-5 22-22 0-11-8-23-22-23-4 0-4 0-5 1 9-27 32-43 57-43 39 0 57 34 57 70 0 34-22 67-45 92l-81 90c-5 5-5 6-5 17h157l12-74h-11c-2 13-4 32-9 38-3 4-31 4-40 4z"><text:p/></draw:path><draw:path draw:style-name="gr3" draw:text-style-name="P50" svg:width="0.0661in" svg:height="0.1142in" svg:x="2.5543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g>}</text:p>
      <text:p text:style-name="P22"><text:span text:style-name="T25">As we can see, once 3 and 5 are done sieving, the list will be composed of completely prime numbers due to no number in the list being greater than 5 * 5, which is the last element cleared from the list. This method improves over trial division by reducing the number of computations it takes to remove a number from the list down to a single computation per number. Another improvement it makes over trial division is how it grows in complexity as </text:span><text:span text:style-name="T25"><draw:g text:anchor-type="as-char" svg:y="-0.1161in" draw:z-index="10" draw:style-name="gr1"><svg:title>TexMaths</svg:title><svg:desc>12§display§N \to \infty§svg§600§FALSE§</svg:desc><draw:polygon draw:style-name="gr2" draw:text-style-name="P49" svg:width="0.5764in" svg:height="0.1138in" svg:x="0in" svg:y="0in" svg:viewBox="0 0 1465 290" draw:points="733,290 0,290 0,0 1465,0 1465,290"><text:p/></draw:polygon><draw:path draw:style-name="gr3" draw:text-style-name="P50" svg:width="0.1402in" svg:height="0.1138in" svg:x="0.0067in" svg:y="0in" svg:viewBox="0 0 357 290" svg:d="M304 44c3-16 11-30 44-31 4 0 9-1 9-8 0-1 0-5-6-5-14 0-29 1-42 1-15 0-30-1-44-1-3 0-8 0-8 8 0 5 5 5 8 5 24 0 29 9 29 18 0 1-1 9-2 10l-47 188-94-222c-3-7-3-7-13-7h-56c-9 0-12 0-12 8 0 5 3 5 10 5 3 0 29 0 29 4l-56 227c-4 18-12 31-46 32-2 0-7 2-7 9 0 2 2 5 6 5 13 0 28-2 42-2s30 2 43 2c3 0 7 0 7-9 0-3-3-5-8-5-24 0-28-9-28-18 0-3 2-4 3-9l55-225c2 2 2 4 4 7l105 251c4 6 4 8 9 8s5-2 6-9z"><text:p/></draw:path><draw:path draw:style-name="gr3" draw:text-style-name="P50" svg:width="0.1476in" svg:height="0.0866in" svg:x="0.2071in" svg:y="0.0283in" svg:viewBox="0 0 376 221" svg:d="M329 119c-23 18-34 36-38 41-18 30-22 56-22 56 0 5 5 5 8 5 8 0 9-1 10-7 10-42 35-78 83-97 5-3 6-4 6-6 0-3-4-4-4-5-19-7-69-28-86-99 0-6-1-7-9-7-3 0-8 0-8 5 0 1 4 27 22 56 8 13 20 28 38 41h-313c-9 0-16 0-16 9 0 8 7 8 16 8z"><text:p/></draw:path><draw:path draw:style-name="gr3" draw:text-style-name="P50" svg:width="0.148in" svg:height="0.0752in" svg:x="0.4189in" svg:y="0.0398in" svg:viewBox="0 0 377 192" svg:d="M192 73c-23-30-29-36-41-47-24-19-48-26-69-26-50 0-82 47-82 96s31 96 79 96c49 0 84-38 106-72 23 29 28 35 41 46 23 19 47 26 69 26 48 0 82-47 82-96s-32-96-82-96c-48 0-82 38-103 73zM203 88c17-32 49-75 96-75 44 0 68 45 68 83 0 41-28 76-66 76-25 0-44-18-52-27-11-12-21-25-46-57zM174 106c-18 30-49 73-97 73-45 0-67-44-67-83 0-41 27-76 64-76 26 0 44 18 53 27 11 12 21 25 47 59z"><text:p/></draw:path></draw:g></text:span><text:span text:style-name="T25">. </text:span><text:span text:style-name="T26">As stated, trial division’s complexity grows linearly at a rate of </text:span><text:span text:style-name="T33"><draw:g text:anchor-type="as-char" svg:y="-0.1165in" draw:z-index="22" draw:style-name="gr1"><svg:title>TexMaths</svg:title><svg:desc>12§display§d \leq N - 2§svg§600§FALSE§</svg:desc><draw:polygon draw:style-name="gr2" draw:text-style-name="P49" svg:width="0.7453in" svg:height="0.1386in" svg:x="0in" svg:y="0in" svg:viewBox="0 0 1894 353" draw:points="947,353 0,353 0,0 1894,0 1894,353"><text:p/></draw:polygon><draw:path draw:style-name="gr3" draw:text-style-name="P50" svg:width="0.0791in" svg:height="0.1177in" svg:x="0.0067in" svg:y="0in" svg:viewBox="0 0 202 300" svg:d="M202 5c0-1 0-5-6-5s-46 4-54 5c-3 0-5 2-5 7 0 6 3 6 9 6 21 0 22 4 22 7l-2 9-24 100c-9-15-21-27-40-27-49 0-102 63-102 124 0 41 23 69 56 69 9 0 30-2 56-32 3 17 18 32 38 32 16 0 25-10 31-24 7-15 13-41 13-41 0-5-4-5-4-5-5 0-5 1-6 7-9 28-16 53-33 53-12 0-13-11-13-19 0-11 1-13 4-21zM113 244c-1 8-1 9-9 16-18 24-34 30-46 30-22 0-28-23-28-40 0-20 13-73 24-92 12-26 31-41 49-41 28 0 34 35 34 37s-1 5-3 7z"><text:p/></draw:path><draw:path draw:style-name="gr3" draw:text-style-name="P50" svg:width="0.1012in" svg:height="0.1291in" svg:x="0.1465in" svg:y="0.0102in" svg:viewBox="0 0 258 329" svg:d="M251 18c5-2 7-5 7-10 0-4-2-8-7-8-4 0-7 2-9 2l-234 112c-7 3-8 5-8 10 0 4 2 6 8 8l234 111c5 3 6 3 9 3s7-4 7-9c0-4-1-6-8-10l-221-103zM244 329c7 0 14 0 14-9 0-8-8-8-14-8h-228c-8 0-16 0-16 8 0 9 7 9 14 9z"><text:p/></draw:path><draw:path draw:style-name="gr3" draw:text-style-name="P50" svg:width="0.1398in" svg:height="0.1138in" svg:x="0.3142in" svg:y="0.002in" svg:viewBox="0 0 356 290" svg:d="M304 45c3-17 10-31 44-32 4 0 8-1 8-8 0-1 0-5-6-5-13 0-28 1-42 1s-30-1-43-1c-3 0-8 0-8 8 0 5 5 5 8 5 24 0 29 9 29 18 0 1-1 9-2 10l-47 189-94-223c-3-7-3-7-13-7h-56c-9 0-12 0-12 8 0 5 3 5 10 5 3 0 29 0 29 4l-56 227c-4 18-12 32-46 33-2 0-7 1-7 8 0 4 2 5 6 5 13 0 28-1 42-1s30 1 43 1c3 0 7 0 7-8 0-4-3-5-8-5-24 0-28-10-28-18 0-4 2-5 3-10l55-225c2 2 2 4 4 7l105 252c4 6 4 7 9 7 4 0 4-1 6-8z"><text:p/></draw:path><draw:path draw:style-name="gr3" draw:text-style-name="P50" svg:width="0.1012in" svg:height="0.0067in" svg:x="0.5098in" svg:y="0.0705in" svg:viewBox="0 0 258 18" svg:d="M244 18c7 0 14 0 14-10 0-8-7-8-14-8h-230c-7 0-14 0-14 8 0 10 7 10 14 10z"><text:p/></draw:path><draw:path draw:style-name="gr3" draw:text-style-name="P50" svg:width="0.0661in" svg:height="0.1114in" svg:x="0.6705in" svg:y="0.0047in" svg:viewBox="0 0 169 284" svg:d="M32 250l46-44c66-58 91-81 91-123 0-49-37-83-90-83-48 0-79 40-79 77 0 23 22 23 22 23 8 0 22-5 22-22 0-11-8-23-22-23-4 0-4 0-5 2 9-28 32-44 57-44 39 0 57 34 57 70 0 34-22 67-45 94l-81 90c-5 5-5 6-5 17h157l12-75h-11c-2 12-4 32-8 38-4 3-32 3-41 3z"><text:p/></draw:path></draw:g></text:span><text:span text:style-name="T26">, . The sieve of Eratosthenes’ computations </text:span><text:span text:style-name="T27">are;</text:span></text:p>
      <text:p text:style-name="P23"><text:span text:style-name="T27"><text:s/></text:span><text:span text:style-name="T31"><draw:g text:anchor-type="as-char" svg:y="-0.2319in" draw:z-index="12" draw:style-name="gr1"><svg:title>TexMaths</svg:title><svg:desc>12§display§\sum_{p \in P} \bigg \lfloor \frac{N}{p} \bigg \rfloor§svg§600§FALSE§</svg:desc><draw:polygon draw:style-name="gr2" draw:text-style-name="P49" svg:width="0.6728in" svg:height="0.461in" svg:x="0in" svg:y="0in" svg:viewBox="0 0 1710 1172" draw:points="855,1172 0,1172 0,0 1710,0 1710,1172"><text:p/></draw:polygon><draw:path draw:style-name="gr3" draw:text-style-name="P50" svg:width="0.2209in" svg:height="0.2323in" svg:x="0.0197in" svg:y="0.0831in" svg:viewBox="0 0 562 591" svg:d="M511 591l51-136h-10c-16 45-62 74-111 86-8 2-50 13-132 13h-254l216-252c2-4 4-5 4-7 0-1 0-1-4-6l-197-269h232c56 0 95 6 99 6 23 5 59 11 93 33 10 6 39 25 54 60h10l-51-119h-499c-10 0-10 0-12 2 0 2 0 10 0 15l223 305-218 256c-5 6-5 8-5 8 0 5 4 5 12 5z"><text:p/></draw:path><draw:path draw:style-name="gr3" draw:text-style-name="P50" svg:width="0.0646in" svg:height="0.0736in" svg:x="0in" svg:y="0.387in" svg:viewBox="0 0 165 188" svg:d="M23 167c-3 8-3 10-16 10-3 0-7 0-7 8 0 2 2 3 4 3 8 0 18-1 26-1 10 0 20 1 30 1 4 0 7-1 7-7 0-4-5-4-7-4-7 0-16 0-16-3 0-1 3-9 4-13 4-16 7-33 11-45 3 6 13 17 30 17 37 0 76-40 76-83 0-36-23-50-44-50-18 0-33 12-42 22-5-18-21-22-31-22-12 0-18 7-23 16-6 10-11 27-11 30s4 3 5 3c4 0 5-1 7-8 5-18 10-33 21-33 8 0 11 6 11 15 0 3-2 7-2 8zM79 36c17-24 31-28 41-28 12 0 22 9 22 29 0 12-6 42-15 60-8 14-23 29-38 29-21 0-25-23-25-27 0-1 0-3 0-4z"><text:p/></draw:path><draw:path draw:style-name="gr3" draw:text-style-name="P50" svg:width="0.0642in" svg:height="0.076in" svg:x="0.0807in" svg:y="0.3717in" svg:viewBox="0 0 164 194" svg:d="M152 103c5 0 12 0 12-6 0-8-7-8-12-8h-138c5-42 41-75 88-75h50c5 0 12 0 12-7s-7-7-12-7h-51c-55 0-101 43-101 97s46 97 101 97h51c5 0 12 0 12-8 0-6-7-6-12-6h-50c-47 0-83-34-88-77z"><text:p/></draw:path><draw:path draw:style-name="gr3" draw:text-style-name="P50" svg:width="0.089in" svg:height="0.0795in" svg:x="0.1661in" svg:y="0.3591in" svg:viewBox="0 0 227 203" svg:d="M79 110h54c50 0 94-31 94-64 0-24-26-46-66-46h-103c-6 0-10 0-10 7 0 4 2 4 10 4 4 0 6 0 12 1 4 0 6 0 6 4 0 1 0 1-2 6l-38 157c-4 10-5 13-28 13-4 0-8 0-8 7 0 0 0 4 5 4 8 0 30-2 38-2 5 0 16 0 21 0 6 0 13 2 19 2 1 0 6 0 6-8 0-3-4-3-10-3 0 0-5 0-11-1-7 0-7-2-7-4 0-1 0-2 1-7zM102 22c1-10 1-11 14-11h35c28 0 44 8 44 30 0 8-3 32-18 45-10 9-27 15-49 15h-46z"><text:p/></draw:path><draw:polygon draw:style-name="gr3" draw:text-style-name="P50" svg:width="0.0531in" svg:height="0.398in" svg:x="0.3295in" svg:y="0in" svg:viewBox="0 0 136 1012" draw:points="0,1012 136,1012 136,988 23,988 23,0 0,0"><text:p/></draw:polygon><draw:path draw:style-name="gr3" draw:text-style-name="P50" svg:width="0.1398in" svg:height="0.1134in" svg:x="0.4114in" svg:y="0.015in" svg:viewBox="0 0 356 289" svg:d="M303 44c4-16 11-30 45-31 3 0 8-1 8-8 0-1 0-5-6-5-13 0-29 1-42 1-14 0-30-1-43-1-4 0-8 0-8 8 0 5 4 5 8 5 24 0 29 9 29 18 0 1-1 9-3 10l-46 187-94-221c-3-7-3-7-13-7h-56c-9 0-12 0-12 8 0 5 3 5 10 5 3 0 29 0 29 4l-56 226c-4 18-12 31-46 33-2 0-7 0-7 8 0 2 2 5 6 5 13 0 28-1 42-1s30 1 43 1c3 0 7 0 7-9 0-4-3-4-8-4-24 0-28-10-28-20 0-2 2-4 3-9l55-223c2 2 2 4 4 7l105 249c4 8 4 9 8 9 5 0 5-1 6-9z"><text:p/></draw:path><draw:polygon draw:style-name="gr3" draw:text-style-name="P50" svg:width="0.1516in" svg:height="0.0067in" svg:x="0.4047in" svg:y="0.1953in" svg:viewBox="0 0 386 18" draw:points="193,18 0,18 0,0 386,0 386,18"><text:p/></draw:polygon><draw:path draw:style-name="gr3" draw:text-style-name="P50" svg:width="0.0866in" svg:height="0.1051in" svg:x="0.4335in" svg:y="0.2811in" svg:viewBox="0 0 221 268" svg:d="M32 239c-3 14-3 17-22 17-5 0-10 0-10 8 0 3 2 4 6 4 11 0 23-1 35-1 14 0 29 1 42 1 2 0 7 0 7-7 0-5-4-5-10-5-20 0-20-3-20-7 0-6 17-74 19-84 6 11 18 27 40 27 49 0 102-63 102-124 0-40-24-68-56-68-21 0-43 16-56 31-5-23-23-31-38-31-19 0-28 17-31 24-8 14-14 41-14 41 0 5 5 5 5 5 5 0 5 0 9-10 6-30 15-50 30-50 7 0 13 2 13 19 0 9-1 14-4 21zM108 55c2-12 14-24 22-30 14-13 26-15 33-15 17 0 28 14 28 39s-15 73-22 90c-14 29-35 43-50 43-29 0-34-36-34-37s0-2 1-7z"><text:p/></draw:path><draw:polygon draw:style-name="gr3" draw:text-style-name="P50" svg:width="0.0531in" svg:height="0.398in" svg:x="0.5783in" svg:y="0in" svg:viewBox="0 0 136 1012" draw:points="112,988 0,988 0,1012 136,1012 136,0 112,0"><text:p/></draw:polygon></draw:g></text:span></text:p>
      <text:p text:style-name="P24"><text:span text:style-name="T27">where </text:span><text:span text:style-name="T28">the variable</text:span><text:span text:style-name="T27"> </text:span><text:span text:style-name="T28">p</text:span><text:span text:style-name="T27"> iterates through the list of primes P </text:span><text:span text:style-name="T31">where </text:span><text:span text:style-name="T31"><draw:g text:anchor-type="as-char" svg:y="-0.1571in" draw:z-index="13" draw:style-name="gr1"><svg:title>TexMaths</svg:title><svg:desc>12§display§p \in P, p \leq \sqrt{N}§svg§600§FALSE§</svg:desc><draw:polygon draw:style-name="gr2" draw:text-style-name="P49" svg:width="1.0661in" svg:height="0.1882in" svg:x="0.0051in" svg:y="0in" svg:viewBox="0 0 2709 479" draw:points="1355,479 0,479 0,0 2709,0 2709,479"><text:p/></draw:polygon><draw:path draw:style-name="gr3" draw:text-style-name="P50" svg:width="0.0866in" svg:height="0.1059in" svg:x="0in" svg:y="0.0827in" svg:viewBox="0 0 221 270" svg:d="M32 240c-3 14-3 18-22 18-5 0-10 0-10 7 0 3 2 5 6 5 11 0 23-2 35-2 14 0 29 2 42 2 2 0 7 0 7-8 0-4-4-4-10-4-20 0-20-4-20-8 0-6 17-73 19-84 6 11 18 27 40 27 49 0 102-63 102-124 0-41-24-69-55-69-22 0-44 16-57 31-5-23-23-31-38-31-19 0-28 17-31 24-8 15-14 41-14 41 0 5 5 5 5 5 5 0 5 0 9-10 6-30 15-50 30-50 7 0 13 2 13 19 0 10-1 14-4 22zM108 55c2-12 14-24 22-30 14-13 26-15 33-15 17 0 28 14 28 39 0 26-15 75-22 91-14 28-35 43-50 43-29 0-34-35-34-37s0-3 1-8z"><text:p/></draw:path><draw:path draw:style-name="gr3" draw:text-style-name="P50" svg:width="0.0831in" svg:height="0.0969in" svg:x="0.1488in" svg:y="0.0661in" svg:viewBox="0 0 212 247" svg:d="M197 132c7 0 15 0 15-8 0-10-8-10-15-10h-180c5-56 54-97 114-97h66c7 0 15 0 15-9 0-8-8-8-15-8h-67c-72 0-130 55-130 124 0 67 58 123 130 123h67c7 0 15 0 15-9 0-8-8-8-15-8h-66c-60 0-109-41-114-98z"><text:p/></draw:path><draw:path draw:style-name="gr3" draw:text-style-name="P50" svg:width="0.1185in" svg:height="0.1138in" svg:x="0.2984in" svg:y="0.0421in" svg:viewBox="0 0 302 290" svg:d="M112 156h72c58 0 118-44 118-91 0-34-27-65-84-65h-136c-8 0-12 0-12 7 0 6 3 6 12 6 4 0 12 0 18 1 7 0 8 3 8 8 0 0 0 2 0 7l-58 229c-4 15-4 19-38 19-7 0-12 0-12 8 0 5 5 5 7 5 11 0 41-1 53-1 10 0 19 0 28 0 8 0 18 1 26 1 4 0 8 0 8-8 0-5-3-5-10-5-16 0-28 0-28-9 0-1 0-3 1-6zM142 29c4-15 4-16 22-16h41c35 0 58 12 58 41 0 16-9 53-25 69-21 19-47 21-65 21h-60z"><text:p/></draw:path><draw:path draw:style-name="gr3" draw:text-style-name="P50" svg:width="0.0193in" svg:height="0.05in" svg:x="0.4169in" svg:y="0.1382in" svg:viewBox="0 0 50 128" svg:d="M50 45c0-28-10-45-27-45-15 0-23 11-23 22 0 12 8 24 23 24 5 0 11-3 14-6 3-1 3-1 4-1v6c0 31-15 57-29 71-5 4-5 6-5 7 0 3 1 5 5 5 5 0 38-34 38-83z"><text:p/></draw:path><draw:path draw:style-name="gr3" draw:text-style-name="P50" svg:width="0.0866in" svg:height="0.1059in" svg:x="0.4713in" svg:y="0.0827in" svg:viewBox="0 0 221 270" svg:d="M32 240c-3 14-3 18-22 18-5 0-10 0-10 7 0 3 2 5 6 5 11 0 23-2 35-2 14 0 29 2 42 2 2 0 7 0 7-8 0-4-4-4-10-4-20 0-20-4-20-8 0-6 17-73 19-84 6 11 19 27 40 27 49 0 102-63 102-124 0-41-24-69-55-69-22 0-44 16-57 31-5-23-23-31-38-31-19 0-28 17-31 24-8 15-14 41-14 41 0 5 5 5 5 5 5 0 5 0 9-10 6-30 15-50 30-50 7 0 13 2 13 19 0 10-1 14-4 22zM108 55c2-12 14-24 22-30 14-13 26-15 33-15 17 0 28 14 28 39 0 26-15 75-22 91-14 28-35 43-50 43-29 0-34-35-34-37s0-3 1-8z"><text:p/></draw:path><draw:path draw:style-name="gr3" draw:text-style-name="P50" svg:width="0.1012in" svg:height="0.1291in" svg:x="0.6201in" svg:y="0.0504in" svg:viewBox="0 0 258 329" svg:d="M251 18c5-2 7-5 7-10 0-4-2-8-7-8-4 0-7 2-9 2l-234 111c-7 4-8 6-8 11 0 4 2 6 8 8l234 111c5 3 6 3 9 3s7-4 7-9c0-4-1-6-8-10l-221-103zM244 329c7 0 14 0 14-9 0-8-8-8-14-8h-228c-8 0-16 0-16 8 0 9 7 9 14 9z"><text:p/></draw:path><draw:path draw:style-name="gr3" draw:text-style-name="P50" svg:width="0.1295in" svg:height="0.1665in" svg:x="0.7937in" svg:y="0in" svg:viewBox="0 0 330 424" svg:d="M133 380l-73-165c-4-7-6-7-7-7 0 0-3 0-7 3l-40 31c-6 4-6 6-6 7s1 5 4 5 10-6 14-10c4-2 10-7 13-9l84 183c3 6 6 6 10 6 6 0 7-2 11-8l192-399c2-6 2-7 2-9 0-4-4-8-8-8s-8 2-10 8z"><text:p/></draw:path><draw:polygon draw:style-name="gr3" draw:text-style-name="P50" svg:width="0.1516in" svg:height="0.0067in" svg:x="0.9197in" svg:y="0in" svg:viewBox="0 0 386 18" draw:points="193,18 0,18 0,0 386,0 386,18"><text:p/></draw:polygon><draw:path draw:style-name="gr3" draw:text-style-name="P50" svg:width="0.1398in" svg:height="0.1138in" svg:x="0.9268in" svg:y="0.0421in" svg:viewBox="0 0 356 290" svg:d="M304 45c3-17 10-31 44-32 4 0 8-1 8-8 0-1 0-5-6-5-13 0-28 1-42 1s-30-1-43-1c-3 0-8 0-8 8 0 5 5 5 8 5 24 0 29 9 29 18 0 1-1 9-2 10l-47 189-94-223c-3-7-3-7-13-7h-56c-9 0-12 0-12 8 0 5 3 5 10 5 3 0 29 0 29 4l-56 227c-4 18-12 32-46 33-2 0-7 1-7 8 0 3 2 5 6 5 13 0 28-1 42-1s30 1 43 1c3 0 7 0 7-8 0-4-3-5-8-5-24 0-28-10-28-18 0-4 2-5 3-10l55-225c2 2 2 4 4 7l105 252c4 6 4 7 9 7 4 0 4-1 6-8z"><text:p/></draw:path></draw:g></text:span><text:span text:style-name="T27">. The resulting summation grows far slower than trial division </text:span><text:span text:style-name="T33">when you consider repeating each method hundreds of times</text:span><text:span text:style-name="T27">, </text:span><text:span text:style-name="T28">making it </text:span><text:span text:style-name="T33">generally </text:span><text:span text:style-name="T28">more efficient.</text:span></text:p>
      <text:p text:style-name="P25"><text:span text:style-name="T28"><text:tab/></text:span><text:span text:style-name="T38">Sieve of Sundaram.</text:span><text:span text:style-name="T29"> The sieve of Sundaram is a prime sieve whose discovery is credited to </text:span><text:span text:style-name="T30">the</text:span><text:span text:style-name="T29"> Indian mathematician S. P. Sundaram during the 1930s. </text:span><text:span text:style-name="T30">This sieve works closely to the sieve of Eratosthenes, but instead of checking every number, only odd numbers are checked. </text:span><text:span text:style-name="T32">The sieve achieves this using the following algorithm.</text:span></text:p>
      <text:p text:style-name="P25"><text:span text:style-name="T32"><text:tab/>1. Begin with a list of the natural numbers from 1 to </text:span><text:span text:style-name="T41">N</text:span><text:span text:style-name="T45">.</text:span></text:p>
      <text:p text:style-name="P12"><text:tab/>2. Remove all numbers from the list that are of form i + j + 2ij where I and j are beholden to the <text:tab/> <text:s text:c="3"/>following conditions.</text:p>
      <text:list xml:id="list2647199227" text:style-name="L1">
        <text:list-item>
          <text:p text:style-name="P18"><text:span text:style-name="T44"><draw:g text:anchor-type="as-char" svg:y="-0.1161in" draw:z-index="14" draw:style-name="gr1"><svg:title>TexMaths</svg:title><svg:desc>12§display§i, j \in \mathbb{N} , 1 \leq i \leq j§svg§600§FALSE§</svg:desc><draw:polygon draw:style-name="gr2" draw:text-style-name="P49" svg:width="1.2673in" svg:height="0.1469in" svg:x="0in" svg:y="0in" svg:viewBox="0 0 3220 374" draw:points="1610,374 0,374 0,0 3220,0 3220,374"><text:p/></draw:polygon><draw:path draw:style-name="gr3" draw:text-style-name="P50" svg:width="0.0441in" svg:height="0.1114in" svg:x="0.0047in" svg:y="0.0043in" svg:viewBox="0 0 113 284" svg:d="M108 16c0-9-5-16-14-16-12 0-24 11-24 22 0 9 6 15 16 15s22-9 22-21zM76 174c6-12 6-13 9-24 4-9 6-14 6-23 0-19-13-33-36-33-38 0-55 60-55 63 0 5 4 5 5 5 5 0 5-1 7-7 11-41 29-53 43-53 4 0 10 0 10 13 0 10-3 18-5 22-2 12-22 61-29 79-5 11-9 26-9 34 0 21 14 34 34 34 41 0 57-62 57-65 0-4-5-4-5-4-5 0-5 1-7 7-7 28-22 53-43 53-8 0-11-4-11-14s3-16 13-42z"><text:p/></draw:path><draw:path draw:style-name="gr3" draw:text-style-name="P50" svg:width="0.0193in" svg:height="0.0492in" svg:x="0.0713in" svg:y="0.0972in" svg:viewBox="0 0 50 126" svg:d="M50 44c0-27-10-44-27-44-15 0-23 11-23 22 0 12 8 24 23 24 5 0 11-3 14-6 3-2 3-2 4-2v6c0 32-15 58-29 71-5 5-5 6-5 6 0 5 1 5 5 5 5 0 38-32 38-82z"><text:p/></draw:path><draw:path draw:style-name="gr3" draw:text-style-name="P50" svg:width="0.0681in" svg:height="0.1433in" svg:x="0.1291in" svg:y="0.0043in" svg:viewBox="0 0 174 365" svg:d="M174 16c0-9-6-16-17-16-9 0-21 10-21 22 0 9 6 15 15 15 11 0 23-11 23-21zM89 301c-9 32-29 56-53 56-2 0-8 0-16-4 12-2 20-14 20-22s-5-15-17-15c-11 0-23 9-23 24 0 17 17 25 37 25 30 0 70-21 81-62l38-156c2-9 2-15 2-16 0-24-18-38-39-38-43 0-67 61-67 64 0 5 3 5 4 5 4 0 5-1 9-8 9-27 30-52 53-52 6 0 14 1 14 19 0 10-1 15-4 22z"><text:p/></draw:path><draw:path draw:style-name="gr3" draw:text-style-name="P50" svg:width="0.0831in" svg:height="0.0965in" svg:x="0.2689in" svg:y="0.0248in" svg:viewBox="0 0 212 246" svg:d="M197 131c7 0 15 0 15-8 0-9-8-9-15-9h-180c5-56 54-97 114-97h66c7 0 15 0 15-9 0-8-8-8-15-8h-67c-72 0-130 55-130 123 0 67 58 123 130 123h67c7 0 15 0 15-9s-8-9-15-9h-66c-60 0-109-39-114-97z"><text:p/></draw:path><draw:path draw:style-name="gr3" draw:text-style-name="P50" svg:width="0.1122in" svg:height="0.1169in" svg:x="0.4165in" svg:y="0.0012in" svg:viewBox="0 0 286 298" svg:d="M36 38v207c0 22-2 30-24 30-5 0-12 0-12 8 0 7 7 7 14 7h65c9 0 15 0 15-7 0-8-6-8-12-8-24 0-27-9-27-31v-194l183 242c3 5 5 6 9 6 6 0 6-7 6-14v-238c0-24 4-30 23-32 4 0 10 0 10-7s-5-7-13-7h-62c-7 0-14 0-14 7s7 7 12 7c24 2 28 10 28 32v133l-129-173c-5-6-5-6-14-6h-75c-7 0-14 0-14 7s7 7 9 7c11 3 20 9 23 14-1 3-1 3-1 10zM239 268l-184-243c-5-5-5-6-9-11h50l143 194z"><text:p/></draw:path><draw:path draw:style-name="gr3" draw:text-style-name="P50" svg:width="0.0193in" svg:height="0.0492in" svg:x="0.5465in" svg:y="0.0972in" svg:viewBox="0 0 50 126" svg:d="M50 44c0-27-10-44-27-44-15 0-23 11-23 22 0 12 8 24 23 24 5 0 11-3 14-6 3-2 3-2 4-2v6c0 32-15 58-29 71-5 5-5 6-5 6 0 5 1 5 5 5 5 0 38-32 38-82z"><text:p/></draw:path><draw:path draw:style-name="gr3" draw:text-style-name="P50" svg:width="0.0547in" svg:height="0.111in" svg:x="0.6205in" svg:y="0.0039in" svg:viewBox="0 0 140 283" svg:d="M88 11c0-10 0-11-11-11-27 26-64 26-77 26v15c8 0 34 0 55-12v220c0 15 0 20-38 20h-15v14c15-3 53-3 69-3 18 0 54 0 69 3v-14h-13c-38 0-39-5-39-20z"><text:p/></draw:path><draw:path draw:style-name="gr3" draw:text-style-name="P50" svg:width="0.1012in" svg:height="0.1283in" svg:x="0.7488in" svg:y="0.0079in" svg:viewBox="0 0 258 327" svg:d="M251 18c5-2 7-5 7-10 0-4-2-8-7-8-4 0-7 2-8 2l-235 111c-7 4-8 6-8 10 0 3 2 7 8 8l235 111c4 3 6 3 8 3 4 0 7-3 7-8s-1-6-8-10l-221-104zM244 327c7 0 14 0 14-8 0-9-8-9-14-9h-228c-8 0-16 0-16 9 0 8 7 8 14 8z"><text:p/></draw:path><draw:path draw:style-name="gr3" draw:text-style-name="P50" svg:width="0.0441in" svg:height="0.1114in" svg:x="0.915in" svg:y="0.0043in" svg:viewBox="0 0 113 284" svg:d="M108 16c0-9-5-16-14-16-12 0-24 11-24 22 0 9 6 15 15 15 11 0 23-9 23-21zM76 174c6-12 6-13 9-24 4-9 6-14 6-23 0-19-13-33-36-33-38 0-55 60-55 63 0 5 4 5 5 5 5 0 5-1 7-7 11-41 29-53 43-53 4 0 10 0 10 13 0 10-3 18-5 22-2 12-22 61-29 79-5 11-9 26-9 34 0 21 14 34 34 34 41 0 57-62 57-65 0-4-5-4-5-4-5 0-5 1-7 7-7 28-22 53-43 53-8 0-11-4-11-14s3-16 13-42z"><text:p/></draw:path><draw:path draw:style-name="gr3" draw:text-style-name="P50" svg:width="0.1012in" svg:height="0.1283in" svg:x="1.0276in" svg:y="0.0079in" svg:viewBox="0 0 258 327" svg:d="M251 18c5-2 7-5 7-10 0-4-2-8-7-8-4 0-7 2-8 2l-235 111c-7 4-8 6-8 10 0 3 2 7 8 8l235 111c4 3 6 3 8 3 4 0 7-3 7-8s-1-6-8-10l-221-104zM244 327c7 0 14 0 14-8 0-9-8-9-14-9h-228c-8 0-16 0-16 9 0 8 7 8 14 8z"><text:p/></draw:path><draw:path draw:style-name="gr3" draw:text-style-name="P50" svg:width="0.0681in" svg:height="0.1433in" svg:x="1.1874in" svg:y="0.0043in" svg:viewBox="0 0 174 365" svg:d="M174 16c0-9-6-16-17-16-9 0-21 10-21 22 0 9 6 15 15 15 11 0 23-11 23-21zM89 301c-9 32-29 56-53 56-2 0-8 0-16-4 12-2 20-14 20-22s-5-15-17-15c-11 0-23 9-23 24 0 17 17 25 37 25 30 0 70-21 81-62l38-156c2-9 2-15 2-16 0-24-18-38-39-38-43 0-67 61-67 64 0 5 3 5 4 5 4 0 5-1 9-8 9-27 29-52 53-52 6 0 14 1 14 19 0 10-1 15-4 22z"><text:p/></draw:path></draw:g></text:span><text:span text:style-name="T44"><text:s/>and</text:span></text:p>
        </text:list-item>
        <text:list-item>
          <text:p text:style-name="P27"><draw:g text:anchor-type="as-char" svg:y="-0.1146in" draw:z-index="15" draw:style-name="gr1"><svg:title>TexMaths</svg:title><svg:desc>12§display§i + j + 2ij \leq N§svg§600§FALSE§</svg:desc><draw:polygon draw:style-name="gr2" draw:text-style-name="P49" svg:width="1.1315in" svg:height="0.1457in" svg:x="0in" svg:y="0in" svg:viewBox="0 0 2875 371" draw:points="1438,371 0,371 0,0 2875,0 2875,371"><text:p/></draw:polygon><draw:path draw:style-name="gr3" draw:text-style-name="P50" svg:width="0.0441in" svg:height="0.1114in" svg:x="0.0047in" svg:y="0.0039in" svg:viewBox="0 0 113 284" svg:d="M108 16c0-9-5-16-14-16-12 0-24 11-24 22 0 9 6 15 16 15s22-9 22-21zM76 175c6-13 6-15 9-25 4-9 6-15 6-23 0-19-13-34-36-34-38 0-55 60-55 64 0 5 4 5 5 5 5 0 5-2 7-7 11-41 29-53 43-53 4 0 10 0 10 13 0 10-3 18-5 22-2 12-22 61-29 79-5 10-9 25-9 33 0 20 14 35 34 35 41 0 57-61 57-65 0-5-5-5-5-5-5 0-5 2-7 9-7 26-22 52-43 52-8 0-11-4-11-14 0-11 3-17 13-42z"><text:p/></draw:path><draw:path draw:style-name="gr3" draw:text-style-name="P50" svg:width="0.1102in" svg:height="0.1102in" svg:x="0.1035in" svg:y="0.0165in" svg:viewBox="0 0 281 281" svg:d="M150 150h117c6 0 14 0 14-9s-8-9-14-9h-117v-118c0-7 0-14-8-14-10 0-10 7-10 14v118h-118c-7 0-14 0-14 9s7 9 14 9h118v117c0 6 0 14 10 14 8 0 8-8 8-14z"><text:p/></draw:path><draw:path draw:style-name="gr3" draw:text-style-name="P50" svg:width="0.0681in" svg:height="0.1433in" svg:x="0.2579in" svg:y="0.0039in" svg:viewBox="0 0 174 365" svg:d="M174 16c0-9-6-16-17-16-9 0-21 10-21 22 0 9 6 15 15 15 11 0 23-11 23-21zM89 301c-9 32-29 56-53 56-2 0-8 0-16-4 12-3 20-14 20-24 0-6-5-14-17-14-11 0-23 10-23 24 0 18 17 26 37 26 30 0 70-21 81-63l38-156c2-8 2-14 2-14 0-24-18-40-39-40-43 0-67 61-67 65 0 5 3 5 4 5 4 0 5-2 9-9 9-26 30-51 53-51 6 0 14 1 14 19 0 11-1 14-4 22z"><text:p/></draw:path><draw:path draw:style-name="gr3" draw:text-style-name="P50" svg:width="0.1102in" svg:height="0.1102in" svg:x="0.3843in" svg:y="0.0165in" svg:viewBox="0 0 281 281" svg:d="M150 150h117c6 0 14 0 14-9s-8-9-14-9h-117v-118c0-7 0-14-8-14-10 0-10 7-10 14v118h-118c-7 0-14 0-14 9s7 9 14 9h118v117c0 6 0 14 10 14 8 0 8-8 8-14z"><text:p/></draw:path><draw:path draw:style-name="gr3" draw:text-style-name="P50" svg:width="0.0661in" svg:height="0.1102in" svg:x="0.5488in" svg:y="0.0028in" svg:viewBox="0 0 169 281" svg:d="M32 249l46-44c66-59 91-80 91-122 0-49-37-83-90-83-48 0-79 40-79 77 0 22 22 22 22 22 8 0 22-4 22-21 0-11-8-23-22-23-4 0-4 0-5 1 9-27 32-43 57-43 39 0 57 34 57 70 0 33-22 67-45 92l-81 91c-5 5-5 6-5 15h157l12-73h-11c-2 12-4 32-8 38-4 3-32 3-41 3z"><text:p/></draw:path><draw:path draw:style-name="gr3" draw:text-style-name="P50" svg:width="0.0441in" svg:height="0.1114in" svg:x="0.6283in" svg:y="0.0039in" svg:viewBox="0 0 113 284" svg:d="M108 16c0-9-5-16-14-16-12 0-24 11-24 22 0 9 6 15 15 15 11 0 23-9 23-21zM76 175c6-13 6-15 9-25 4-9 6-15 6-23 0-19-13-34-36-34-38 0-55 60-55 64 0 5 4 5 5 5 5 0 5-2 7-7 11-41 29-53 43-53 4 0 10 0 10 13 0 10-3 18-5 22-2 12-22 61-29 79-5 10-9 25-9 33 0 20 14 35 34 35 41 0 57-61 57-65 0-5-5-5-5-5-5 0-5 2-7 9-7 26-22 52-43 52-8 0-11-4-11-14 0-11 3-17 13-42z"><text:p/></draw:path><draw:path draw:style-name="gr3" draw:text-style-name="P50" svg:width="0.0681in" svg:height="0.1433in" svg:x="0.6791in" svg:y="0.0039in" svg:viewBox="0 0 174 365" svg:d="M174 16c0-9-6-16-17-16-9 0-21 10-21 22 0 9 6 15 15 15 11 0 23-11 23-21zM89 301c-9 32-29 56-53 56-2 0-8 0-16-4 12-3 20-14 20-24 0-6-5-14-17-14-11 0-23 10-23 24 0 18 17 26 37 26 30 0 70-21 81-63l38-156c2-8 2-14 2-14 0-24-18-40-39-40-43 0-67 61-67 65 0 5 3 5 4 5 4 0 5-2 9-9 9-26 29-51 53-51 6 0 14 1 14 19 0 11-1 14-4 22z"><text:p/></draw:path><draw:path draw:style-name="gr3" draw:text-style-name="P50" svg:width="0.1012in" svg:height="0.1283in" svg:x="0.8189in" svg:y="0.0079in" svg:viewBox="0 0 258 327" svg:d="M251 18c4-2 7-5 7-10 0-4-3-8-7-8s-8 2-9 2l-234 111c-7 3-8 6-8 9 0 5 2 7 8 10l234 110c5 2 6 2 9 2s7-3 7-8c0-4-1-6-9-10l-220-104zM243 327c8 0 15 0 15-8 0-9-9-9-15-9h-227c-8 0-16 0-16 9 0 8 7 8 14 8z"><text:p/></draw:path><draw:path draw:style-name="gr3" draw:text-style-name="P50" svg:width="0.1398in" svg:height="0.1134in" svg:x="0.9866in" svg:y="0in" svg:viewBox="0 0 356 289" svg:d="M303 44c4-16 11-30 45-31 3 0 8-1 8-8 0-1 0-5-6-5-13 0-29 1-42 1-14 0-30-1-43-1-4 0-8 0-8 8 0 5 4 5 8 5 24 0 29 9 29 18 0 1-1 9-3 10l-46 188-94-222c-3-7-3-7-13-7h-56c-9 0-12 0-12 8 0 5 3 5 10 5 3 0 29 0 29 4l-56 226c-4 18-12 31-46 32-2 0-7 2-7 9 0 2 2 5 6 5 13 0 28-2 42-2s30 2 43 2c3 0 7 0 7-9 0-3-3-5-8-5-24 0-28-9-28-17 0-4 2-5 3-10l55-224c2 2 2 4 4 7l105 250c4 6 4 8 8 8 5 0 5-2 6-9z"><text:p/></draw:path></draw:g></text:p>
        </text:list-item>
      </text:list>
      <text:p text:style-name="P26"><text:tab/><text:span text:style-name="T32">3. All remaining numbers in the list are put into the equation </text:span><text:span text:style-name="T32"><draw:g text:anchor-type="as-char" svg:y="-0.111in" draw:z-index="16" draw:style-name="gr1"><svg:title>TexMaths</svg:title><svg:desc>12§display§2n+2§svg§600§FALSE§</svg:desc><draw:polygon draw:style-name="gr2" draw:text-style-name="P49" svg:width="0.4689in" svg:height="0.1209in" svg:x="0in" svg:y="0.0031in" svg:viewBox="0 0 1192 308" draw:points="596,308 0,308 0,0 1192,0 1192,308"><text:p/></draw:polygon><draw:path draw:style-name="gr3" draw:text-style-name="P50" svg:width="0.0661in" svg:height="0.1106in" svg:x="0.0087in" svg:y="0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50" svg:width="0.0898in" svg:height="0.0752in" svg:x="0.0878in" svg:y="0.0366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3" draw:text-style-name="P50" svg:width="0.1102in" svg:height="0.1106in" svg:x="0.2291in" svg:y="0.0138in" svg:viewBox="0 0 281 282" svg:d="M150 150h118c6 0 13 0 13-8 0-10-7-10-13-10h-118v-118c0-7 0-14-8-14-10 0-10 7-10 14v118h-118c-7 0-14 0-14 10 0 8 7 8 14 8h118v118c0 6 0 14 10 14 8 0 8-8 8-14z"><text:p/></draw:path><draw:path draw:style-name="gr3" draw:text-style-name="P50" svg:width="0.0661in" svg:height="0.1106in" svg:x="0.3941in" svg:y="0in" svg:viewBox="0 0 169 282" svg:d="M32 250l46-45c66-59 91-80 91-122 0-49-37-83-90-83-48 0-79 40-79 77 0 23 22 23 22 23 8 0 22-5 22-22 0-11-8-23-22-23-4 0-4 0-5 1 9-27 32-43 57-43 39 0 57 34 57 70 0 33-22 67-45 92l-81 91c-5 5-5 5-5 16h157l12-73h-11c-2 12-4 31-8 37-4 4-32 4-41 4z"><text:p/></draw:path></draw:g></text:span><text:span text:style-name="T32"><text:s/>and added to the final list of <text:tab/> <text:s text:c="3"/>primes</text:span></text:p>
      <text:p text:style-name="P13"><text:tab/>This algorithm doesn’t just skip even numbers, it doesn’t even consider them. All numbers in the remaining list can be proven to be prime using the following proof.</text:p>
      <text:list xml:id="list2426585831" text:style-name="L2">
        <text:list-item>
          <text:p text:style-name="P19"><text:span text:style-name="T25">All odd integers can be expressed as </text:span><text:span text:style-name="T25"><draw:g text:anchor-type="as-char" svg:y="-0.1154in" draw:z-index="18" draw:style-name="gr1"><svg:title>TexMaths</svg:title><svg:desc>12§display§2k+1§svg§600§FALSE§</svg:desc><draw:polygon draw:style-name="gr2" draw:text-style-name="P49" svg:width="0.4602in" svg:height="0.1291in" svg:x="0in" svg:y="0in" svg:viewBox="0 0 1170 329" draw:points="585,329 0,329 0,0 1170,0 1170,329"><text:p/></draw:polygon><draw:path draw:style-name="gr3" draw:text-style-name="P50" svg:width="0.0661in" svg:height="0.1106in" svg:x="0.0087in" svg:y="0.0043in" svg:viewBox="0 0 169 282" svg:d="M32 250l46-45c66-59 91-80 91-122 0-49-37-83-90-83-48 0-79 40-79 77 0 23 22 23 22 23 8 0 22-5 22-22 0-11-8-23-22-23-4 0-4 0-5 1 9-27 32-43 57-43 39 0 57 34 57 70 0 33-22 67-45 92l-81 90c-5 5-5 6-5 17h157l12-74h-11c-2 13-5 32-8 38-4 4-33 4-41 4z"><text:p/></draw:path><draw:path draw:style-name="gr3" draw:text-style-name="P50" svg:width="0.0752in" svg:height="0.1169in" svg:x="0.0921in" svg:y="0in" svg:viewBox="0 0 192 298" svg:d="M98 5c0-1 0-5-4-5-10 0-42 4-53 4-4 1-9 1-9 8 0 6 4 6 11 6 21 0 22 4 22 7l-1 9-62 243c-2 6-2 6-2 9 0 10 8 12 12 12 6 0 12-4 14-10 3-4 22-80 24-91 15 1 50 7 50 35 0 3 0 4-2 9 0 5-1 10-1 15 0 25 16 42 38 42 14 0 24-6 34-23 11-18 16-41 16-42 0-5-5-5-5-5-5 0-5 2-6 8-9 32-18 52-37 52-9 0-15-5-15-19 0-7 3-17 5-23 0-8 0-10 0-14 0-28-25-39-62-44 14-8 27-21 37-32 20-22 39-40 60-40 3 0 3 0 3 0 5 0 6 0 10 4 0 0 0 1 1 1-20 1-24 18-24 23 0 6 5 16 17 16 11 0 23-10 23-27 0-12-10-26-29-26-12 0-31 3-61 37-14 16-32 32-47 40z"><text:p/></draw:path><draw:path draw:style-name="gr3" draw:text-style-name="P50" svg:width="0.1102in" svg:height="0.1106in" svg:x="0.2205in" svg:y="0.0185in" svg:viewBox="0 0 281 282" svg:d="M150 150h117c6 0 14 0 14-10 0-8-8-8-14-8h-117v-118c0-7 0-14-9-14s-9 7-9 14v118h-118c-7 0-14 0-14 8 0 10 7 10 14 10h118v118c0 6 0 14 9 14s9-8 9-14z"><text:p/></draw:path><draw:path draw:style-name="gr3" draw:text-style-name="P50" svg:width="0.0547in" svg:height="0.1106in" svg:x="0.3917in" svg:y="0.0043in" svg:viewBox="0 0 140 282" svg:d="M88 11c0-10 0-11-11-11-27 26-64 26-77 26v15c8 0 34 0 55-12v219c0 16 0 21-38 21h-15v13c15-2 53-2 69-2 18 0 54 0 69 2v-13h-13c-38 0-39-5-39-21z"><text:p/></draw:path></draw:g></text:span><text:span text:style-name="T25"><text:s/>where </text:span><text:span text:style-name="T25"><draw:g text:anchor-type="as-char" svg:y="-0.1161in" draw:z-index="17" draw:style-name="gr1"><svg:title>TexMaths</svg:title><svg:desc>12§display§k \in \mathbb{Z}§svg§600§FALSE§</svg:desc><draw:polygon draw:style-name="gr2" draw:text-style-name="P49" svg:width="0.4047in" svg:height="0.1213in" svg:x="0in" svg:y="0in" svg:viewBox="0 0 1029 309" draw:points="515,309 0,309 0,0 1029,0 1029,309"><text:p/></draw:polygon><draw:path draw:style-name="gr3" draw:text-style-name="P50" svg:width="0.0752in" svg:height="0.1169in" svg:x="0.0091in" svg:y="0in" svg:viewBox="0 0 192 298" svg:d="M98 5c0-1 0-5-4-5-10 0-42 4-53 4-4 1-9 1-9 8 0 6 4 6 11 6 21 0 22 4 22 7l-1 9-62 243c-2 6-2 7-2 8 0 11 8 13 12 13 6 0 12-5 14-9 3-5 22-82 24-93 15 2 50 8 50 35 0 4 0 5-2 10 0 4-1 9-1 14 0 25 16 43 39 43 13 0 24-7 33-24 11-18 16-41 16-42 0-5-5-5-5-5-5 0-5 3-6 9-8 31-18 53-37 53-9 0-15-5-15-21 0-7 3-17 5-23 0-8 0-9 0-14 0-27-25-38-62-43 14-8 27-22 37-32 20-22 40-40 60-40 4 0 4 0 4 0 4 1 6 1 9 4 0 0 0 1 1 1-20 1-24 18-24 23 0 7 5 15 17 15 11 0 23-9 23-26 0-12-10-26-29-26-12 0-31 3-61 37-14 15-32 32-47 39z"><text:p/></draw:path><draw:path draw:style-name="gr3" draw:text-style-name="P50" svg:width="0.0831in" svg:height="0.0961in" svg:x="0.1516in" svg:y="0.0252in" svg:viewBox="0 0 212 245" svg:d="M197 132c7 0 15 0 15-10 0-8-8-8-15-8h-180c5-57 54-97 114-97h66c7 0 15 0 15-9 0-8-8-8-15-8h-67c-72 0-130 55-130 122s58 123 130 123h67c7 0 15 0 15-9s-8-9-15-9h-66c-60 0-109-39-114-95z"><text:p/></draw:path><draw:path draw:style-name="gr3" draw:text-style-name="P50" svg:width="0.1008in" svg:height="0.1134in" svg:x="0.2988in" svg:y="0.0016in" svg:viewBox="0 0 257 289" svg:d="M240 16c4-6 4-8 4-9 0-7-6-7-14-7h-194c-13 0-13 1-14 12l-6 57-2 5c0 6 5 9 8 9 4 0 7-4 7-6 2-11 6-29 31-46 24-14 54-17 68-17h35l-159 260c-4 5-4 6-4 7 0 8 7 8 14 8h218c12 0 12 0 14-11l11-84c0-5-4-7-6-7-7 0-9 3-9 12-8 34-40 75-100 75h-60zM36 14h23v2c-12 6-19 13-25 18zM180 14h43l-158 260h-43zM203 274c12-7 23-17 32-29-1 10-2 15-3 29z"><text:p/></draw:path></draw:g></text:span><text:span text:style-name="T25">. Let </text:span><text:span text:style-name="T34">o</text:span><text:span text:style-name="T25"> be an odd integer.</text:span></text:p>
        </text:list-item>
        <text:list-item>
          <text:p text:style-name="P20"><text:soft-page-break/><text:span text:style-name="T25">Let k be expressed as </text:span><text:span text:style-name="T25"><draw:g text:anchor-type="as-char" svg:y="-0.1173in" draw:z-index="19" draw:style-name="gr1"><svg:title>TexMaths</svg:title><svg:desc>12§display§k = i + j + 2ij§svg§600§FALSE§</svg:desc><draw:polygon draw:style-name="gr2" draw:text-style-name="P49" svg:width="1.0717in" svg:height="0.1488in" svg:x="0in" svg:y="0in" svg:viewBox="0 0 2723 379" draw:points="1362,379 0,379 0,0 2723,0 2723,379"><text:p/></draw:polygon><draw:path draw:style-name="gr3" draw:text-style-name="P50" svg:width="0.0752in" svg:height="0.1177in" svg:x="0.0091in" svg:y="0in" svg:viewBox="0 0 192 300" svg:d="M98 5c0-1 0-5-4-5-10 0-42 4-53 4-4 1-9 1-9 8 0 6 4 6 11 6 21 0 22 4 22 7l-1 9-62 244c-2 7-2 8-2 10 0 10 8 12 12 12 6 0 12-3 14-9 3-4 22-82 24-93 15 1 50 8 50 36 0 2 0 5-2 10 0 4-1 9-1 14 0 25 16 42 39 42 13 0 24-7 33-23 11-18 16-42 16-42 0-5-5-5-5-5-5 0-5 1-6 7-8 32-18 54-37 54-9 0-15-5-15-21 0-6 3-16 5-23 0-7 0-10 0-13 0-28-25-40-62-45 14-8 27-21 37-32 20-22 40-40 60-40 4 0 4 0 4 0 4 1 6 1 9 4 0 0 0 1 1 1-20 1-24 18-24 23 0 7 5 15 17 15 11 0 23-9 23-26 0-12-10-27-29-27-12 0-31 4-61 38-14 17-32 32-47 39z"><text:p/></draw:path><draw:path draw:style-name="gr3" draw:text-style-name="P50" svg:width="0.1102in" svg:height="0.039in" svg:x="0.1469in" svg:y="0.0547in" svg:viewBox="0 0 281 100" svg:d="M266 17c8 0 15 0 15-9 0-8-7-8-13-8h-254c-7 0-14 0-14 8 0 9 7 9 14 9zM268 100c6 0 13 0 13-8 0-9-7-9-15-9h-252c-7 0-14 0-14 9 0 8 7 8 14 8z"><text:p/></draw:path><draw:path draw:style-name="gr3" draw:text-style-name="P50" svg:width="0.0441in" svg:height="0.1122in" svg:x="0.3177in" svg:y="0.0055in" svg:viewBox="0 0 113 286" svg:d="M108 16c0-9-5-16-14-16-12 0-24 11-24 22 0 9 6 15 16 15s22-9 22-21zM76 176c6-13 6-14 9-25 4-9 6-15 6-23 0-20-13-34-36-34-38 0-55 60-55 64 0 5 4 5 5 5 5 0 5-1 7-7 11-41 29-54 43-54 4 0 10 0 10 14 0 9-3 18-5 21-2 12-22 62-29 80-5 11-9 25-9 34 0 20 14 35 34 35 41 0 57-62 57-65 0-5-5-5-5-5-5 0-5 1-7 8-7 27-22 53-43 53-8 0-11-5-11-14 0-11 3-17 13-42z"><text:p/></draw:path><draw:path draw:style-name="gr3" draw:text-style-name="P50" svg:width="0.1102in" svg:height="0.111in" svg:x="0.4161in" svg:y="0.0185in" svg:viewBox="0 0 281 283" svg:d="M150 151h118c6 0 13 0 13-9s-7-9-13-9h-118v-119c0-7 0-14-8-14-10 0-10 7-10 14v119h-118c-7 0-14 0-14 9s7 9 14 9h118v118c0 6 0 14 10 14 8 0 8-8 8-14z"><text:p/></draw:path><draw:path draw:style-name="gr3" draw:text-style-name="P50" svg:width="0.0681in" svg:height="0.1445in" svg:x="0.5709in" svg:y="0.0055in" svg:viewBox="0 0 174 368" svg:d="M174 16c0-9-6-16-17-16-9 0-21 10-21 22 0 9 6 15 15 15 11 0 23-10 23-21zM89 303c-9 32-29 56-53 56-2 0-8 0-16-3 12-4 20-15 20-24 0-6-5-15-17-15-11 0-23 10-23 24 0 18 17 27 37 27 30 0 70-22 81-64l38-157c2-8 2-14 2-14 0-25-18-40-39-40-43 0-67 61-67 65 0 5 3 5 4 5 4 0 5-1 9-9 9-26 30-52 53-52 6 0 14 2 14 20 0 11-1 14-4 21z"><text:p/></draw:path><draw:path draw:style-name="gr3" draw:text-style-name="P50" svg:width="0.1102in" svg:height="0.111in" svg:x="0.6972in" svg:y="0.0185in" svg:viewBox="0 0 281 283" svg:d="M150 151h118c6 0 13 0 13-9s-7-9-13-9h-118v-119c0-7 0-14-8-14-10 0-10 7-10 14v119h-118c-7 0-14 0-14 9s7 9 14 9h118v118c0 6 0 14 10 14 8 0 8-8 8-14z"><text:p/></draw:path><draw:path draw:style-name="gr3" draw:text-style-name="P50" svg:width="0.0661in" svg:height="0.111in" svg:x="0.8618in" svg:y="0.0047in" svg:viewBox="0 0 169 283" svg:d="M32 251l46-45c66-59 91-81 91-123 0-49-37-83-90-83-48 0-79 40-79 77 0 23 22 23 22 23 8 0 22-5 22-22 0-10-8-23-22-23-4 0-4 0-5 2 9-28 32-44 57-44 39 0 57 34 57 70 0 34-22 68-45 93l-81 92c-5 4-5 6-5 15h157l12-73h-11c-2 12-4 31-8 37-4 4-32 4-41 4z"><text:p/></draw:path><draw:path draw:style-name="gr3" draw:text-style-name="P50" svg:width="0.0441in" svg:height="0.1122in" svg:x="0.9413in" svg:y="0.0055in" svg:viewBox="0 0 113 286" svg:d="M108 16c0-9-5-16-14-16-12 0-24 11-24 22 0 9 6 15 16 15s22-9 22-21zM76 176c6-13 6-14 9-25 4-9 6-15 6-23 0-20-13-34-36-34-38 0-55 60-55 64 0 5 4 5 5 5 5 0 5-1 7-7 11-41 29-54 43-54 4 0 10 0 10 14 0 9-3 18-5 21-2 12-22 62-29 80-5 11-9 25-9 34 0 20 14 35 34 35 41 0 57-62 57-65 0-5-5-5-5-5-5 0-5 1-7 8-7 27-22 53-43 53-8 0-11-5-11-14 0-11 3-17 13-42z"><text:p/></draw:path><draw:path draw:style-name="gr3" draw:text-style-name="P50" svg:width="0.0681in" svg:height="0.1445in" svg:x="0.9917in" svg:y="0.0055in" svg:viewBox="0 0 174 368" svg:d="M174 16c0-9-6-16-17-16-9 0-21 10-21 22 0 9 6 15 15 15 11 0 23-10 23-21zM89 303c-9 32-29 56-53 56-2 0-8 0-16-3 12-4 20-15 20-24 0-6-5-15-17-15-11 0-23 10-23 24 0 18 17 27 37 27 30 0 70-22 81-64l38-157c2-8 2-14 2-14 0-25-18-40-39-40-43 0-67 61-67 65 0 5 3 5 4 5 4 0 5-1 9-9 9-26 30-52 53-52 6 0 14 2 14 20 0 11-1 14-4 21z"><text:p/></draw:path></draw:g></text:span><text:span text:style-name="T25">, i and j being constrained by the conditions above.</text:span></text:p>
        </text:list-item>
        <text:list-item>
          <text:p text:style-name="P14">The follow equations are equivalent:</text:p>
        </text:list-item>
      </text:list>
      <text:list xml:id="list1221004353" text:style-name="L3">
        <text:list-item>
          <text:list>
            <text:list-item>
              <text:p text:style-name="P28"><draw:g text:anchor-type="as-char" svg:y="-0.1252in" draw:z-index="23" draw:style-name="gr1"><svg:title>TexMaths</svg:title><svg:desc>12§display§o = 2(i + j + 2ij) + 1§svg§600§FALSE§</svg:desc><draw:polygon draw:style-name="gr2" draw:text-style-name="P49" svg:width="1.5591in" svg:height="0.1657in" svg:x="0in" svg:y="0in" svg:viewBox="0 0 3961 422" draw:points="1981,422 0,422 0,0 3961,0 3961,422"><text:p/></draw:polygon><draw:path draw:style-name="gr3" draw:text-style-name="P50" svg:width="0.0709in" svg:height="0.0752in" svg:x="0.0067in" svg:y="0.0508in" svg:viewBox="0 0 181 192" svg:d="M181 72c0-44-30-72-68-72-57 0-113 60-113 120 0 42 29 72 68 72 56 0 113-59 113-120zM68 182c-18 0-37-12-37-45 0-21 11-67 24-89 22-32 47-38 58-38 25 0 38 20 38 45 0 17-9 61-25 89-14 24-38 38-58 38z"><text:p/></draw:path><draw:path draw:style-name="gr3" draw:text-style-name="P50" svg:width="0.1102in" svg:height="0.039in" svg:x="0.1362in" svg:y="0.063in" svg:viewBox="0 0 281 100" svg:d="M266 17c8 0 15 0 15-9 0-8-7-8-13-8h-254c-7 0-14 0-14 8 0 9 7 9 14 9zM268 100c6 0 13 0 13-9 0-8-7-8-15-8h-252c-7 0-14 0-14 8 0 9 7 9 14 9z"><text:p/></draw:path><draw:path draw:style-name="gr3" draw:text-style-name="P50" svg:width="0.0661in" svg:height="0.1106in" svg:x="0.3102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50" svg:width="0.0382in" svg:height="0.1657in" svg:x="0.4016in" svg:y="0in" svg:viewBox="0 0 98 422" svg:d="M98 419c0-1 0-3-7-10-53-53-66-133-66-198 0-73 16-146 69-199 4-5 4-6 4-8 0-3-1-4-4-4-4 0-42 29-68 83-21 45-26 92-26 128 0 34 5 84 28 132 26 53 62 79 66 79 3 0 4-1 4-3z"><text:p/></draw:path><draw:path draw:style-name="gr3" draw:text-style-name="P50" svg:width="0.0441in" svg:height="0.1114in" svg:x="0.4543in" svg:y="0.0138in" svg:viewBox="0 0 113 284" svg:d="M108 16c0-9-5-16-14-16-12 0-24 11-24 22 0 9 6 15 16 15s22-9 22-21zM76 175c6-13 6-14 9-25 4-8 6-14 6-23 0-19-13-33-35-33-39 0-56 60-56 63 0 5 4 5 5 5 5 0 5-1 7-7 11-41 29-53 43-53 4 0 10 0 10 13 0 10-3 18-5 22-2 12-22 61-29 79-5 11-9 25-9 34 0 20 14 34 34 34 41 0 57-61 57-66 0-3-5-3-5-3-5 0-5 1-7 8-7 27-22 53-43 53-8 0-11-5-11-14 0-11 3-17 13-44z"><text:p/></draw:path><draw:path draw:style-name="gr3" draw:text-style-name="P50" svg:width="0.1102in" svg:height="0.1106in" svg:x="0.5528in" svg:y="0.0272in" svg:viewBox="0 0 281 282" svg:d="M150 150h118c6 0 13 0 13-8 0-10-7-10-13-10h-118v-118c0-7 0-14-8-14-10 0-10 7-10 14v118h-118c-7 0-14 0-14 10 0 8 7 8 14 8h118v118c0 6 0 14 10 14 8 0 8-8 8-14z"><text:p/></draw:path><draw:path draw:style-name="gr3" draw:text-style-name="P50" svg:width="0.0681in" svg:height="0.1437in" svg:x="0.7075in" svg:y="0.0138in" svg:viewBox="0 0 174 366" svg:d="M174 16c0-9-6-16-17-16-9 0-21 10-21 22 0 9 6 15 15 15 11 0 23-11 23-21zM89 300c-9 34-29 58-53 58-2 0-8 0-16-5 12-3 20-15 20-23 0-6-5-14-17-14-11 0-23 8-23 24 0 18 17 26 37 26 30 0 70-23 81-64l38-156c2-8 2-14 2-14 0-24-18-40-39-40-43 0-67 62-67 65 0 5 3 5 4 5 4 0 5-1 9-8 9-27 29-52 53-52 6 0 14 1 14 19 0 11-1 15-4 22z"><text:p/></draw:path><draw:path draw:style-name="gr3" draw:text-style-name="P50" svg:width="0.1102in" svg:height="0.1106in" svg:x="0.8339in" svg:y="0.0272in" svg:viewBox="0 0 281 282" svg:d="M150 150h118c6 0 13 0 13-8 0-10-7-10-13-10h-118v-118c0-7 0-14-8-14-10 0-10 7-10 14v118h-118c-7 0-14 0-14 10 0 8 7 8 14 8h118v118c0 6 0 14 10 14 8 0 8-8 8-14z"><text:p/></draw:path><draw:path draw:style-name="gr3" draw:text-style-name="P50" svg:width="0.0661in" svg:height="0.1106in" svg:x="0.9992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50" svg:width="0.0441in" svg:height="0.1114in" svg:x="1.0783in" svg:y="0.0138in" svg:viewBox="0 0 113 284" svg:d="M108 16c0-9-5-16-14-16-12 0-24 11-24 22 0 9 6 15 15 15 11 0 23-9 23-21zM76 175c6-13 6-14 9-25 4-8 6-14 6-23 0-19-13-33-36-33-38 0-55 60-55 63 0 5 4 5 5 5 5 0 5-1 7-7 11-41 29-53 43-53 4 0 10 0 10 13 0 10-3 18-5 22-2 12-22 61-29 79-5 11-9 25-9 34 0 20 14 34 34 34 41 0 57-61 57-66 0-3-5-3-5-3-5 0-5 1-7 8-7 27-22 53-43 53-8 0-11-5-11-14 0-11 3-17 13-44z"><text:p/></draw:path><draw:path draw:style-name="gr3" draw:text-style-name="P50" svg:width="0.0681in" svg:height="0.1437in" svg:x="1.1287in" svg:y="0.0138in" svg:viewBox="0 0 174 366" svg:d="M174 16c0-9-6-16-17-16-9 0-21 10-21 22 0 9 6 15 15 15 11 0 23-11 23-21zM89 300c-9 34-29 58-53 58-2 0-8 0-16-5 12-3 20-15 20-23 0-6-5-14-17-14-11 0-23 8-23 24 0 18 17 26 37 26 30 0 70-23 81-64l38-156c2-8 2-14 2-14 0-24-18-40-39-40-43 0-67 62-67 65 0 5 3 5 4 5 4 0 5-1 9-8 9-27 30-52 53-52 6 0 14 1 14 19 0 11-1 15-4 22z"><text:p/></draw:path><draw:path draw:style-name="gr3" draw:text-style-name="P50" svg:width="0.0382in" svg:height="0.1657in" svg:x="1.2185in" svg:y="0in" svg:viewBox="0 0 98 422" svg:d="M98 211c0-32-4-84-27-132-25-51-63-79-67-79-2 0-4 2-4 4s0 3 7 10c43 41 67 108 67 197 0 72-15 147-68 199-6 6-6 8-6 9 0 2 2 3 4 3 4 0 43-28 68-82 22-46 26-93 26-129z"><text:p/></draw:path><draw:path draw:style-name="gr3" draw:text-style-name="P50" svg:width="0.1102in" svg:height="0.1106in" svg:x="1.3193in" svg:y="0.0272in" svg:viewBox="0 0 281 282" svg:d="M150 150h118c6 0 13 0 13-8 0-10-7-10-13-10h-118v-118c0-7 0-14-8-14-10 0-10 7-10 14v118h-118c-7 0-14 0-14 10 0 8 7 8 14 8h118v118c0 6 0 14 10 14 8 0 8-8 8-14z"><text:p/></draw:path><draw:path draw:style-name="gr3" draw:text-style-name="P50" svg:width="0.0547in" svg:height="0.1106in" svg:x="1.4909in" svg:y="0.0134in" svg:viewBox="0 0 140 282" svg:d="M88 11c0-10 0-11-11-11-27 26-64 26-77 26v15c8 0 34 0 55-12v219c0 16 0 21-38 21h-15v13c15-1 53-1 69-1 18 0 54 0 69 1v-13h-13c-38 0-39-5-39-21z"><text:p/></draw:path></draw:g></text:p>
            </text:list-item>
          </text:list>
        </text:list-item>
      </text:list>
      <text:list xml:id="list1312436028" text:style-name="L4">
        <text:list-item>
          <text:list>
            <text:list-item>
              <text:p text:style-name="P29"><draw:g text:anchor-type="as-char" svg:y="-0.1134in" draw:z-index="24" draw:style-name="gr1"><svg:title>TexMaths</svg:title><svg:desc>12§display§o = 2i + 2j + 4ij + 1§svg§600§FALSE§</svg:desc><draw:polygon draw:style-name="gr2" draw:text-style-name="P49" svg:width="1.5126in" svg:height="0.1413in" svg:x="0in" svg:y="0.0024in" svg:viewBox="0 0 3843 360" draw:points="1922,360 0,360 0,0 3843,0 3843,360"><text:p/></draw:polygon><draw:path draw:style-name="gr3" draw:text-style-name="P50" svg:width="0.0709in" svg:height="0.0752in" svg:x="0.0067in" svg:y="0.0394in" svg:viewBox="0 0 181 192" svg:d="M181 72c0-44-30-72-68-72-57 0-113 60-113 120 0 42 29 72 68 72 56 0 113-59 113-120zM68 182c-18 0-37-13-37-47 0-19 11-65 24-87 22-32 47-38 58-38 25 0 38 20 38 45 0 17-9 61-25 89-14 24-38 38-58 38z"><text:p/></draw:path><draw:path draw:style-name="gr3" draw:text-style-name="P50" svg:width="0.1102in" svg:height="0.039in" svg:x="0.1362in" svg:y="0.0516in" svg:viewBox="0 0 281 100" svg:d="M266 17c8 0 15 0 15-9 0-8-7-8-13-8h-254c-7 0-14 0-14 8 0 9 7 9 14 9zM268 100c6 0 13 0 13-9 0-8-7-8-15-8h-252c-7 0-14 0-14 8 0 9 7 9 14 9z"><text:p/></draw:path><draw:path draw:style-name="gr3" draw:text-style-name="P50" svg:width="0.0661in" svg:height="0.1106in" svg:x="0.3102in" svg:y="0.0016in" svg:viewBox="0 0 169 282" svg:d="M32 249l46-44c66-59 91-80 91-122 0-49-37-83-90-83-48 0-79 40-79 77 0 23 22 23 22 23 8 0 22-5 22-22 0-11-8-23-22-23-4 0-4 0-5 1 9-27 32-43 57-43 39 0 57 34 57 70 0 33-22 67-45 92l-81 90c-5 5-5 6-5 17h157l12-75h-11c-2 14-4 33-8 39-4 3-32 3-41 3z"><text:p/></draw:path><draw:path draw:style-name="gr3" draw:text-style-name="P50" svg:width="0.0441in" svg:height="0.111in" svg:x="0.3898in" svg:y="0.0024in" svg:viewBox="0 0 113 283" svg:d="M108 16c0-9-5-16-14-16-12 0-24 11-24 22 0 9 6 15 16 15s22-9 22-21zM76 174c6-12 6-13 9-24 4-10 6-15 6-23 0-19-13-33-36-33-38 0-55 59-55 63 0 5 4 5 5 5 5 0 5-1 7-7 11-41 29-53 43-53 4 0 10 0 10 13 0 10-3 18-5 22-2 12-22 61-29 79-5 11-9 25-9 33 0 21 14 34 34 34 41 0 57-61 57-65 0-3-5-3-5-3-5 0-5 1-7 7-7 27-22 53-43 53-8 0-11-5-11-15 0-9 3-15 13-42z"><text:p/></draw:path><draw:path draw:style-name="gr3" draw:text-style-name="P50" svg:width="0.1102in" svg:height="0.1106in" svg:x="0.4886in" svg:y="0.0161in" svg:viewBox="0 0 281 282" svg:d="M150 150h118c6 0 13 0 13-10 0-8-7-8-13-8h-118v-118c0-7 0-14-8-14-10 0-10 7-10 14v118h-118c-7 0-14 0-14 8 0 10 7 10 14 10h118v117c0 6 0 15 10 15 8 0 8-9 8-15z"><text:p/></draw:path><draw:path draw:style-name="gr3" draw:text-style-name="P50" svg:width="0.0661in" svg:height="0.1106in" svg:x="0.6531in" svg:y="0.0016in" svg:viewBox="0 0 169 282" svg:d="M32 249l46-44c66-59 91-80 91-122 0-49-37-83-90-83-48 0-79 40-79 77 0 23 22 23 22 23 8 0 22-5 22-22 0-11-8-23-22-23-4 0-4 0-5 1 9-27 32-43 57-43 39 0 57 34 57 70 0 33-22 67-45 92l-81 90c-5 5-5 6-5 17h157l12-75h-11c-2 14-4 33-8 39-4 3-32 3-41 3z"><text:p/></draw:path><draw:path draw:style-name="gr3" draw:text-style-name="P50" svg:width="0.0681in" svg:height="0.1429in" svg:x="0.726in" svg:y="0.0024in" svg:viewBox="0 0 174 364" svg:d="M174 16c0-9-6-16-17-16-9 0-21 10-21 22 0 9 6 15 15 15 11 0 23-11 23-21zM89 300c-9 32-29 56-53 56-2 0-8 0-16-4 12-2 20-14 20-22s-5-15-17-15c-11 0-23 9-23 24 0 17 17 25 37 25 30 0 70-21 81-62l38-156c2-8 2-14 2-15 0-24-18-39-39-39-43 0-67 61-67 65 0 5 3 5 4 5 4 0 5-1 9-9 9-26 29-51 53-51 6 0 14 1 14 19 0 10-1 14-4 22z"><text:p/></draw:path><draw:path draw:style-name="gr3" draw:text-style-name="P50" svg:width="0.1102in" svg:height="0.1106in" svg:x="0.8524in" svg:y="0.0161in" svg:viewBox="0 0 281 282" svg:d="M150 150h118c6 0 13 0 13-10 0-8-7-8-13-8h-118v-118c0-7 0-14-8-14-10 0-10 7-10 14v118h-118c-7 0-14 0-14 8 0 10 7 10 14 10h118v117c0 6 0 15 10 15 8 0 8-9 8-15z"><text:p/></draw:path><draw:path draw:style-name="gr3" draw:text-style-name="P50" svg:width="0.0736in" svg:height="0.1118in" svg:x="1.0134in" svg:y="0in" svg:viewBox="0 0 188 285" svg:d="M113 217v36c0 16 0 20-33 20h-8v12c17-1 40-1 56-1 18 0 41 0 58 1v-12h-8c-32 0-33-4-33-20v-36h43v-14h-43v-192c0-9 0-11-7-11-4 0-5 0-7 5l-131 198v14zM115 203h-103l103-157z"><text:p/></draw:path><draw:path draw:style-name="gr3" draw:text-style-name="P50" svg:width="0.0441in" svg:height="0.111in" svg:x="1.0965in" svg:y="0.0024in" svg:viewBox="0 0 113 283" svg:d="M108 16c0-9-5-16-14-16-12 0-24 11-24 22 0 9 6 15 15 15 11 0 23-9 23-21zM76 174c6-12 6-13 9-24 4-10 6-15 6-23 0-19-13-33-36-33-38 0-55 59-55 63 0 5 4 5 5 5 5 0 5-1 7-7 11-41 29-53 43-53 4 0 10 0 10 13 0 10-3 18-5 22-2 12-22 61-29 79-5 11-9 25-9 33 0 21 14 34 34 34 41 0 57-61 57-65 0-3-5-3-5-3-5 0-5 1-7 7-7 27-22 53-43 53-8 0-11-5-11-15 0-9 3-15 13-42z"><text:p/></draw:path><draw:path draw:style-name="gr3" draw:text-style-name="P50" svg:width="0.0681in" svg:height="0.1429in" svg:x="1.1469in" svg:y="0.0024in" svg:viewBox="0 0 174 364" svg:d="M174 16c0-9-6-16-17-16-9 0-21 10-21 22 0 9 6 15 15 15 11 0 23-11 23-21zM89 300c-9 32-29 56-53 56-2 0-8 0-16-4 12-2 20-14 20-22s-5-15-17-15c-11 0-23 9-23 24 0 17 17 25 37 25 30 0 70-21 81-62l38-156c2-8 2-14 2-15 0-24-18-39-39-39-43 0-67 61-67 65 0 5 3 5 4 5 4 0 5-1 9-9 9-26 29-51 53-51 6 0 14 1 14 19 0 10-1 14-4 22z"><text:p/></draw:path><draw:path draw:style-name="gr3" draw:text-style-name="P50" svg:width="0.1102in" svg:height="0.1106in" svg:x="1.2732in" svg:y="0.0161in" svg:viewBox="0 0 281 282" svg:d="M150 150h118c6 0 13 0 13-10 0-8-7-8-13-8h-118v-118c0-7 0-14-8-14-10 0-10 7-10 14v118h-118c-7 0-14 0-14 8 0 10 7 10 14 10h118v117c0 6 0 15 10 15 8 0 8-9 8-15z"><text:p/></draw:path><draw:path draw:style-name="gr3" draw:text-style-name="P50" svg:width="0.0547in" svg:height="0.1106in" svg:x="1.4441in" svg:y="0.0016in" svg:viewBox="0 0 140 282" svg:d="M88 11c0-10 0-11-10-11-28 26-65 26-78 26v15c8 0 34 0 55-12v219c0 16 0 21-38 21h-15v13c15-3 53-3 69-3 18 0 54 0 69 3v-13h-13c-38 0-39-5-39-21z"><text:p/></draw:path></draw:g></text:p>
            </text:list-item>
          </text:list>
        </text:list-item>
      </text:list>
      <text:list xml:id="list1314318184" text:style-name="L5">
        <text:list-item>
          <text:list>
            <text:list-item>
              <text:p text:style-name="P30"><draw:g text:anchor-type="as-char" svg:y="-0.1252in" draw:z-index="25" draw:style-name="gr1"><svg:title>TexMaths</svg:title><svg:desc>12§display§o = (2i + 1)(2j + 1)§svg§600§FALSE§</svg:desc><draw:polygon draw:style-name="gr2" draw:text-style-name="P49" svg:width="1.4331in" svg:height="0.1657in" svg:x="0in" svg:y="0in" svg:viewBox="0 0 3641 422" draw:points="1820,422 0,422 0,0 3641,0 3641,422"><text:p/></draw:polygon><draw:path draw:style-name="gr3" draw:text-style-name="P50" svg:width="0.0709in" svg:height="0.0752in" svg:x="0.0067in" svg:y="0.0508in" svg:viewBox="0 0 181 192" svg:d="M181 72c0-44-30-72-68-72-57 0-113 60-113 120 0 42 29 72 68 72 56 0 113-59 113-120zM68 182c-18 0-37-12-37-45 0-21 11-67 24-89 22-32 47-38 58-38 25 0 38 20 38 45 0 17-9 61-25 89-14 24-38 38-58 38z"><text:p/></draw:path><draw:path draw:style-name="gr3" draw:text-style-name="P50" svg:width="0.1102in" svg:height="0.039in" svg:x="0.1362in" svg:y="0.063in" svg:viewBox="0 0 281 100" svg:d="M266 17c8 0 15 0 15-9 0-8-7-8-13-8h-254c-7 0-14 0-14 8 0 9 7 9 14 9zM268 100c6 0 13 0 13-9 0-8-7-8-15-8h-252c-7 0-14 0-14 8 0 9 7 9 14 9z"><text:p/></draw:path><draw:path draw:style-name="gr3" draw:text-style-name="P50" svg:width="0.0382in" svg:height="0.1657in" svg:x="0.3185in" svg:y="0in" svg:viewBox="0 0 98 422" svg:d="M98 419c0-1 0-3-7-10-53-53-66-133-66-198 0-73 16-146 69-199 4-5 4-6 4-8 0-3-1-4-4-4-4 0-42 29-68 83-21 45-26 92-26 128 0 34 5 84 28 132 26 53 62 79 66 79 3 0 4-1 4-3z"><text:p/></draw:path><draw:path draw:style-name="gr3" draw:text-style-name="P50" svg:width="0.0661in" svg:height="0.1106in" svg:x="0.3748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50" svg:width="0.0441in" svg:height="0.1114in" svg:x="0.4539in" svg:y="0.0138in" svg:viewBox="0 0 113 284" svg:d="M108 16c0-9-5-16-14-16-12 0-24 11-24 22 0 9 6 15 16 15s22-9 22-21zM76 175c6-13 6-14 9-25 4-8 6-14 6-23 0-19-13-33-35-33-39 0-56 60-56 63 0 5 4 5 5 5 5 0 5-1 7-7 11-41 29-53 43-53 4 0 10 0 10 13 0 10-3 18-5 22-2 12-22 61-29 79-5 11-9 25-9 34 0 20 14 34 34 34 41 0 57-61 57-66 0-3-5-3-5-3-5 0-5 1-7 8-7 27-22 53-43 53-8 0-11-5-11-14 0-11 3-17 13-44z"><text:p/></draw:path><draw:path draw:style-name="gr3" draw:text-style-name="P50" svg:width="0.1102in" svg:height="0.1106in" svg:x="0.5528in" svg:y="0.0272in" svg:viewBox="0 0 281 282" svg:d="M150 150h118c6 0 13 0 13-8 0-10-7-10-13-10h-118v-118c0-7 0-14-8-14-10 0-10 7-10 14v118h-118c-7 0-14 0-14 10 0 8 7 8 14 8h118v118c0 6 0 14 10 14 8 0 8-8 8-14z"><text:p/></draw:path><draw:path draw:style-name="gr3" draw:text-style-name="P50" svg:width="0.0547in" svg:height="0.1106in" svg:x="0.7244in" svg:y="0.0138in" svg:viewBox="0 0 140 282" svg:d="M88 11c0-10 0-11-11-11-27 26-64 26-77 26v15c8 0 34 0 55-12v219c0 16 0 21-38 21h-15v13c15-1 53-1 69-1 18 0 54 0 69 1v-13h-13c-38 0-39-5-39-21z"><text:p/></draw:path><draw:path draw:style-name="gr3" draw:text-style-name="P50" svg:width="0.0382in" svg:height="0.1657in" svg:x="0.8016in" svg:y="0in" svg:viewBox="0 0 98 422" svg:d="M98 211c0-32-4-84-27-132-25-51-63-79-67-79-2 0-4 2-4 4s0 3 7 10c43 41 67 108 67 197 0 72-15 147-68 199-6 6-6 8-6 9 0 2 2 3 4 3 4 0 43-28 68-82 22-46 26-93 26-129z"><text:p/></draw:path><draw:path draw:style-name="gr3" draw:text-style-name="P50" svg:width="0.0382in" svg:height="0.1657in" svg:x="0.8736in" svg:y="0in" svg:viewBox="0 0 98 422" svg:d="M98 419c0-1 0-3-7-10-53-53-66-133-66-198 0-73 16-146 69-199 4-5 4-6 4-8 0-3-1-4-4-4-4 0-42 29-68 83-21 45-26 92-26 128 0 34 5 84 28 132 26 53 62 79 66 79 3 0 4-1 4-3z"><text:p/></draw:path><draw:path draw:style-name="gr3" draw:text-style-name="P50" svg:width="0.0661in" svg:height="0.1106in" svg:x="0.9303in" svg:y="0.0138in" svg:viewBox="0 0 169 282" svg:d="M32 250l46-45c66-59 91-80 91-122 0-49-37-83-90-83-48 0-79 40-79 77 0 23 22 23 22 23 8 0 22-5 22-22 0-11-8-23-22-23-4 0-4 0-5 1 9-27 32-43 57-43 39 0 57 34 57 70 0 33-22 67-45 92l-81 91c-5 5-5 5-5 16h157l12-73h-11c-2 12-4 31-9 37-3 4-31 4-40 4z"><text:p/></draw:path><draw:path draw:style-name="gr3" draw:text-style-name="P50" svg:width="0.0681in" svg:height="0.1437in" svg:x="1.0024in" svg:y="0.0138in" svg:viewBox="0 0 174 366" svg:d="M174 16c0-9-6-16-17-16-9 0-21 10-21 22 0 9 6 15 15 15 11 0 23-11 23-21zM89 300c-9 34-29 58-53 58-2 0-8 0-16-5 12-3 20-15 20-23 0-6-5-14-17-14-11 0-23 8-23 24 0 18 17 26 37 26 30 0 70-23 81-64l38-156c2-8 2-14 2-14 0-24-18-40-39-40-43 0-67 62-67 65 0 5 3 5 4 5 4 0 5-1 9-8 9-27 30-52 53-52 6 0 14 1 14 19 0 11-1 15-4 22z"><text:p/></draw:path><draw:path draw:style-name="gr3" draw:text-style-name="P50" svg:width="0.1102in" svg:height="0.1106in" svg:x="1.1287in" svg:y="0.0272in" svg:viewBox="0 0 281 282" svg:d="M150 150h118c6 0 13 0 13-8 0-10-7-10-13-10h-118v-118c0-7 0-14-8-14-10 0-10 7-10 14v118h-118c-7 0-14 0-14 10 0 8 7 8 14 8h118v118c0 6 0 14 10 14 8 0 8-8 8-14z"><text:p/></draw:path><draw:path draw:style-name="gr3" draw:text-style-name="P50" svg:width="0.0547in" svg:height="0.1106in" svg:x="1.3in" svg:y="0.0138in" svg:viewBox="0 0 140 282" svg:d="M88 11c0-10 0-11-11-11-27 26-64 26-77 26v15c8 0 34 0 55-12v219c0 16 0 21-38 21h-15v13c15-1 53-1 69-1 18 0 54 0 69 1v-13h-13c-38 0-39-5-39-21z"><text:p/></draw:path><draw:path draw:style-name="gr3" draw:text-style-name="P50" svg:width="0.0382in" svg:height="0.1657in" svg:x="1.3776in" svg:y="0in" svg:viewBox="0 0 98 422" svg:d="M98 211c0-32-4-84-27-132-25-51-63-79-67-79-2 0-4 2-4 4s0 3 7 10c43 41 67 108 67 197 0 72-15 147-68 199-6 6-6 8-6 9 0 2 2 3 4 3 4 0 43-28 68-82 22-46 26-93 26-129z"><text:p/></draw:path></draw:g></text:p>
            </text:list-item>
          </text:list>
        </text:list-item>
      </text:list>
      <text:p text:style-name="P21"><text:span text:style-name="T25"><text:tab/>This proves that o has two non-trivial odd factors, meaning it cannot be prime! The observant will note that this method does not just generate primes up to </text:span><text:span text:style-name="T40">N</text:span><text:span text:style-name="T25"> however. This is due to the fact that all numbers in the list are doubled and have two added to them. In order to have this method compete on equal ground with the other two sieves, we have adjusted the maximum number N we are passing into each of our methods by the following equation. Let M be the new max number to check primes up to and let N be the number that this sieve creates primes up to.</text:span></text:p>
      <text:p text:style-name="P31"><draw:g text:anchor-type="as-char" svg:y="-0.2402in" draw:z-index="20" draw:style-name="gr1"><svg:title>TexMaths</svg:title><svg:desc>12§display§M = \bigg \lfloor \frac{N - 2}{2} \bigg \rfloor§svg§600§FALSE§</svg:desc><draw:polygon draw:style-name="gr2" draw:text-style-name="P49" svg:width="1.0713in" svg:height="0.3988in" svg:x="0in" svg:y="0in" svg:viewBox="0 0 2722 1014" draw:points="1362,1014 0,1014 0,0 2722,0 2722,1014"><text:p/></draw:polygon><draw:path draw:style-name="gr3" draw:text-style-name="P50" svg:width="0.1665in" svg:height="0.1134in" svg:x="0.0067in" svg:y="0.1283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3" draw:text-style-name="P50" svg:width="0.1102in" svg:height="0.039in" svg:x="0.2346in" svg:y="0.1799in" svg:viewBox="0 0 281 100" svg:d="M266 17c8 0 15 0 15-9 0-8-7-8-13-8h-254c-7 0-14 0-14 8 0 9 7 9 14 9zM268 100c6 0 13 0 13-9 0-8-7-8-15-8h-252c-7 0-14 0-14 8 0 9 7 9 14 9z"><text:p/></draw:path><draw:polygon draw:style-name="gr3" draw:text-style-name="P50" svg:width="0.0531in" svg:height="0.3988in" svg:x="0.4421in" svg:y="0in" svg:viewBox="0 0 136 1014" draw:points="0,1014 136,1014 136,991 23,991 23,0 0,0"><text:p/></draw:polygon><draw:path draw:style-name="gr3" draw:text-style-name="P50" svg:width="0.1398in" svg:height="0.1134in" svg:x="0.524in" svg:y="0.0157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50" svg:width="0.1012in" svg:height="0.0067in" svg:x="0.7193in" svg:y="0.0839in" svg:viewBox="0 0 258 18" svg:d="M244 18c7 0 14 0 14-10 0-8-7-8-14-8h-230c-7 0-14 0-14 8 0 10 7 10 14 10z"><text:p/></draw:path><draw:path draw:style-name="gr3" draw:text-style-name="P50" svg:width="0.0661in" svg:height="0.1106in" svg:x="0.8799in" svg:y="0.0177in" svg:viewBox="0 0 169 282" svg:d="M32 250l46-45c66-58 91-80 91-122 0-49-37-83-90-83-48 0-79 40-79 77 0 23 22 23 22 23 8 0 22-5 22-22 0-11-8-23-22-23-4 0-4 0-5 1 9-27 32-43 57-43 39 0 57 34 57 70 0 33-22 67-45 92l-81 92c-5 4-5 4-5 15h157l12-73h-11c-2 12-4 31-8 37-4 4-32 4-41 4z"><text:p/></draw:path><draw:polygon draw:style-name="gr3" draw:text-style-name="P50" svg:width="0.437in" svg:height="0.0067in" svg:x="0.5173in" svg:y="0.1957in" svg:viewBox="0 0 1111 18" draw:points="556,18 0,18 0,0 1111,0 1111,18"><text:p/></draw:polygon><draw:path draw:style-name="gr3" draw:text-style-name="P50" svg:width="0.0661in" svg:height="0.1106in" svg:x="0.7028in" svg:y="0.2445in" svg:viewBox="0 0 169 282" svg:d="M32 250l46-45c66-58 91-80 91-122 0-49-37-83-90-83-48 0-79 40-79 77 0 23 22 23 22 23 8 0 22-5 22-22 0-11-8-23-22-23-4 0-4 0-5 1 9-27 32-43 57-43 39 0 57 34 57 70 0 33-22 67-45 92l-81 92c-5 4-5 4-5 15h157l12-73h-11c-2 12-4 31-8 37-4 4-32 4-41 4z"><text:p/></draw:path><draw:polygon draw:style-name="gr3" draw:text-style-name="P50" svg:width="0.0531in" svg:height="0.3988in" svg:x="0.9768in" svg:y="0in" svg:viewBox="0 0 136 1014" draw:points="112,991 0,991 0,1014 136,1014 136,0 112,0"><text:p/></draw:polygon></draw:g></text:p>
      <text:p text:style-name="P36"><text:span text:style-name="T25"><text:tab/></text:span><text:span text:style-name="T34">All that is left to model the number of computations this sieve takes to produce its final list. </text:span><text:span text:style-name="T33">Due to this sieve closely resembling the sieve of Eratosthenes, its growth will be similar. </text:span><text:span text:style-name="T35">We again will use a summation, but this time the size of certain sets will need to be known. Let L be a set of all combinations of i + j + 2ij that satisfy the conditions of the sieve. Let Q be the list containing </text:span><text:span text:style-name="T35"><draw:g text:anchor-type="as-char" svg:y="-0.1146in" draw:z-index="26" draw:style-name="gr4"><svg:title>TexMaths</svg:title><svg:desc>12§display§\mathbb{N} \leq N§svg§600§FALSE§</svg:desc><draw:polygon draw:style-name="gr5" draw:text-style-name="P49" svg:width="0.4925in" svg:height="0.1366in" svg:x="0in" svg:y="0in" svg:viewBox="0 0 1252 348" draw:points="626,348 0,348 0,0 1252,0 1252,348"><text:p/></draw:polygon><draw:path draw:style-name="gr6" draw:text-style-name="P50" svg:width="0.1118in" svg:height="0.1169in" svg:x="0.0043in" svg:y="0.0008in" svg:viewBox="0 0 285 298" svg:d="M36 38v207c0 21-2 30-24 30-5 0-12 0-12 7s7 7 14 7h65c9 0 15 0 15-7s-6-7-12-7c-24 0-27-10-27-31v-194l182 242c4 4 5 6 10 6 6 0 6-8 6-14v-238c0-24 4-30 23-32 3 0 9 0 9-7s-4-7-13-7h-61c-7 0-14 0-14 7s7 7 12 7c24 2 27 10 27 32v133l-128-173c-5-6-5-6-14-6h-75c-7 0-14 0-14 7s7 7 9 7c11 3 20 9 23 14-1 3-1 3-1 10zM239 268l-184-243c-5-5-5-6-9-11h50l143 194z"><text:p/></draw:path><draw:path draw:style-name="gr7" draw:text-style-name="P50" svg:width="0.1012in" svg:height="0.1287in" svg:x="0.1799in" svg:y="0.0087in" svg:viewBox="0 0 258 328" svg:d="M251 18c4-2 7-5 7-10 0-4-3-8-7-8s-8 2-9 2l-234 111c-7 3-8 6-8 9 0 5 2 8 8 10l234 109c5 4 6 4 9 4s7-4 7-9c0-4-1-6-9-9l-220-105zM243 328c8 0 15 0 15-10 0-8-9-8-15-8h-227c-8 0-16 0-16 8 0 10 7 10 14 10z"><text:p/></draw:path><draw:path draw:style-name="gr8" draw:text-style-name="P50" svg:width="0.1398in" svg:height="0.1134in" svg:x="0.3476in" svg:y="0.000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g></text:span><text:span text:style-name="T36">, N defined</text:span><text:span text:style-name="T35"> as above, and not marked off by the set L. Thus, we get the following;</text:span></text:p>
      <text:p text:style-name="P35"><text:span text:style-name="T37"><draw:g text:anchor-type="as-char" svg:y="-0.1673in" draw:z-index="27" draw:style-name="gr4"><svg:title>TexMaths</svg:title><svg:desc>12§display§4\sum_{l \in L} l + 2(|Q|-|L|)§svg§600§FALSE§</svg:desc><draw:polygon draw:style-name="gr9" draw:text-style-name="P49" svg:width="1.478in" svg:height="0.3827in" svg:x="0in" svg:y="0in" svg:viewBox="0 0 3755 973" draw:points="1878,973 0,973 0,0 3755,0 3755,973"><text:p/></draw:polygon><draw:path draw:style-name="gr10" draw:text-style-name="P50" svg:width="0.0736in" svg:height="0.1122in" svg:x="0.0047in" svg:y="0.0618in" svg:viewBox="0 0 188 286" svg:d="M113 217v36c0 16 0 21-33 21h-8v12c17 0 40 0 56 0 18 0 41 0 58 0v-12h-8c-32 0-33-5-33-21v-36h43v-13h-43v-193c0-9 0-11-7-11-4 0-5 0-7 5l-131 199v13zM115 204h-103l103-158z"><text:p/></draw:path><draw:path draw:style-name="gr11" draw:text-style-name="P50" svg:width="0.2213in" svg:height="0.2327in" svg:x="0.1201in" svg:y="0.0165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2" draw:text-style-name="P50" svg:width="0.026in" svg:height="0.0819in" svg:x="0.126in" svg:y="0.2933in" svg:viewBox="0 0 67 209" svg:d="M66 8c0 0 1-3 1-4 0-2-1-4-5-4-6 0-31 2-38 2-2 0-7 2-7 8 0 4 5 4 8 4 15 0 15 3 15 4 0 2 0 4-2 7l-37 147c-1 3-1 6-1 8 0 19 17 29 31 29 7 0 17-3 24-16 6-11 11-29 11-30 0-3-4-3-5-3-5 0-5 1-6 7-5 14-9 33-23 33-7 0-10-7-10-14 0-4 1-10 2-12z"><text:p/></draw:path><draw:path draw:style-name="gr13" draw:text-style-name="P50" svg:width="0.0642in" svg:height="0.076in" svg:x="0.1744in" svg:y="0.3067in" svg:viewBox="0 0 164 194" svg:d="M152 103c5 0 12 0 12-6 0-8-7-8-12-8h-138c5-42 41-75 88-75h50c5 0 12 0 12-7s-7-7-12-7h-51c-55 0-101 43-101 97s46 97 101 97h51c5 0 12 0 12-8 0-6-7-6-12-6h-50c-47 0-83-34-88-77z"><text:p/></draw:path><draw:path draw:style-name="gr14" draw:text-style-name="P50" svg:width="0.076in" svg:height="0.0795in" svg:x="0.2594in" svg:y="0.2949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15" draw:text-style-name="P50" svg:width="0.0354in" svg:height="0.1173in" svg:x="0.3854in" svg:y="0.0591in" svg:viewBox="0 0 91 299" svg:d="M91 5c0-1 0-5-6-5-9 0-39 4-51 4-3 1-8 1-8 9 0 5 4 5 10 5 20 0 20 4 20 7l-1 9-53 211c-1 5-2 7-2 14 0 24 19 40 38 40 15 0 26-9 33-24 8-17 13-41 13-42 0-5-5-5-5-5-5 0-5 2-7 8-7 28-16 53-31 53s-15-13-15-19c0-11 2-13 4-20z"><text:p/></draw:path><draw:path draw:style-name="gr16" draw:text-style-name="P50" svg:width="0.1102in" svg:height="0.1106in" svg:x="0.4772in" svg:y="0.078in" svg:viewBox="0 0 281 282" svg:d="M150 150h118c6 0 13 0 13-8 0-10-7-10-13-10h-118v-118c0-7 0-14-8-14-10 0-10 7-10 14v118h-118c-7 0-14 0-14 10 0 8 7 8 14 8h118v118c0 6 0 14 10 14 8 0 8-8 8-14z"><text:p/></draw:path><draw:path draw:style-name="gr17" draw:text-style-name="P50" svg:width="0.0661in" svg:height="0.1106in" svg:x="0.6421in" svg:y="0.0638in" svg:viewBox="0 0 169 282" svg:d="M32 250l46-45c66-59 91-80 91-122 0-49-37-83-90-83-48 0-79 40-79 77 0 23 22 23 22 23 8 0 22-5 22-22 0-11-8-23-22-23-4 0-4 0-5 1 9-27 32-43 57-43 39 0 57 34 57 70 0 33-22 67-45 92l-81 91c-5 5-5 5-5 16h157l12-73h-11c-2 12-4 31-8 37-4 4-32 4-41 4z"><text:p/></draw:path><draw:path draw:style-name="gr18" draw:text-style-name="P50" svg:width="0.0382in" svg:height="0.1657in" svg:x="0.7339in" svg:y="0.05in" svg:viewBox="0 0 98 422" svg:d="M98 419c0-1 0-3-7-10-53-53-66-133-66-198 0-73 16-146 69-199 4-5 4-6 4-8 0-3-1-4-4-4-4 0-42 29-68 83-21 45-26 92-26 128 0 34 5 84 28 132 26 53 62 79 66 79 3 0 4-1 4-3z"><text:p/></draw:path><draw:path draw:style-name="gr19" draw:text-style-name="P50" svg:width="0.0067in" svg:height="0.1657in" svg:x="0.8012in" svg:y="0.05in" svg:viewBox="0 0 18 422" svg:d="M18 16c0-9 0-16-10-16-8 0-8 7-8 16v391c0 8 0 15 8 15 10 0 10-7 10-15z"><text:p/></draw:path><draw:path draw:style-name="gr20" draw:text-style-name="P50" svg:width="0.115in" svg:height="0.1492in" svg:x="0.8358in" svg:y="0.0575in" svg:viewBox="0 0 293 380" svg:d="M164 295c66-24 129-101 129-182 0-67-46-113-108-113-91 0-185 96-185 194 0 71 47 113 108 113 11 0 25-2 42-6-2 27-2 28-2 33 0 14 0 46 36 46 49 0 69-78 69-81 0-4-2-5-3-5-4 0-5 1-6 5-10 30-35 39-50 39-19 0-25-10-30-43zM84 292c-32-12-47-46-47-83 0-30 11-90 43-136 32-43 71-62 102-62 42 0 74 32 74 89 0 42-23 141-94 181-1-15-6-46-37-46-22 0-42 22-42 43 0 9 1 14 1 14zM112 296c-8 0-21 0-21-18 0-16 17-33 34-33 18 0 26 11 26 36 0 6 0 6-5 8-10 5-24 7-34 7z"><text:p/></draw:path><draw:path draw:style-name="gr21" draw:text-style-name="P50" svg:width="0.0067in" svg:height="0.1657in" svg:x="0.9791in" svg:y="0.05in" svg:viewBox="0 0 18 422" svg:d="M18 16c0-9 0-16-10-16-8 0-8 7-8 16v391c0 8 0 15 8 15 10 0 10-7 10-15z"><text:p/></draw:path><draw:path draw:style-name="gr22" draw:text-style-name="P50" svg:width="0.1012in" svg:height="0.0067in" svg:x="1.0559in" svg:y="0.1295in" svg:viewBox="0 0 258 18" svg:d="M244 18c7 0 14 0 14-10 0-8-7-8-14-8h-230c-7 0-14 0-14 8 0 10 7 10 14 10z"><text:p/></draw:path><draw:path draw:style-name="gr23" draw:text-style-name="P50" svg:width="0.0067in" svg:height="0.1657in" svg:x="1.228in" svg:y="0.05in" svg:viewBox="0 0 18 422" svg:d="M18 16c0-9 0-16-10-16-8 0-8 7-8 16v391c0 8 0 15 8 15 10 0 10-7 10-15z"><text:p/></draw:path><draw:path draw:style-name="gr24" draw:text-style-name="P50" svg:width="0.1004in" svg:height="0.1134in" svg:x="1.2606in" svg:y="0.061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25" draw:text-style-name="P50" svg:width="0.0067in" svg:height="0.1657in" svg:x="1.3866in" svg:y="0.05in" svg:viewBox="0 0 18 422" svg:d="M18 16c0-9 0-16-10-16-8 0-8 7-8 16v391c0 8 0 15 8 15 10 0 10-7 10-15z"><text:p/></draw:path><draw:path draw:style-name="gr26" draw:text-style-name="P50" svg:width="0.0382in" svg:height="0.1657in" svg:x="1.4228in" svg:y="0.05in" svg:viewBox="0 0 98 422" svg:d="M98 211c0-32-4-84-27-132-25-51-63-79-67-79-2 0-4 2-4 4s0 3 7 10c43 41 67 108 67 197 0 72-15 147-68 199-6 6-6 8-6 9 0 2 2 3 4 3 4 0 43-28 68-82 22-46 26-93 26-129z"><text:p/></draw:path></draw:g></text:span></text:p>
      <text:p text:style-name="P32"><text:span text:style-name="T25"><text:tab/>To explain, each element of the list L requires four computations to achieve, so each element is multiplied by four to get the total number of computations required. Then, once the list has been sieved, each element of that list must be multiplied by two and have two added to it, which is two separate computations, thus yielding the constants two and four. </text:span><text:span text:style-name="T37">Subtracting the cardinality of Q from L yields the amount of numbers to be computed to reach the final list of primes.</text:span></text:p>
      <text:p text:style-name="P33"><text:span text:style-name="T37"><text:tab/></text:span></text:p>
      <text:p text:style-name="P33"><text:span text:style-name="T39"><text:tab/>Sieve of Atkin.</text:span><text:span text:style-name="T51"> </text:span><text:span text:style-name="T52">The sieve of Atkin, invented in 2003 by A. O. L Atkin and D. J. Bernstien is the most complex sieve that we researched. It operates by creating a partition of the natural numbers up to some maximum number </text:span><text:span text:style-name="T42">N</text:span><text:span text:style-name="T46">. Each number is placed into one of four blocks of the partition by the following rules.</text:span></text:p>
      <text:list xml:id="list1497721406" text:style-name="L6">
        <text:list-item>
          <text:p text:style-name="P38"><text:span text:style-name="T47">For each</text:span><text:span text:style-name="T48"> </text:span><text:span text:style-name="T48"><draw:g text:anchor-type="as-char" svg:y="-0.1252in" draw:z-index="38" draw:style-name="gr4"><svg:title>TexMaths</svg:title><svg:desc>12§display§x \leq N, x \in \mathbb{N}, b = x(mod60)§svg§600§FALSE§</svg:desc><draw:polygon draw:style-name="gr104" draw:text-style-name="P49" svg:width="2.0193in" svg:height="0.1657in" svg:x="0in" svg:y="0.0004in" svg:viewBox="0 0 5130 422" draw:points="2566,422 0,422 0,0 5130,0 5130,422"><text:p/></draw:polygon><draw:path draw:style-name="gr105" draw:text-style-name="P50" svg:width="0.0827in" svg:height="0.0752in" svg:x="0.0047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6" draw:text-style-name="P50" svg:width="0.1012in" svg:height="0.1287in" svg:x="0.1551in" svg:y="0.0193in" svg:viewBox="0 0 258 328" svg:d="M251 18c5-2 7-5 7-10 0-4-2-8-7-8-4 0-7 2-9 2l-234 111c-7 3-8 6-8 9 0 5 2 8 8 10l234 110c5 3 6 3 9 3s7-4 7-9c0-3-1-6-8-9l-221-105zM244 328c7 0 14 0 14-9s-8-9-14-9h-228c-8 0-16 0-16 9s7 9 14 9z"><text:p/></draw:path><draw:path draw:style-name="gr107" draw:text-style-name="P50" svg:width="0.1398in" svg:height="0.1134in" svg:x="0.3228in" svg:y="0.0106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8" draw:text-style-name="P50" svg:width="0.0193in" svg:height="0.0496in" svg:x="0.4728in" svg:y="0.1071in" svg:viewBox="0 0 50 127" svg:d="M50 44c0-27-10-44-27-44-15 0-23 11-23 22 0 12 8 24 23 24 5 0 11-3 14-6 3-2 3-2 4-2v6c0 32-15 58-29 71-5 5-5 6-5 7 0 4 1 5 5 5 5 0 38-33 38-83z"><text:p/></draw:path><draw:path draw:style-name="gr109" draw:text-style-name="P50" svg:width="0.0827in" svg:height="0.0752in" svg:x="0.537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3 46-43 55-56 55-17 0-23-13-23-27 0-10 2-18 7-37z"><text:p/></draw:path><draw:path draw:style-name="gr110" draw:text-style-name="P50" svg:width="0.0831in" svg:height="0.0965in" svg:x="0.687in" svg:y="0.0346in" svg:viewBox="0 0 212 246" svg:d="M197 132c7 0 15 0 15-10 0-8-8-8-15-8h-180c5-56 54-97 114-97h66c7 0 15 0 15-9 0-8-8-8-15-8h-66c-73 0-131 55-131 122 0 68 58 124 131 124h66c7 0 15 0 15-8 0-10-8-10-15-10h-66c-60 0-109-40-114-96z"><text:p/></draw:path><draw:path draw:style-name="gr111" draw:text-style-name="P50" svg:width="0.1122in" svg:height="0.1169in" svg:x="0.8343in" svg:y="0.0106in" svg:viewBox="0 0 286 298" svg:d="M36 38v207c0 21-2 30-24 30-5 0-12 1-12 7 0 8 7 8 14 8h65c9 0 15 0 15-8 0-6-6-7-12-7-24 0-27-9-27-31v-194l183 242c3 4 4 6 9 6 6 0 6-8 6-14v-238c0-24 4-30 23-32 4 0 10 0 10-7s-5-7-14-7h-61c-7 0-14 0-14 7s7 7 12 7c24 2 27 10 27 32v133l-128-173c-5-6-5-6-14-6h-75c-7 0-14 0-14 7s7 7 9 7c11 3 20 9 23 14-1 3-1 3-1 10zM239 268l-184-243c-5-5-5-6-9-11h50l143 194z"><text:p/></draw:path><draw:path draw:style-name="gr112" draw:text-style-name="P50" svg:width="0.0193in" svg:height="0.0496in" svg:x="0.965in" svg:y="0.1071in" svg:viewBox="0 0 50 127" svg:d="M50 44c0-27-10-44-27-44-15 0-23 11-23 22 0 12 8 24 23 24 5 0 11-3 14-6 3-2 3-2 4-2v6c0 32-15 58-29 71-5 5-5 6-5 7 0 4 1 5 5 5 5 0 38-33 38-83z"><text:p/></draw:path><draw:path draw:style-name="gr113" draw:text-style-name="P50" svg:width="0.061in" svg:height="0.1173in" svg:x="1.0319in" svg:y="0.0094in" svg:viewBox="0 0 156 299" svg:d="M82 5c0-1 0-5-6-5-10 0-40 4-52 4-2 1-7 1-7 8 0 6 3 6 9 6 21 0 21 4 21 7s-3 17-6 25l-34 140c-5 20-7 27-7 43 0 38 22 66 54 66 49 0 102-64 102-124 0-39-23-68-56-68-20 0-38 12-50 25zM41 164c3-8 3-9 7-14 22-28 40-34 50-34 16 0 28 12 28 40 0 24-14 73-23 90-13 28-33 43-49 43-14 0-29-12-29-42 0-9 0-17 7-43z"><text:p/></draw:path><draw:path draw:style-name="gr114" draw:text-style-name="P50" svg:width="0.1102in" svg:height="0.039in" svg:x="1.1504in" svg:y="0.0634in" svg:viewBox="0 0 281 100" svg:d="M266 17c8 0 15 0 15-9 0-8-7-8-13-8h-254c-7 0-14 0-14 8 0 9 7 9 14 9zM268 100c6 0 13 0 13-9 0-8-7-8-15-8h-252c-7 0-14 0-14 8 0 9 7 9 14 9z"><text:p/></draw:path><draw:path draw:style-name="gr115" draw:text-style-name="P50" svg:width="0.0827in" svg:height="0.0752in" svg:x="1.3217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16" draw:text-style-name="P50" svg:width="0.0382in" svg:height="0.1657in" svg:x="1.428in" svg:y="0.0004in" svg:viewBox="0 0 98 422" svg:d="M98 419c0-1 0-3-7-10-53-53-66-133-66-198 0-73 16-146 69-199 4-5 4-6 4-8 0-3-1-4-4-4-4 0-42 29-68 83-21 45-26 92-26 128 0 34 5 84 28 132 26 53 62 79 66 79 3 0 4-1 4-3z"><text:p/></draw:path><draw:path draw:style-name="gr117" draw:text-style-name="P50" svg:width="0.1362in" svg:height="0.0752in" svg:x="1.4807in" svg:y="0.051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118" draw:text-style-name="P50" svg:width="0.0709in" svg:height="0.0752in" svg:x="1.6287in" svg:y="0.0512in" svg:viewBox="0 0 181 192" svg:d="M181 72c0-44-30-72-68-72-57 0-113 60-113 120 0 42 29 72 68 72 56 0 113-59 113-120zM68 182c-18 0-37-12-37-45 0-21 11-67 24-89 22-32 47-38 58-38 25 0 38 20 38 45 0 17-9 61-25 89-14 24-38 38-58 38z"><text:p/></draw:path><draw:path draw:style-name="gr119" draw:text-style-name="P50" svg:width="0.0791in" svg:height="0.1173in" svg:x="1.7091in" svg:y="0.0094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120" draw:text-style-name="P50" svg:width="0.0685in" svg:height="0.1138in" svg:x="1.7961in" svg:y="0.0142in" svg:viewBox="0 0 175 290" svg:d="M38 143v-11c0-106 53-121 75-121 9 0 27 2 37 17-7 0-23 0-23 18 0 14 10 20 19 20 6 0 20-4 20-20 0-26-20-46-54-46-54 0-112 55-112 148 0 114 49 142 89 142 47 0 86-38 86-94 0-54-37-95-84-95-29 0-44 21-53 42zM89 280c-27 0-40-27-42-33-7-19-7-53-7-61 0-32 13-76 51-76 7 0 27 0 40 27 7 15 7 38 7 57 0 21 0 42-7 58-13 25-33 28-42 28z"><text:p/></draw:path><draw:path draw:style-name="gr121" draw:text-style-name="P50" svg:width="0.0701in" svg:height="0.1138in" svg:x="1.8787in" svg:y="0.0142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122" draw:text-style-name="P50" svg:width="0.0382in" svg:height="0.1657in" svg:x="1.9642in" svg:y="0.0004in" svg:viewBox="0 0 98 422" svg:d="M98 211c0-32-4-84-27-132-25-51-63-79-67-79-2 0-4 2-4 4s0 3 7 10c43 41 67 108 67 197 0 72-15 147-68 199-6 6-6 8-6 9 0 2 2 3 4 3 4 0 43-28 68-82 22-46 26-93 26-129z"><text:p/></draw:path></draw:g></text:span></text:p>
        </text:list-item>
        <text:list-item>
          <text:p text:style-name="P37"><text:span text:style-name="T48">x</text:span><text:span text:style-name="T47"> is sorted into the following blocks of the partition based on the value of </text:span><text:span text:style-name="T48">b</text:span></text:p>
        </text:list-item>
      </text:list>
      <text:list xml:id="list1165275163" text:style-name="L18">
        <text:list-item>
          <text:list>
            <text:list-item>
              <text:p text:style-name="P39"><text:span text:style-name="T48"><draw:g text:anchor-type="as-char" svg:y="-0.1161in" draw:z-index="31" draw:style-name="gr4"><svg:title>TexMaths</svg:title><svg:desc>12§display§b \in§svg§600§FALSE§</svg:desc><draw:polygon draw:style-name="gr73" draw:text-style-name="P49" svg:width="0.228in" svg:height="0.1213in" svg:x="0in" svg:y="0in" svg:viewBox="0 0 580 309" draw:points="291,309 0,309 0,0 580,0 580,309"><text:p/></draw:polygon><draw:path draw:style-name="gr74" draw:text-style-name="P50" svg:width="0.061in" svg:height="0.1169in" svg:x="0.0079in" svg:y="0in" svg:viewBox="0 0 156 298" svg:d="M82 5c0-1 0-5-6-5-10 0-40 4-52 4-2 1-7 1-7 8 0 6 3 6 9 6 21 0 22 4 22 7s-4 17-7 25l-34 138c-5 22-7 29-7 43 0 40 22 67 54 67 49 0 102-63 102-124 0-39-23-67-56-67-20 0-38 12-50 25zM41 164c3-8 3-10 7-14 22-28 40-34 50-34 16 0 28 12 28 40 0 24-14 73-23 89-13 28-33 44-49 44-14 0-28-12-28-44 0-8 0-15 6-43z"><text:p/></draw:path><draw:path draw:style-name="gr75" draw:text-style-name="P50" svg:width="0.0835in" svg:height="0.0961in" svg:x="0.1311in" svg:y="0.0252in" svg:viewBox="0 0 213 245" svg:d="M197 132c7 0 16 0 16-10 0-8-9-8-16-8h-180c5-57 54-97 114-97h66c7 0 16 0 16-9 0-8-9-8-16-8h-67c-72 0-130 55-130 122s58 123 130 123h67c7 0 16 0 16-9s-9-9-16-9h-66c-60 0-109-39-114-95z"><text:p/></draw:path></draw:g></text:span><text:span text:style-name="T47"><text:s/>{</text:span><text:span text:style-name="T47"><draw:g text:anchor-type="as-char" svg:y="-0.1063in" draw:z-index="28" draw:style-name="gr4"><svg:title>TexMaths</svg:title><svg:desc>12§display§1, 13, 17, 29, 37, 41, 49, 53§svg§600§FALSE§</svg:desc><draw:polygon draw:style-name="gr27" draw:text-style-name="P49" svg:width="1.7618in" svg:height="0.1398in" svg:x="0in" svg:y="0.0051in" svg:viewBox="0 0 4476 356" draw:points="2238,356 0,356 0,0 4476,0 4476,356"><text:p/></draw:polygon><draw:path draw:style-name="gr28" draw:text-style-name="P50" svg:width="0.0547in" svg:height="0.1106in" svg:x="0.0146in" svg:y="0.002in" svg:viewBox="0 0 140 282" svg:d="M88 11c0-10 0-11-10-11-28 26-65 26-78 26v15c8 0 34 0 55-12v220c0 15 0 20-38 20h-15v13c15-2 53-2 69-2 18 0 54 0 69 2v-13h-13c-38 0-39-5-39-20z"><text:p/></draw:path><draw:path draw:style-name="gr29" draw:text-style-name="P50" svg:width="0.0193in" svg:height="0.0496in" svg:x="0.0972in" svg:y="0.0953in" svg:viewBox="0 0 50 127" svg:d="M50 44c0-27-10-44-27-44-15 0-23 11-23 22 0 12 8 24 23 24 5 0 11-3 14-6 3-2 3-2 4-2v6c0 32-15 58-29 71-5 5-5 6-5 8 0 3 1 4 5 4 5 0 38-33 38-83z"><text:p/></draw:path><draw:path draw:style-name="gr30" draw:text-style-name="P50" svg:width="0.0547in" svg:height="0.1106in" svg:x="0.1717in" svg:y="0.002in" svg:viewBox="0 0 140 282" svg:d="M88 11c0-10 0-11-10-11-28 26-65 26-78 26v15c8 0 34 0 55-12v220c0 15 0 20-38 20h-15v13c15-2 53-2 69-2 18 0 54 0 69 2v-13h-13c-38 0-39-5-39-20z"><text:p/></draw:path><draw:path draw:style-name="gr31" draw:text-style-name="P50" svg:width="0.0685in" svg:height="0.1142in" svg:x="0.2465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2" draw:text-style-name="P50" svg:width="0.0193in" svg:height="0.0496in" svg:x="0.3374in" svg:y="0.0953in" svg:viewBox="0 0 50 127" svg:d="M50 44c0-27-10-44-27-44-15 0-23 11-23 22 0 12 8 24 23 24 5 0 11-3 14-6 3-2 3-2 4-2v6c0 32-15 58-29 71-5 5-5 6-5 8 0 3 1 4 5 4 5 0 38-33 38-83z"><text:p/></draw:path><draw:path draw:style-name="gr33" draw:text-style-name="P50" svg:width="0.0547in" svg:height="0.1106in" svg:x="0.4114in" svg:y="0.002in" svg:viewBox="0 0 140 282" svg:d="M88 11c0-10 0-11-11-11-27 26-64 26-77 26v15c8 0 34 0 55-12v220c0 15 0 20-38 20h-15v13c15-2 53-2 69-2 18 0 54 0 69 2v-13h-13c-38 0-39-5-39-20z"><text:p/></draw:path><draw:path draw:style-name="gr34" draw:text-style-name="P50" svg:width="0.0709in" svg:height="0.1157in" svg:x="0.489in" svg:y="0in" svg:viewBox="0 0 181 295" svg:d="M179 29c2-6 2-7 2-16h-102c-53 0-53-6-54-13h-11l-14 88h11c1-8 5-34 11-39 2-3 36-3 40-3h89c-5 7-38 52-48 67-38 58-53 115-53 158 0 5 0 24 20 24s20-19 20-24v-20c0-24 1-48 5-70 1-9 7-45 26-73z"><text:p/></draw:path><draw:path draw:style-name="gr35" draw:text-style-name="P50" svg:width="0.0193in" svg:height="0.0496in" svg:x="0.5768in" svg:y="0.0953in" svg:viewBox="0 0 50 127" svg:d="M50 44c0-27-10-44-27-44-15 0-23 11-23 22 0 12 8 24 23 24 5 0 11-3 14-6 3-2 3-2 4-2v6c0 32-15 58-29 71-5 5-5 6-5 8 0 3 1 4 5 4 5 0 38-33 38-83z"><text:p/></draw:path><draw:path draw:style-name="gr36" draw:text-style-name="P50" svg:width="0.0661in" svg:height="0.1106in" svg:x="0.6449in" svg:y="0.002in" svg:viewBox="0 0 169 282" svg:d="M32 250l46-45c66-58 91-80 91-122 0-49-37-83-90-83-48 0-79 40-79 77 0 23 22 23 22 23 8 0 22-5 22-22 0-11-8-23-22-23-4 0-4 0-5 1 9-27 32-43 57-43 39 0 57 34 57 70 0 34-22 67-45 92l-81 90c-5 5-5 6-5 17h157l12-74h-11c-2 13-4 32-9 38-3 4-31 4-40 4z"><text:p/></draw:path><draw:path draw:style-name="gr37" draw:text-style-name="P50" svg:width="0.0685in" svg:height="0.1142in" svg:x="0.726in" svg:y="0.002in" svg:viewBox="0 0 175 291" svg:d="M138 147v14c0 100-44 119-68 119-8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38" draw:text-style-name="P50" svg:width="0.0193in" svg:height="0.0496in" svg:x="0.8169in" svg:y="0.0953in" svg:viewBox="0 0 50 127" svg:d="M50 44c0-27-10-44-27-44-15 0-23 11-23 22 0 12 8 24 23 24 5 0 11-3 14-6 3-2 3-2 4-2v6c0 32-15 58-29 71-5 5-5 6-5 8 0 3 1 4 5 4 5 0 38-33 38-83z"><text:p/></draw:path><draw:path draw:style-name="gr39" draw:text-style-name="P50" svg:width="0.0685in" svg:height="0.1142in" svg:x="0.8831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40" draw:text-style-name="P50" svg:width="0.0709in" svg:height="0.1157in" svg:x="0.9685in" svg:y="0in" svg:viewBox="0 0 181 295" svg:d="M178 29c3-6 3-7 3-16h-102c-53 0-53-6-54-13h-11l-14 88h11c1-8 5-34 11-39 2-3 36-3 40-3h89c-5 7-38 52-48 67-38 58-53 115-53 158 0 5 0 24 20 24s20-19 20-24v-20c0-24 1-48 5-70 1-9 7-45 26-73z"><text:p/></draw:path><draw:path draw:style-name="gr41" draw:text-style-name="P50" svg:width="0.0193in" svg:height="0.0496in" svg:x="1.0567in" svg:y="0.0953in" svg:viewBox="0 0 50 127" svg:d="M50 44c0-27-10-44-27-44-15 0-23 11-23 22 0 12 8 24 23 24 5 0 11-3 14-6 3-2 3-2 4-2v6c0 32-15 58-29 71-5 5-5 6-5 8 0 3 1 4 5 4 5 0 38-33 38-83z"><text:p/></draw:path><draw:path draw:style-name="gr42" draw:text-style-name="P50" svg:width="0.0736in" svg:height="0.1122in" svg:x="1.1213in" svg:y="0in" svg:viewBox="0 0 188 286" svg:d="M113 217v36c0 16 0 21-33 21h-8v12c17-1 40-1 56-1 18 0 41 0 58 1v-12h-8c-32 0-33-5-33-21v-36h43v-14h-43v-192c0-9 0-11-7-11-4 0-5 0-7 5l-131 198v14zM115 203h-103l103-157z"><text:p/></draw:path><draw:path draw:style-name="gr43" draw:text-style-name="P50" svg:width="0.0547in" svg:height="0.1106in" svg:x="1.2138in" svg:y="0.002in" svg:viewBox="0 0 140 282" svg:d="M88 11c0-10 0-11-10-11-28 26-65 26-78 26v15c8 0 34 0 55-12v220c0 15 0 20-38 20h-15v13c15-2 53-2 69-2 18 0 54 0 69 2v-13h-13c-38 0-39-5-39-20z"><text:p/></draw:path><draw:path draw:style-name="gr44" draw:text-style-name="P50" svg:width="0.0193in" svg:height="0.0496in" svg:x="1.2965in" svg:y="0.0953in" svg:viewBox="0 0 50 127" svg:d="M50 44c0-27-10-44-27-44-15 0-23 11-23 22 0 12 8 24 23 24 5 0 11-3 14-6 3-2 3-2 4-2v6c0 32-15 58-29 71-5 5-5 6-5 8 0 3 1 4 5 4 5 0 38-33 38-83z"><text:p/></draw:path><draw:path draw:style-name="gr45" draw:text-style-name="P50" svg:width="0.0736in" svg:height="0.1122in" svg:x="1.3606in" svg:y="0in" svg:viewBox="0 0 188 286" svg:d="M113 217v36c0 16 0 21-33 21h-8v12c17-1 40-1 56-1 18 0 41 0 58 1v-12h-8c-32 0-33-5-33-21v-36h43v-14h-43v-192c0-9 0-11-7-11-4 0-5 0-7 5l-131 198v14zM115 203h-103l103-157z"><text:p/></draw:path><draw:path draw:style-name="gr46" draw:text-style-name="P50" svg:width="0.0685in" svg:height="0.1142in" svg:x="1.4457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47" draw:text-style-name="P50" svg:width="0.0193in" svg:height="0.0496in" svg:x="1.5362in" svg:y="0.0953in" svg:viewBox="0 0 50 127" svg:d="M50 44c0-27-10-44-27-44-15 0-23 11-23 22 0 12 8 24 23 24 5 0 11-3 14-6 3-2 3-2 4-2v6c0 32-15 58-29 71-5 5-5 6-5 8 0 3 1 4 5 4 5 0 38-33 38-83z"><text:p/></draw:path><draw:path draw:style-name="gr48" draw:text-style-name="P50" svg:width="0.0661in" svg:height="0.1142in" svg:x="1.6039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path draw:style-name="gr49" draw:text-style-name="P50" svg:width="0.0685in" svg:height="0.1142in" svg:x="1.6858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g></text:span><text:span text:style-name="T47">} </text:span><text:span text:style-name="T48"><draw:g text:anchor-type="as-char" svg:y="-0.1138in" draw:z-index="32" draw:style-name="gr4"><svg:title>TexMaths</svg:title><svg:desc>12§display§= P_1§svg§600§FALSE§</svg:desc><draw:polygon draw:style-name="gr76" draw:text-style-name="P49" svg:width="0.348in" svg:height="0.139in" svg:x="0in" svg:y="0in" svg:viewBox="0 0 885 354" draw:points="442,354 0,354 0,0 885,0 885,354"><text:p/></draw:polygon><draw:path draw:style-name="gr77" draw:text-style-name="P50" svg:width="0.1106in" svg:height="0.039in" svg:x="0.0094in" svg:y="0.0524in" svg:viewBox="0 0 282 100" svg:d="M267 17c6 0 15 0 15-9 0-8-9-8-15-8h-253c-7 0-14 0-14 8 0 9 7 9 14 9zM267 100c6 0 15 0 15-9 0-8-9-8-15-8h-253c-7 0-14 0-14 8 0 9 7 9 14 9z"><text:p/></draw:path><draw:path draw:style-name="gr78" draw:text-style-name="P50" svg:width="0.1185in" svg:height="0.1138in" svg:x="0.1815in" svg:y="0in" svg:viewBox="0 0 302 290" svg:d="M111 156h72c60 0 119-44 119-91 0-34-28-65-84-65h-136c-8 0-12 0-12 7 0 6 3 6 12 6 4 0 11 0 17 1 8 0 9 3 9 8 0 0 0 2 0 7l-58 229c-4 16-4 19-38 19-7 0-12 0-12 8 0 5 5 5 7 5 11 0 41-1 53-1 10 0 19 0 27 0 9 0 18 1 27 1 3 0 8 0 8-8 0-5-3-5-11-5-15 0-27 0-27-7 0-3 0-5 1-8zM141 29c5-15 5-16 23-16h41c35 0 57 12 57 41 0 16-8 53-23 69-22 19-48 21-66 21h-60z"><text:p/></draw:path><draw:path draw:style-name="gr79" draw:text-style-name="P50" svg:width="0.0421in" svg:height="0.0772in" svg:x="0.2945in" svg:y="0.0614in" svg:viewBox="0 0 108 197" svg:d="M67 8c0-8 0-8-8-8-19 18-47 19-59 19v11c7 0 26 0 43-8v151c0 10 0 14-30 14h-11v10c5 0 42-1 53-1 10 0 47 1 53 1v-10h-11c-30 0-30-4-30-14z"><text:p/></draw:path></draw:g></text:span></text:p>
            </text:list-item>
          </text:list>
        </text:list-item>
      </text:list>
      <text:list xml:id="list603443643" text:style-name="L20">
        <text:list-item>
          <text:list>
            <text:list-item>
              <text:p text:style-name="P40"><text:span text:style-name="T48"><draw:g text:anchor-type="as-char" svg:y="-0.1161in" draw:z-index="34" draw:style-name="gr4"><svg:title>TexMaths</svg:title><svg:desc>12§display§b \in§svg§600§FALSE§</svg:desc><draw:polygon draw:style-name="gr83" draw:text-style-name="P49" svg:width="0.228in" svg:height="0.1213in" svg:x="0in" svg:y="0in" svg:viewBox="0 0 580 309" draw:points="291,309 0,309 0,0 580,0 580,309"><text:p/></draw:polygon><draw:path draw:style-name="gr84" draw:text-style-name="P50" svg:width="0.061in" svg:height="0.1169in" svg:x="0.0079in" svg:y="0in" svg:viewBox="0 0 156 298" svg:d="M82 5c0-1 0-5-6-5-10 0-40 4-52 4-2 1-7 1-7 8 0 6 3 6 9 6 21 0 22 4 22 7s-4 17-7 25l-34 138c-5 22-7 29-7 43 0 40 22 67 54 67 49 0 102-63 102-124 0-39-23-67-56-67-20 0-38 12-50 25zM41 164c3-8 3-10 7-14 22-28 40-34 50-34 16 0 28 12 28 40 0 24-14 73-23 89-13 28-33 44-49 44-14 0-28-12-28-44 0-8 0-15 6-43z"><text:p/></draw:path><draw:path draw:style-name="gr85" draw:text-style-name="P50" svg:width="0.0835in" svg:height="0.0961in" svg:x="0.1311in" svg:y="0.0252in" svg:viewBox="0 0 213 245" svg:d="M197 132c7 0 16 0 16-10 0-8-9-8-16-8h-180c5-57 54-97 114-97h66c7 0 16 0 16-9 0-8-9-8-16-8h-67c-72 0-130 55-130 122s58 123 130 123h67c7 0 16 0 16-9s-9-9-16-9h-66c-60 0-109-39-114-95z"><text:p/></draw:path></draw:g></text:span><text:span text:style-name="T47"><text:s/>{</text:span><text:span text:style-name="T47"><draw:g text:anchor-type="as-char" svg:y="-0.111in" draw:z-index="30" draw:style-name="gr4"><svg:title>TexMaths</svg:title><svg:desc>12§display§7, 19, 31, 43§svg§600§FALSE§</svg:desc><draw:polygon draw:style-name="gr62" draw:text-style-name="P49" svg:width="0.8028in" svg:height="0.1398in" svg:x="0in" svg:y="0.0051in" svg:viewBox="0 0 2040 356" draw:points="1020,356 0,356 0,0 2040,0 2040,356"><text:p/></draw:polygon><draw:path draw:style-name="gr63" draw:text-style-name="P50" svg:width="0.0709in" svg:height="0.1157in" svg:x="0.0094in" svg:y="0in" svg:viewBox="0 0 181 295" svg:d="M178 29c3-6 3-7 3-16h-102c-53 0-53-6-54-13h-11l-14 88h11c1-8 5-34 11-39 2-3 36-3 40-3h89c-5 7-38 52-48 67-38 58-53 115-53 158 0 5 0 24 20 24s20-19 20-24v-20c0-24 1-48 4-70 2-9 8-45 27-73z"><text:p/></draw:path><draw:path draw:style-name="gr64" draw:text-style-name="P50" svg:width="0.0193in" svg:height="0.0496in" svg:x="0.0972in" svg:y="0.0953in" svg:viewBox="0 0 50 127" svg:d="M50 44c0-27-10-44-27-44-15 0-23 11-23 22 0 12 8 24 23 24 5 0 11-3 14-6 3-2 3-2 4-2v6c0 32-15 58-29 71-5 5-5 6-5 8 0 3 1 4 5 4 5 0 38-33 38-83z"><text:p/></draw:path><draw:path draw:style-name="gr65" draw:text-style-name="P50" svg:width="0.0547in" svg:height="0.1106in" svg:x="0.1717in" svg:y="0.002in" svg:viewBox="0 0 140 282" svg:d="M88 11c0-10 0-11-10-11-28 26-65 26-78 26v15c8 0 34 0 55-12v220c0 15 0 20-38 20h-15v13c15-2 53-2 69-2 18 0 54 0 69 2v-13h-13c-38 0-39-5-39-20z"><text:p/></draw:path><draw:path draw:style-name="gr66" draw:text-style-name="P50" svg:width="0.0685in" svg:height="0.1142in" svg:x="0.2469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67" draw:text-style-name="P50" svg:width="0.0193in" svg:height="0.0496in" svg:x="0.3374in" svg:y="0.0953in" svg:viewBox="0 0 50 127" svg:d="M50 44c0-27-10-44-27-44-15 0-23 11-23 22 0 12 8 24 23 24 5 0 11-3 14-6 3-2 3-2 4-2v6c0 32-15 58-29 71-5 5-5 6-5 8 0 3 1 4 5 4 5 0 38-33 38-83z"><text:p/></draw:path><draw:path draw:style-name="gr68" draw:text-style-name="P50" svg:width="0.0685in" svg:height="0.1142in" svg:x="0.4035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69" draw:text-style-name="P50" svg:width="0.0547in" svg:height="0.1106in" svg:x="0.4945in" svg:y="0.002in" svg:viewBox="0 0 140 282" svg:d="M88 11c0-10 0-11-11-11-27 26-64 26-77 26v15c8 0 34 0 55-12v220c0 15 0 20-38 20h-15v13c15-2 53-2 69-2 18 0 54 0 69 2v-13h-13c-38 0-39-5-39-20z"><text:p/></draw:path><draw:path draw:style-name="gr70" draw:text-style-name="P50" svg:width="0.0193in" svg:height="0.0496in" svg:x="0.5772in" svg:y="0.0953in" svg:viewBox="0 0 50 127" svg:d="M50 44c0-27-10-44-27-44-15 0-23 11-23 22 0 12 8 24 23 24 5 0 11-3 14-6 3-2 3-2 4-2v6c0 32-15 58-29 71-5 5-5 6-5 8 0 3 1 4 5 4 5 0 38-33 38-83z"><text:p/></draw:path><draw:path draw:style-name="gr71" draw:text-style-name="P50" svg:width="0.0736in" svg:height="0.1122in" svg:x="0.6413in" svg:y="0in" svg:viewBox="0 0 188 286" svg:d="M113 217v36c0 16 0 21-33 21h-8v12c17-1 40-1 56-1 18 0 41 0 58 1v-12h-8c-32 0-33-5-33-21v-36h43v-14h-43v-192c0-9 0-11-7-11-4 0-5 0-7 5l-131 198v14zM115 203h-103l103-157z"><text:p/></draw:path><draw:path draw:style-name="gr72" draw:text-style-name="P50" svg:width="0.0685in" svg:height="0.1142in" svg:x="0.7264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g></text:span><text:span text:style-name="T47">} </text:span><text:span text:style-name="T48">= </text:span><text:span text:style-name="T48"><draw:g text:anchor-type="as-char" svg:y="-0.1138in" draw:z-index="33" draw:style-name="gr4"><svg:title>TexMaths</svg:title><svg:desc>12§display§P_2§svg§600§FALSE§</svg:desc><draw:polygon draw:style-name="gr80" draw:text-style-name="P49" svg:width="0.172in" svg:height="0.139in" svg:x="0in" svg:y="0in" svg:viewBox="0 0 438 354" draw:points="219,354 0,354 0,0 438,0 438,354"><text:p/></draw:polygon><draw:path draw:style-name="gr81" draw:text-style-name="P50" svg:width="0.1185in" svg:height="0.1138in" svg:x="0.0067in" svg:y="0in" svg:viewBox="0 0 302 290" svg:d="M111 156h72c59 0 119-44 119-91 0-34-28-65-84-65h-137c-7 0-12 0-12 7 0 6 4 6 12 6 5 0 12 0 18 1 8 0 9 3 9 8 0 0 0 2 0 7l-58 229c-4 16-4 19-38 19-7 0-12 0-12 8 0 5 5 5 7 5 11 0 41-1 53-1 9 0 19 0 27 0 9 0 18 1 27 1 3 0 8 0 8-8 0-5-3-5-11-5-15 0-27 0-27-7 0-3 0-5 1-8zM141 29c4-15 4-16 23-16h41c35 0 57 12 57 41 0 16-8 53-25 69-20 19-47 21-64 21h-60z"><text:p/></draw:path><draw:path draw:style-name="gr82" draw:text-style-name="P50" svg:width="0.0512in" svg:height="0.0772in" svg:x="0.1138in" svg:y="0.0614in" svg:viewBox="0 0 131 197" svg:d="M131 143h-10c-1 7-5 24-8 28-2 1-24 1-29 1h-54c30-28 41-35 59-49 22-18 42-36 42-65 0-36-32-58-70-58-36 0-61 26-61 53 0 16 12 17 16 17 7 0 15-5 15-16 0-5-1-15-17-15 9-22 29-28 44-28 29 0 45 23 45 47 0 26-19 47-29 58l-72 71c-2 2-2 3-2 10h122z"><text:p/></draw:path></draw:g></text:span></text:p>
            </text:list-item>
          </text:list>
        </text:list-item>
      </text:list>
      <text:list xml:id="list2139836303" text:style-name="L22">
        <text:list-item>
          <text:list>
            <text:list-item>
              <text:p text:style-name="P41"><text:span text:style-name="T48"><draw:g text:anchor-type="as-char" svg:y="-0.1161in" draw:z-index="36" draw:style-name="gr4"><svg:title>TexMaths</svg:title><svg:desc>12§display§b \in§svg§600§FALSE§</svg:desc><draw:polygon draw:style-name="gr89" draw:text-style-name="P49" svg:width="0.228in" svg:height="0.1213in" svg:x="0in" svg:y="0in" svg:viewBox="0 0 580 309" draw:points="291,309 0,309 0,0 580,0 580,309"><text:p/></draw:polygon><draw:path draw:style-name="gr90" draw:text-style-name="P50" svg:width="0.061in" svg:height="0.1169in" svg:x="0.0079in" svg:y="0in" svg:viewBox="0 0 156 298" svg:d="M82 5c0-1 0-5-6-5-10 0-40 4-52 4-2 1-7 1-7 8 0 6 3 6 9 6 21 0 22 4 22 7s-4 17-7 25l-34 138c-5 22-7 29-7 43 0 40 22 67 54 67 49 0 102-63 102-124 0-39-23-67-56-67-20 0-38 12-50 25zM41 164c3-8 3-10 7-14 22-28 40-34 50-34 16 0 28 12 28 40 0 24-14 73-23 89-13 28-33 44-49 44-14 0-28-12-28-44 0-8 0-15 6-43z"><text:p/></draw:path><draw:path draw:style-name="gr91" draw:text-style-name="P50" svg:width="0.0835in" svg:height="0.0961in" svg:x="0.1311in" svg:y="0.0252in" svg:viewBox="0 0 213 245" svg:d="M197 132c7 0 16 0 16-10 0-8-9-8-16-8h-180c5-57 54-97 114-97h66c7 0 16 0 16-9 0-8-9-8-16-8h-67c-72 0-130 55-130 122s58 123 130 123h67c7 0 16 0 16-9s-9-9-16-9h-66c-60 0-109-39-114-95z"><text:p/></draw:path></draw:g></text:span><text:span text:style-name="T47"><text:s/>{</text:span><text:span text:style-name="T47"><draw:g text:anchor-type="as-char" svg:y="-0.111in" draw:z-index="29" draw:style-name="gr4"><svg:title>TexMaths</svg:title><svg:desc>12§display§11, 23, 47, 59§svg§600§FALSE§</svg:desc><draw:polygon draw:style-name="gr50" draw:text-style-name="P49" svg:width="0.8858in" svg:height="0.1398in" svg:x="0in" svg:y="0.0051in" svg:viewBox="0 0 2251 356" draw:points="1126,356 0,356 0,0 2251,0 2251,356"><text:p/></draw:polygon><draw:path draw:style-name="gr51" draw:text-style-name="P50" svg:width="0.0547in" svg:height="0.1106in" svg:x="0.0146in" svg:y="0.002in" svg:viewBox="0 0 140 282" svg:d="M88 11c0-10 0-11-10-11-28 26-65 26-78 26v15c8 0 34 0 55-12v220c0 15 0 20-38 20h-15v13c15-2 53-2 69-2 18 0 54 0 69 2v-13h-13c-38 0-39-5-39-20z"><text:p/></draw:path><draw:path draw:style-name="gr52" draw:text-style-name="P50" svg:width="0.0547in" svg:height="0.1106in" svg:x="0.0976in" svg:y="0.002in" svg:viewBox="0 0 140 282" svg:d="M88 11c0-10 0-11-10-11-28 26-65 26-78 26v15c8 0 34 0 55-12v220c0 15 0 20-38 20h-15v13c15-2 53-2 69-2 18 0 54 0 69 2v-13h-13c-38 0-39-5-39-20z"><text:p/></draw:path><draw:path draw:style-name="gr53" draw:text-style-name="P50" svg:width="0.0193in" svg:height="0.0496in" svg:x="0.1807in" svg:y="0.0953in" svg:viewBox="0 0 50 127" svg:d="M50 44c0-27-10-44-27-44-15 0-23 11-23 22 0 12 8 24 23 24 5 0 11-3 14-6 3-2 3-2 4-2v6c0 32-15 58-29 71-5 5-5 6-5 8 0 3 1 4 5 4 5 0 38-33 38-83z"><text:p/></draw:path><draw:path draw:style-name="gr54" draw:text-style-name="P50" svg:width="0.0661in" svg:height="0.1106in" svg:x="0.2484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55" draw:text-style-name="P50" svg:width="0.0685in" svg:height="0.1142in" svg:x="0.3299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56" draw:text-style-name="P50" svg:width="0.0193in" svg:height="0.0496in" svg:x="0.4205in" svg:y="0.0953in" svg:viewBox="0 0 50 127" svg:d="M50 44c0-27-10-44-27-44-15 0-23 11-23 22 0 12 8 24 23 24 5 0 11-3 14-6 3-2 3-2 4-2v6c0 32-15 58-29 71-5 5-5 6-5 8 0 3 1 4 5 4 5 0 38-33 38-83z"><text:p/></draw:path><draw:path draw:style-name="gr57" draw:text-style-name="P50" svg:width="0.0736in" svg:height="0.1122in" svg:x="0.4843in" svg:y="0in" svg:viewBox="0 0 188 286" svg:d="M113 217v36c0 16 0 21-33 21h-8v12c17-1 40-1 56-1 18 0 41 0 58 1v-12h-8c-32 0-33-5-33-21v-36h43v-14h-43v-192c0-9 0-11-7-11-4 0-5 0-7 5l-131 198v14zM115 203h-103l103-157z"><text:p/></draw:path><draw:path draw:style-name="gr58" draw:text-style-name="P50" svg:width="0.0709in" svg:height="0.1157in" svg:x="0.5717in" svg:y="0in" svg:viewBox="0 0 181 295" svg:d="M178 29c3-6 3-7 3-16h-102c-53 0-53-6-54-13h-11l-14 88h11c1-8 5-34 11-39 2-3 36-3 40-3h89c-5 7-38 52-48 67-38 58-53 115-53 158 0 5 0 24 20 24s20-19 20-24v-20c0-24 1-48 4-70 2-9 8-45 27-73z"><text:p/></draw:path><draw:path draw:style-name="gr59" draw:text-style-name="P50" svg:width="0.0193in" svg:height="0.0496in" svg:x="0.6602in" svg:y="0.0953in" svg:viewBox="0 0 50 127" svg:d="M50 44c0-27-10-44-27-44-15 0-23 11-23 22 0 12 8 24 23 24 5 0 11-3 14-6 3-2 3-2 4-2v6c0 32-15 58-29 71-5 5-5 6-5 8 0 3 1 4 5 4 5 0 38-33 38-83z"><text:p/></draw:path><draw:path draw:style-name="gr60" draw:text-style-name="P50" svg:width="0.0661in" svg:height="0.1142in" svg:x="0.7283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path draw:style-name="gr61" draw:text-style-name="P50" svg:width="0.0685in" svg:height="0.1142in" svg:x="0.8094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g></text:span><text:span text:style-name="T47">} </text:span><text:span text:style-name="T48">= </text:span><text:span text:style-name="T48"><draw:g text:anchor-type="as-char" svg:y="-0.1161in" draw:z-index="35" draw:style-name="gr4"><svg:title>TexMaths</svg:title><svg:desc>12§display§P_3§svg§600§FALSE§</svg:desc><draw:polygon draw:style-name="gr86" draw:text-style-name="P49" svg:width="0.172in" svg:height="0.1382in" svg:x="0in" svg:y="0in" svg:viewBox="0 0 438 352" draw:points="219,352 0,352 0,0 438,0 438,352"><text:p/></draw:polygon><draw:path draw:style-name="gr87" draw:text-style-name="P50" svg:width="0.1185in" svg:height="0.113in" svg:x="0.0067in" svg:y="0in" svg:viewBox="0 0 302 288" svg:d="M111 155h72c59 0 119-43 119-90 0-34-28-65-84-65h-137c-7 0-12 0-12 7 0 6 4 6 12 6 5 0 12 0 18 1 8 0 9 3 9 8 0 0 0 2 0 7l-58 227c-4 17-4 19-38 19-7 0-12 0-12 8 0 5 5 5 7 5 11 0 41 0 53 0 9 0 19 0 27 0 9 0 18 0 27 0 3 0 8 0 8-8 0-5-3-5-11-5-15 0-27 0-27-7 0-3 0-4 1-7zM141 29c4-15 4-16 23-16h41c35 0 57 12 57 41 0 16-8 53-25 67-20 20-47 23-64 23h-60z"><text:p/></draw:path><draw:path draw:style-name="gr88" draw:text-style-name="P50" svg:width="0.0528in" svg:height="0.0795in" svg:x="0.1126in" svg:y="0.0606in" svg:viewBox="0 0 135 203" svg:d="M65 97c24 0 39 17 39 48 0 38-20 48-38 48-11 0-38-3-50-20 14-1 16-11 16-17 0-9-6-15-15-15s-17 4-17 15c0 29 31 47 67 47 41 0 68-28 68-58 0-22-18-45-50-53 31-10 42-33 42-51 0-24-26-41-60-41-32 0-57 17-57 40 0 10 6 15 15 15s16-6 16-14c0-10-7-15-16-16 11-13 30-17 41-17 13 0 32 8 32 33 0 13-5 26-12 35-9 12-17 13-32 13-8 0-8 0-10 1 0 0-3 0-3 4 0 3 3 3 8 3z"><text:p/></draw:path></draw:g></text:span></text:p>
            </text:list-item>
          </text:list>
        </text:list-item>
      </text:list>
      <text:list xml:id="list3231798155" text:style-name="L25">
        <text:list-item>
          <text:list>
            <text:list-item>
              <text:p text:style-name="P42"><text:span text:style-name="T48"><draw:g text:anchor-type="as-char" svg:y="-0.139in" draw:z-index="37" draw:style-name="gr4"><svg:title>TexMaths</svg:title><svg:desc>12§display§b \notin P_1 \cup P_2 \cup P_3§svg§600§FALSE§</svg:desc><draw:polygon draw:style-name="gr92" draw:text-style-name="P49" svg:width="1.178in" svg:height="0.1657in" svg:x="0in" svg:y="0in" svg:viewBox="0 0 2993 422" draw:points="1497,422 0,422 0,0 2993,0 2993,422"><text:p/></draw:polygon><draw:path draw:style-name="gr93" draw:text-style-name="P50" svg:width="0.061in" svg:height="0.1173in" svg:x="0.0079in" svg:y="0.0094in" svg:viewBox="0 0 156 299" svg:d="M82 5c0-1 0-5-6-5-10 0-40 4-52 4-2 1-7 1-7 8 0 6 3 6 9 6 21 0 22 4 22 7s-4 17-7 25l-34 140c-5 20-7 27-7 43 0 38 22 66 54 66 49 0 102-64 102-124 0-39-23-68-56-68-20 0-38 12-50 25zM41 164c3-8 3-9 7-14 22-28 40-34 50-34 16 0 28 12 28 40 0 24-14 73-23 90-13 28-33 43-49 43-14 0-28-12-28-42 0-9 0-17 6-43z"><text:p/></draw:path><draw:path draw:style-name="gr94" draw:text-style-name="P50" svg:width="0.065in" svg:height="0.1657in" svg:x="0.1449in" svg:y="0in" svg:viewBox="0 0 166 422" svg:d="M163 17c3-6 3-9 3-9 0-4-5-8-10-8-2 0-5 1-6 4l-148 403c-2 5-2 7-2 8 0 4 4 7 8 7 6 0 8-2 10-9z"><text:p/></draw:path><draw:path draw:style-name="gr95" draw:text-style-name="P50" svg:width="0.0831in" svg:height="0.0965in" svg:x="0.1315in" svg:y="0.035in" svg:viewBox="0 0 212 246" svg:d="M197 132c7 0 15 0 15-10 0-8-8-8-15-8h-180c5-56 54-97 114-97h66c7 0 15 0 15-9 0-8-8-8-15-8h-67c-72 0-130 55-130 122 0 68 58 124 130 124h67c7 0 15 0 15-8 0-10-8-10-15-10h-66c-60 0-109-40-114-96z"><text:p/></draw:path><draw:path draw:style-name="gr96" draw:text-style-name="P50" svg:width="0.1185in" svg:height="0.1134in" svg:x="0.2807in" svg:y="0.011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5 68-21 20-47 22-65 22h-60z"><text:p/></draw:path><draw:path draw:style-name="gr97" draw:text-style-name="P50" svg:width="0.0421in" svg:height="0.0772in" svg:x="0.3937in" svg:y="0.072in" svg:viewBox="0 0 108 197" svg:d="M67 8c0-8-1-8-8-8-19 18-47 19-59 19v11c7 0 26 0 43-8v151c0 9 0 13-30 13h-11v11c5 0 42-1 53-1 10 0 47 1 53 1v-11h-11c-30 0-30-4-30-13z"><text:p/></draw:path><draw:path draw:style-name="gr98" draw:text-style-name="P50" svg:width="0.0921in" svg:height="0.1028in" svg:x="0.5012in" svg:y="0.0256in" svg:viewBox="0 0 235 262" svg:d="M235 16c0-9 0-16-8-16-9 0-9 7-9 16v152c0 65-68 78-100 78-20 0-46-4-68-18-33-22-33-48-33-60v-152c0-9 0-16-9-16-8 0-8 7-8 16v154c0 64 65 92 118 92 55 0 117-29 117-92z"><text:p/></draw:path><draw:path draw:style-name="gr99" draw:text-style-name="P50" svg:width="0.1185in" svg:height="0.1134in" svg:x="0.6465in" svg:y="0.011in" svg:viewBox="0 0 302 289" svg:d="M112 156h72c58 0 118-44 118-91 0-34-27-65-84-65h-136c-8 0-12 0-12 7 0 6 3 6 12 6 4 0 12 0 18 1 7 0 8 3 8 8 0 0 0 2-1 7l-57 228c-4 15-4 19-38 19-7 0-12 0-12 8 0 5 5 5 7 5 11 0 41-1 53-1 10 0 19 0 28 0 8 0 18 1 26 1 4 0 8 0 8-8 0-5-3-5-10-5-16 0-28 0-28-8 0-2 0-4 1-6zM142 29c4-15 4-16 22-16h41c35 0 58 12 58 41 0 16-9 53-25 68-21 20-47 22-65 22h-60z"><text:p/></draw:path><draw:path draw:style-name="gr100" draw:text-style-name="P50" svg:width="0.0516in" svg:height="0.0772in" svg:x="0.7535in" svg:y="0.072in" svg:viewBox="0 0 132 197" svg:d="M132 143h-11c-1 7-3 24-8 27-1 2-24 2-29 2h-54c30-28 41-35 59-50 23-18 43-36 43-64 0-36-32-58-71-58-36 0-61 26-61 53 0 15 12 17 16 17 7 0 15-5 15-16 0-5-1-16-17-16 9-21 29-27 44-27 30 0 45 23 45 47 0 26-19 45-29 57l-72 70c-2 3-2 5-2 12h122z"><text:p/></draw:path><draw:path draw:style-name="gr101" draw:text-style-name="P50" svg:width="0.0921in" svg:height="0.1028in" svg:x="0.8669in" svg:y="0.0256in" svg:viewBox="0 0 235 262" svg:d="M235 16c0-9 0-16-8-16-9 0-9 7-9 16v152c0 65-68 78-100 78-20 0-46-4-68-18-33-22-33-48-33-60v-152c0-9 0-16-9-16-8 0-8 7-8 16v154c0 64 65 92 118 92 55 0 117-29 117-92z"><text:p/></draw:path><draw:path draw:style-name="gr102" draw:text-style-name="P50" svg:width="0.1185in" svg:height="0.1134in" svg:x="1.0122in" svg:y="0.011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5 68-21 20-47 22-65 22h-60z"><text:p/></draw:path><draw:path draw:style-name="gr103" draw:text-style-name="P50" svg:width="0.0535in" svg:height="0.0795in" svg:x="1.1185in" svg:y="0.07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g></text:span></text:p>
            </text:list-item>
          </text:list>
        </text:list-item>
      </text:list>
      <text:p text:style-name="Preformatted_20_Text"><text:span text:style-name="T48"><text:tab/>Depending on which block x was sorted into, the number of solutions x has with its respective block’s quadratic equation determines its prime status. Each block’s quadratic equation is listed as follows.</text:span></text:p>
      <text:list xml:id="list3693908295" text:style-name="L26">
        <text:list-item>
          <text:p text:style-name="P44"><text:span text:style-name="T47"><draw:g text:anchor-type="as-char" svg:y="-0.1465in" draw:z-index="41" draw:style-name="gr4"><svg:title>TexMaths</svg:title><svg:desc>12§display§P_1: 4x^{2} + y^{2} = n§svg§600§FALSE§</svg:desc><draw:polygon draw:style-name="gr132" draw:text-style-name="P49" svg:width="1.2579in" svg:height="0.1756in" svg:x="0in" svg:y="0.0024in" svg:viewBox="0 0 3196 447" draw:points="1597,447 0,447 0,0 3196,0 3196,447"><text:p/></draw:polygon><draw:path draw:style-name="gr133" draw:text-style-name="P50" svg:width="0.1185in" svg:height="0.1134in" svg:x="0.0067in" svg:y="0.0327in" svg:viewBox="0 0 302 289" svg:d="M112 156h72c58 0 118-44 118-91 0-34-27-65-84-65h-136c-8 0-12 0-12 7 0 6 3 6 12 6 4 0 12 0 18 1 7 0 8 3 8 8 0 0 0 2 0 7l-58 228c-4 15-4 19-38 19-7 0-12 0-12 8 0 5 5 5 7 5 11 0 41-1 53-1 10 0 19 0 28 0 8 0 18 1 26 1 4 0 8 0 8-8 0-5-3-5-10-5-16 0-28 0-28-9 0-1 0-3 1-6zM142 29c4-15 4-16 22-16h41c35 0 58 12 58 41 0 16-9 53-25 68-21 19-47 22-65 22h-60z"><text:p/></draw:path><draw:path draw:style-name="gr134" draw:text-style-name="P50" svg:width="0.0421in" svg:height="0.0772in" svg:x="0.1197in" svg:y="0.0933in" svg:viewBox="0 0 108 197" svg:d="M67 8c0-8 0-8-8-8-19 18-47 19-59 19v11c7 0 26 0 43-8v151c0 9 0 13-30 13h-11v11c5 0 42-2 53-2 10 0 47 2 53 2v-11h-11c-30 0-30-4-30-13z"><text:p/></draw:path><draw:path draw:style-name="gr135" draw:text-style-name="P50" svg:width="0.0177in" svg:height="0.0713in" svg:x="0.2413in" svg:y="0.074in" svg:viewBox="0 0 46 182" svg:d="M46 22c0-11-10-22-23-22-12 0-23 11-23 22 0 13 11 24 23 24 13 0 23-11 23-24zM46 161c0-14-10-23-23-23-12 0-23 9-23 23 0 12 11 21 23 21 13 0 23-9 23-21z"><text:p/></draw:path><draw:path draw:style-name="gr136" draw:text-style-name="P50" svg:width="0.0736in" svg:height="0.1126in" svg:x="0.324in" svg:y="0.0335in" svg:viewBox="0 0 188 287" svg:d="M113 217v36c0 16 0 20-33 20h-8v14c17-2 40-2 56-2 18 0 41 0 58 2v-14h-8c-32 0-33-4-33-20v-36h43v-13h-43v-193c0-9 0-11-7-11-4 0-5 0-7 5l-131 199v13zM115 204h-103l103-158z"><text:p/></draw:path><draw:path draw:style-name="gr137" draw:text-style-name="P50" svg:width="0.0827in" svg:height="0.0752in" svg:x="0.4071in" svg:y="0.072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138" draw:text-style-name="P50" svg:width="0.0516in" svg:height="0.0772in" svg:x="0.5047in" svg:y="0in" svg:viewBox="0 0 132 197" svg:d="M132 143h-11c-1 7-3 24-8 27-1 1-24 1-29 1h-54c30-27 41-34 59-49 23-18 43-36 43-64 0-36-32-58-71-58-36 0-61 26-61 53 0 15 12 17 16 17 7 0 15-5 15-16 0-5-1-16-17-16 9-21 29-27 44-27 30 0 45 23 45 47 0 26-19 45-29 57l-72 70c-2 3-2 4-2 12h122z"><text:p/></draw:path><draw:path draw:style-name="gr139" draw:text-style-name="P50" svg:width="0.1102in" svg:height="0.1106in" svg:x="0.6181in" svg:y="0.0484in" svg:viewBox="0 0 281 282" svg:d="M150 150h118c6 0 13 0 13-9s-7-9-13-9h-118v-118c0-7 0-14-8-14-10 0-10 7-10 14v118h-118c-7 0-14 0-14 9s7 9 14 9h118v117c0 6 0 15 10 15 8 0 8-9 8-15z"><text:p/></draw:path><draw:path draw:style-name="gr140" draw:text-style-name="P50" svg:width="0.0768in" svg:height="0.1071in" svg:x="0.7795in" svg:y="0.072in" svg:viewBox="0 0 196 273" svg:d="M194 26c2-6 2-7 2-9 0-9-6-12-12-12-5 0-12 2-16 8-1 3-4 16-6 23-2 11-6 23-8 34l-20 76c-1 6-19 36-48 36-21 0-26-18-26-35 0-19 8-44 23-82 6-17 7-22 7-30 0-19-13-35-35-35-39 0-55 61-55 65 0 5 4 5 5 5 5 0 5-2 7-9 11-39 29-51 43-51 3 0 10 0 10 13 0 11-4 21-7 30-17 44-24 69-24 88 0 38 26 51 51 51 17 0 31-7 42-19-5 21-9 42-26 66-12 14-28 26-47 26-6 0-25-2-32-18 7 0 12 0 18-5 4-3 8-9 8-18 0-13-12-15-16-15-9 0-24 7-24 28s20 36 46 36c44 0 88-38 98-86z"><text:p/></draw:path><draw:path draw:style-name="gr141" draw:text-style-name="P50" svg:width="0.0516in" svg:height="0.0772in" svg:x="0.8697in" svg:y="0in" svg:viewBox="0 0 132 197" svg:d="M132 143h-11c-1 7-3 24-8 27-1 1-24 1-29 1h-54c30-27 41-34 59-49 23-18 43-36 43-64 0-36-32-58-71-58-36 0-61 26-61 53 0 15 12 17 16 17 7 0 15-5 15-16 0-5-1-16-17-16 9-21 29-27 44-27 30 0 45 23 45 47 0 26-19 45-29 57l-72 70c-2 3-2 4-2 12h122z"><text:p/></draw:path><draw:path draw:style-name="gr142" draw:text-style-name="P50" svg:width="0.1102in" svg:height="0.039in" svg:x="0.9921in" svg:y="0.0843in" svg:viewBox="0 0 281 100" svg:d="M266 17c8 0 15 0 15-9 0-8-7-8-13-8h-254c-7 0-14 0-14 8 0 9 7 9 14 9zM268 100c6 0 13 0 13-9 0-8-7-8-15-8h-252c-7 0-14 0-14 8 0 9 7 9 14 9z"><text:p/></draw:path><draw:path draw:style-name="gr143" draw:text-style-name="P50" svg:width="0.0898in" svg:height="0.0752in" svg:x="1.1626in" svg:y="0.0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g></text:span></text:p>
        </text:list-item>
        <text:list-item>
          <text:p text:style-name="P44"><text:span text:style-name="T47"><draw:g text:anchor-type="as-char" svg:y="-0.1465in" draw:z-index="42" draw:style-name="gr4"><svg:title>TexMaths</svg:title><svg:desc>12§display§P_2: 3x^{2} + y^{2} = n§svg§600§FALSE§</svg:desc><draw:polygon draw:style-name="gr144" draw:text-style-name="P49" svg:width="1.2579in" svg:height="0.1756in" svg:x="0in" svg:y="0.0024in" svg:viewBox="0 0 3196 447" draw:points="1597,447 0,447 0,0 3196,0 3196,447"><text:p/></draw:polygon><draw:path draw:style-name="gr145" draw:text-style-name="P50" svg:width="0.1185in" svg:height="0.1134in" svg:x="0.0067in" svg:y="0.0327in" svg:viewBox="0 0 302 289" svg:d="M112 156h72c58 0 118-44 118-91 0-34-27-65-84-65h-136c-8 0-12 0-12 7 0 6 3 6 12 6 4 0 12 0 18 1 7 0 8 3 8 8 0 0 0 2 0 7l-58 228c-4 15-4 19-38 19-7 0-12 0-12 8 0 5 5 5 7 5 11 0 41-1 53-1 10 0 19 0 28 0 8 0 18 1 26 1 4 0 8 0 8-8 0-5-3-5-10-5-16 0-28 0-28-9 0-1 0-3 1-6zM142 29c4-15 4-16 22-16h41c35 0 58 12 58 41 0 16-9 53-25 68-21 19-47 22-65 22h-60z"><text:p/></draw:path><draw:path draw:style-name="gr146" draw:text-style-name="P50" svg:width="0.0516in" svg:height="0.0772in" svg:x="0.1138in" svg:y="0.0933in" svg:viewBox="0 0 132 197" svg:d="M132 143h-11c-1 7-3 24-8 27-1 1-24 1-29 1h-54c30-27 41-34 59-49 23-18 43-36 43-64 0-36-32-58-71-58-36 0-61 26-61 53 0 15 12 17 16 17 7 0 15-5 15-16 0-5-1-16-17-16 9-21 29-27 44-27 30 0 45 23 45 47 0 26-19 45-29 57l-72 70c-2 3-2 4-2 12h122z"><text:p/></draw:path><draw:path draw:style-name="gr147" draw:text-style-name="P50" svg:width="0.0177in" svg:height="0.0713in" svg:x="0.2413in" svg:y="0.074in" svg:viewBox="0 0 46 182" svg:d="M46 22c0-11-10-22-23-22-12 0-23 11-23 22 0 13 11 24 23 24 13 0 23-11 23-24zM46 161c0-14-10-23-23-23-12 0-23 9-23 23 0 12 11 21 23 21 13 0 23-9 23-21z"><text:p/></draw:path><draw:path draw:style-name="gr148" draw:text-style-name="P50" svg:width="0.0685in" svg:height="0.1142in" svg:x="0.3264in" svg:y="0.035in" svg:viewBox="0 0 175 291" svg:d="M106 132c34-10 58-40 58-73 0-35-37-59-78-59-43 0-74 25-74 58 0 13 10 21 20 21 14 0 23-9 23-21 0-22-20-22-26-22 12-19 41-25 55-25 18 0 42 9 42 47 0 6-1 30-13 49-12 20-27 20-37 21-3 0-14 1-16 1-5 0-7 2-7 5 0 5 2 5 11 5h18c34 0 50 29 50 70 0 58-29 70-48 70-18 0-49-7-65-32 16 2 28-7 28-24 0-14-11-24-23-24-11 0-24 7-24 25 0 39 40 67 85 67 52 0 90-38 90-82 0-34-26-68-69-77z"><text:p/></draw:path><draw:path draw:style-name="gr149" draw:text-style-name="P50" svg:width="0.0827in" svg:height="0.0752in" svg:x="0.4071in" svg:y="0.072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150" draw:text-style-name="P50" svg:width="0.0516in" svg:height="0.0772in" svg:x="0.5047in" svg:y="0in" svg:viewBox="0 0 132 197" svg:d="M132 143h-11c-1 7-3 24-8 27-1 1-24 1-29 1h-54c30-27 41-34 59-49 23-18 43-36 43-64 0-36-32-58-71-58-36 0-61 26-61 53 0 15 12 17 16 17 7 0 15-5 15-16 0-5-1-16-17-16 9-21 29-27 44-27 30 0 45 23 45 47 0 26-19 45-29 57l-72 70c-2 3-2 4-2 12h122z"><text:p/></draw:path><draw:path draw:style-name="gr151" draw:text-style-name="P50" svg:width="0.1102in" svg:height="0.1106in" svg:x="0.6181in" svg:y="0.0484in" svg:viewBox="0 0 281 282" svg:d="M150 150h118c6 0 13 0 13-9s-7-9-13-9h-118v-118c0-7 0-14-8-14-10 0-10 7-10 14v118h-118c-7 0-14 0-14 9s7 9 14 9h118v117c0 6 0 15 10 15 8 0 8-9 8-15z"><text:p/></draw:path><draw:path draw:style-name="gr152" draw:text-style-name="P50" svg:width="0.0768in" svg:height="0.1071in" svg:x="0.7795in" svg:y="0.072in" svg:viewBox="0 0 196 273" svg:d="M194 26c2-6 2-7 2-9 0-9-6-12-12-12-5 0-12 2-16 8-1 3-4 16-6 23-2 11-6 23-8 34l-20 76c-1 6-19 36-48 36-21 0-26-18-26-35 0-19 8-44 23-82 6-17 7-22 7-30 0-19-13-35-35-35-39 0-55 61-55 65 0 5 4 5 5 5 5 0 5-2 7-9 11-39 29-51 43-51 3 0 10 0 10 13 0 11-4 21-7 30-17 44-24 69-24 88 0 38 26 51 51 51 17 0 31-7 42-19-5 21-9 42-26 66-12 14-28 26-47 26-6 0-25-2-32-18 7 0 12 0 18-5 4-3 8-9 8-18 0-13-12-15-16-15-9 0-24 7-24 28s20 36 46 36c44 0 88-38 98-86z"><text:p/></draw:path><draw:path draw:style-name="gr153" draw:text-style-name="P50" svg:width="0.0516in" svg:height="0.0772in" svg:x="0.8697in" svg:y="0in" svg:viewBox="0 0 132 197" svg:d="M132 143h-11c-1 7-3 24-8 27-1 1-24 1-29 1h-54c30-27 41-34 59-49 23-18 43-36 43-64 0-36-32-58-71-58-36 0-61 26-61 53 0 15 12 17 16 17 7 0 15-5 15-16 0-5-1-16-17-16 9-21 29-27 44-27 30 0 45 23 45 47 0 26-19 45-29 57l-72 70c-2 3-2 4-2 12h122z"><text:p/></draw:path><draw:path draw:style-name="gr154" draw:text-style-name="P50" svg:width="0.1102in" svg:height="0.039in" svg:x="0.9921in" svg:y="0.0843in" svg:viewBox="0 0 281 100" svg:d="M266 17c8 0 15 0 15-9 0-8-7-8-13-8h-254c-7 0-14 0-14 8 0 9 7 9 14 9zM268 100c6 0 13 0 13-9 0-8-7-8-15-8h-252c-7 0-14 0-14 8 0 9 7 9 14 9z"><text:p/></draw:path><draw:path draw:style-name="gr155" draw:text-style-name="P50" svg:width="0.0898in" svg:height="0.0752in" svg:x="1.1626in" svg:y="0.0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g></text:span></text:p>
        </text:list-item>
        <text:list-item>
          <text:p text:style-name="P44"><text:span text:style-name="T47"><draw:g text:anchor-type="as-char" svg:y="-0.1465in" draw:z-index="43" draw:style-name="gr4"><svg:title>TexMaths</svg:title><svg:desc>12§display§P_3: 3x^{2} – y^{2} = n§svg§600§FALSE§</svg:desc><draw:polygon draw:style-name="gr156" draw:text-style-name="P49" svg:width="1.0555in" svg:height="0.1756in" svg:x="0in" svg:y="0.0024in" svg:viewBox="0 0 2682 447" draw:points="1341,447 0,447 0,0 2682,0 2682,447"><text:p/></draw:polygon><draw:path draw:style-name="gr157" draw:text-style-name="P50" svg:width="0.1189in" svg:height="0.1134in" svg:x="0.0067in" svg:y="0.0327in" svg:viewBox="0 0 303 289" svg:d="M112 156h72c58 0 119-44 119-91 0-34-28-65-85-65h-136c-8 0-12 0-12 7 0 6 3 6 12 6 4 0 12 0 18 1 7 0 8 3 8 8 0 0 0 2 0 7l-58 228c-4 15-4 19-38 19-7 0-12 0-12 8 0 5 5 5 7 5 11 0 41-1 53-1 10 0 19 0 28 0 8 0 18 1 26 1 4 0 8 0 8-8 0-5-3-5-10-5-16 0-28 0-28-9 0-1 0-3 1-6zM142 29c4-15 4-16 22-16h41c35 0 58 12 58 41 0 16-8 53-25 68-21 19-47 22-65 22h-60z"><text:p/></draw:path><draw:path draw:style-name="gr158" draw:text-style-name="P50" svg:width="0.0535in" svg:height="0.0795in" svg:x="0.113in" svg:y="0.0933in" svg:viewBox="0 0 137 203" svg:d="M65 98c24 0 39 16 39 48 0 36-20 47-38 47-11 0-38-4-50-20 14-2 16-11 16-17 0-10-6-16-15-16s-17 5-17 16c0 29 31 47 67 47 41 0 70-28 70-57 0-24-19-46-52-54 31-10 42-33 42-51 0-24-26-41-60-41-32 0-57 17-57 40 0 10 6 15 15 15s16-6 16-14c0-10-7-15-16-16 11-13 30-17 41-17 13 0 32 8 32 33 0 13-4 26-12 35-9 12-16 13-32 13-8 0-8 0-10 1 0 0-3 0-3 4s3 4 8 4z"><text:p/></draw:path><draw:path draw:style-name="gr159" draw:text-style-name="P50" svg:width="0.0177in" svg:height="0.0713in" svg:x="0.2413in" svg:y="0.074in" svg:viewBox="0 0 46 182" svg:d="M46 22c0-11-10-22-23-22-12 0-23 11-23 22 0 13 11 24 23 24 13 0 23-11 23-24zM46 161c0-14-10-23-23-23-12 0-23 9-23 23 0 12 11 21 23 21 13 0 23-9 23-21z"><text:p/></draw:path><draw:path draw:style-name="gr160" draw:text-style-name="P50" svg:width="0.0685in" svg:height="0.1142in" svg:x="0.3268in" svg:y="0.035in" svg:viewBox="0 0 175 291" svg:d="M106 132c34-10 58-40 58-73 0-35-37-59-78-59-43 0-74 25-74 58 0 13 10 21 20 21 14 0 23-9 23-21 0-22-20-22-26-22 12-19 41-25 55-25 18 0 42 9 42 47 0 6-1 30-13 49-12 20-27 20-37 21-3 0-14 1-16 1-5 0-7 2-7 5 0 5 2 5 11 5h18c34 0 50 29 50 70 0 58-29 70-48 70-18 0-49-7-65-32 16 2 28-7 28-24 0-14-11-24-23-24-11 0-24 7-24 25 0 39 40 67 85 67 52 0 90-38 90-82 0-34-26-68-69-77z"><text:p/></draw:path><draw:path draw:style-name="gr161" draw:text-style-name="P50" svg:width="0.0827in" svg:height="0.0752in" svg:x="0.4079in" svg:y="0.072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162" draw:text-style-name="P50" svg:width="0.0516in" svg:height="0.0772in" svg:x="0.5047in" svg:y="0in" svg:viewBox="0 0 132 197" svg:d="M132 143h-11c-1 7-3 24-8 27-1 1-24 1-29 1h-54c30-27 41-34 59-49 23-18 43-36 43-64 0-36-32-58-71-58-36 0-61 26-61 53 0 15 12 17 16 17 7 0 15-5 15-16 0-5-1-16-17-16 9-21 29-27 44-27 30 0 45 23 45 47 0 26-19 45-29 57l-72 70c-2 3-2 4-2 12h122z"><text:p/></draw:path><draw:path draw:style-name="gr163" draw:text-style-name="P50" svg:width="0.0768in" svg:height="0.1071in" svg:x="0.5772in" svg:y="0.072in" svg:viewBox="0 0 196 273" svg:d="M194 26c2-6 2-7 2-9 0-9-6-12-12-12-5 0-12 2-16 8-1 3-4 16-6 23-2 11-6 23-8 34l-20 76c-1 6-19 36-46 36-23 0-28-18-28-35 0-19 8-44 23-82 6-17 7-22 7-30 0-19-13-35-35-35-39 0-55 61-55 65 0 5 4 5 5 5 5 0 5-2 7-9 11-39 29-51 43-51 3 0 10 0 10 13 0 11-4 21-7 30-17 44-24 69-24 88 0 38 26 51 51 51 17 0 31-7 42-19-5 21-9 42-26 66-12 14-28 26-47 26-6 0-25-2-32-18 7 0 12 0 19-5 3-3 7-9 7-18 0-13-12-15-16-15-9 0-24 7-24 28s20 36 46 36c44 0 88-38 98-86z"><text:p/></draw:path><draw:path draw:style-name="gr164" draw:text-style-name="P50" svg:width="0.0516in" svg:height="0.0772in" svg:x="0.6669in" svg:y="0in" svg:viewBox="0 0 132 197" svg:d="M132 143h-11c-1 7-3 24-8 27-1 1-24 1-29 1h-54c30-27 41-34 59-49 23-18 43-36 43-64 0-36-32-58-71-58-36 0-61 26-61 53 0 15 12 17 16 17 7 0 15-5 15-16 0-5-1-16-17-16 9-21 29-27 44-27 30 0 45 23 45 47 0 26-19 45-29 57l-72 70c-2 3-2 4-2 12h122z"><text:p/></draw:path><draw:path draw:style-name="gr165" draw:text-style-name="P50" svg:width="0.1102in" svg:height="0.039in" svg:x="0.7898in" svg:y="0.0843in" svg:viewBox="0 0 281 100" svg:d="M267 17c7 0 14 0 14-9 0-8-7-8-13-8h-254c-7 0-14 0-14 8 0 9 7 9 14 9zM268 100c6 0 13 0 13-9 0-8-7-8-14-8h-253c-7 0-14 0-14 8 0 9 7 9 14 9z"><text:p/></draw:path><draw:path draw:style-name="gr166" draw:text-style-name="P50" svg:width="0.0898in" svg:height="0.0752in" svg:x="0.9602in" svg:y="0.0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g></text:span></text:p>
        </text:list-item>
        <text:list-item>
          <text:p text:style-name="P43"><text:span text:style-name="T47"><draw:g text:anchor-type="as-char" svg:y="-0.1138in" draw:z-index="39" draw:style-name="gr4"><svg:title>TexMaths</svg:title><svg:desc>12§display§P_4:§svg§600§FALSE§</svg:desc><draw:polygon draw:style-name="gr123" draw:text-style-name="P49" svg:width="0.2736in" svg:height="0.139in" svg:x="0in" svg:y="0in" svg:viewBox="0 0 696 354" draw:points="348,354 0,354 0,0 696,0 696,354"><text:p/></draw:polygon><draw:path draw:style-name="gr124" draw:text-style-name="P50" svg:width="0.1189in" svg:height="0.1138in" svg:x="0.0067in" svg:y="0in" svg:viewBox="0 0 303 290" svg:d="M112 156h72c59 0 119-44 119-91 0-34-28-65-84-65h-137c-8 0-12 0-12 7 0 6 3 6 12 6 4 0 12 0 18 1 7 0 8 3 8 8 0 0 0 2 0 7l-58 229c-4 16-4 19-38 19-7 0-12 0-12 8 0 5 5 5 7 5 11 0 41-1 53-1 10 0 19 0 28 0 8 0 18 1 26 1 4 0 9 0 9-8 0-5-4-5-11-5-16 0-28 0-28-7 0-3 0-5 1-8zM142 29c5-15 5-16 23-16h40c35 0 58 12 58 41 0 16-8 53-25 69-21 19-47 21-65 21h-60z"><text:p/></draw:path><draw:path draw:style-name="gr125" draw:text-style-name="P50" svg:width="0.0575in" svg:height="0.0787in" svg:x="0.111in" svg:y="0.0602in" svg:viewBox="0 0 147 201" svg:d="M147 153v-12h-34v-133c0-6 0-8-6-8-4 0-5 0-8 4l-99 137v12h88v24c0 10 0 13-24 13h-9v11c15 0 34-1 45-1s30 1 45 1v-11h-8c-24 0-24-3-24-13v-24zM89 31v110h-78z"><text:p/></draw:path><draw:path draw:style-name="gr126" draw:text-style-name="P50" svg:width="0.0177in" svg:height="0.0717in" svg:x="0.2417in" svg:y="0.0425in" svg:viewBox="0 0 46 183" svg:d="M46 22c0-11-10-22-23-22-12 0-23 11-23 22 0 13 11 24 23 24 13 0 23-11 23-24zM46 161c0-13-10-23-23-23-12 0-23 10-23 23 0 12 11 22 23 22 13 0 23-10 23-22z"><text:p/></draw:path></draw:g></text:span><text:span text:style-name="T47"><text:s/>no equation, all </text:span><text:span text:style-name="T47"><draw:g text:anchor-type="as-char" svg:y="-0.1138in" draw:z-index="40" draw:style-name="gr4"><svg:title>TexMaths</svg:title><svg:desc>12§display§x \in P_4§svg§600§FALSE§</svg:desc><draw:polygon draw:style-name="gr127" draw:text-style-name="P49" svg:width="0.4705in" svg:height="0.139in" svg:x="0in" svg:y="0in" svg:viewBox="0 0 1196 354" draw:points="599,354 0,354 0,0 1196,0 1196,354"><text:p/></draw:polygon><draw:path draw:style-name="gr128" draw:text-style-name="P50" svg:width="0.0827in" svg:height="0.0756in" svg:x="0.0047in" svg:y="0.0402in" svg:viewBox="0 0 211 193" svg:d="M130 60c2-12 12-50 40-50 4 0 14 0 22 4-12 3-20 14-20 23 0 8 4 16 16 16 10 0 23-7 23-25 0-22-25-28-39-28-26 0-40 22-45 32-11-28-33-32-45-32-45 0-69 55-69 65 0 5 4 5 5 5 4 0 5 0 6-5 14-45 42-55 56-55 9 0 23 3 23 27 0 14-7 42-23 101-6 28-21 45-39 45-4 0-13 0-22-5 11-2 21-11 21-23s-10-15-17-15c-12 0-23 12-23 25 0 19 22 28 40 28 28 0 44-31 44-33 5 17 20 33 46 33 44 0 68-55 68-65 0-4-4-4-5-4-3 0-5 0-6 4-13 45-43 55-56 55-17 0-23-13-23-28 0-9 2-18 7-37z"><text:p/></draw:path><draw:path draw:style-name="gr129" draw:text-style-name="P50" svg:width="0.0831in" svg:height="0.0969in" svg:x="0.1551in" svg:y="0.0236in" svg:viewBox="0 0 212 247" svg:d="M197 132c7 0 15 0 15-8 0-10-8-10-15-10h-180c5-56 54-97 114-97h66c7 0 15 0 15-9 0-8-8-8-15-8h-67c-72 0-130 55-130 124 0 67 58 123 130 123h67c7 0 15 0 15-9 0-8-8-8-15-8h-66c-60 0-109-41-114-98z"><text:p/></draw:path><draw:path draw:style-name="gr130" draw:text-style-name="P50" svg:width="0.1185in" svg:height="0.1138in" svg:x="0.3047in" svg:y="0in" svg:viewBox="0 0 302 290" svg:d="M112 156h72c58 0 118-44 118-91 0-34-27-65-84-65h-136c-8 0-12 0-12 7 0 6 3 6 12 6 4 0 12 0 18 1 7 0 8 3 8 8 0 0 0 2 0 7l-58 229c-4 16-4 19-38 19-7 0-12 0-12 8 0 5 5 5 7 5 11 0 41-1 53-1 10 0 19 0 28 0 8 0 18 1 26 1 4 0 8 0 8-8 0-5-3-5-10-5-16 0-28 0-28-7 0-3 0-5 1-8zM142 29c4-15 4-16 22-16h41c35 0 58 12 58 41 0 16-9 53-25 69-21 19-47 21-65 21h-60z"><text:p/></draw:path><draw:path draw:style-name="gr131" draw:text-style-name="P50" svg:width="0.0571in" svg:height="0.0787in" svg:x="0.4091in" svg:y="0.0602in" svg:viewBox="0 0 146 201" svg:d="M146 153v-12h-33v-133c0-6 0-8-6-8-4 0-5 0-9 4l-98 137v12h88v24c0 10 0 13-24 13h-9v11c15 0 34-1 45-1 10 0 30 1 45 1v-11h-8c-24 0-24-3-24-13v-24zM89 31v110h-78z"><text:p/></draw:path></draw:g></text:span><text:span text:style-name="T47"><text:s/>are not considered.</text:span></text:p>
        </text:list-item>
      </text:list>
      <text:p text:style-name="P34"><text:span text:style-name="T52"><text:tab/></text:span><text:span text:style-name="T53">At this point, a list is created that has cardinality equal to the size of </text:span><text:span text:style-name="T43">N</text:span><text:span text:style-name="T49">. Each element of this list is simply a true or false value (true meaning prime and false meaning composite) that is initially set to false. For each positive integer solution to the number’s respective equation, its position on the list is flipped. This means that only number that have an odd number of integer solutions are deemed to be prime candidates. All that is left at this point is to sieve the remaining list in a manner similar to the </text:span><text:soft-page-break/><text:span text:style-name="T49">sieve of Eratosthenes, except instead of natural number multiples being marked off the list, each number’s squares, up to </text:span><text:span text:style-name="T49"><draw:g text:anchor-type="as-char" svg:y="-0.1571in" draw:z-index="44" draw:style-name="gr4"><svg:title>TexMaths</svg:title><svg:desc>12§display§\sqrt{N}§svg§600§FALSE§</svg:desc><draw:polygon draw:style-name="gr167" draw:text-style-name="P49" svg:width="0.2902in" svg:height="0.1657in" svg:x="0in" svg:y="0in" svg:viewBox="0 0 738 422" draw:points="369,422 0,422 0,0 738,0 738,422"><text:p/></draw:polygon><draw:path draw:style-name="gr168" draw:text-style-name="P50" svg:width="0.1295in" svg:height="0.1657in" svg:x="0.0122in" svg:y="0in" svg:viewBox="0 0 330 422" svg:d="M133 378l-73-164c-4-6-6-6-7-6 0 0-3 0-7 2l-40 31c-6 4-6 6-6 6 0 3 1 5 4 5s10-5 14-10c4-1 10-6 13-9l84 182c3 7 6 7 10 7 6 0 7-2 11-7l192-398c2-6 2-7 2-9 0-4-3-8-8-8-4 0-7 2-10 8z"><text:p/></draw:path><draw:polygon draw:style-name="gr169" draw:text-style-name="P50" svg:width="0.1516in" svg:height="0.0067in" svg:x="0.1386in" svg:y="0in" svg:viewBox="0 0 386 18" draw:points="193,18 0,18 0,0 386,0 386,18"><text:p/></draw:polygon><draw:path draw:style-name="gr170" draw:text-style-name="P50" svg:width="0.1402in" svg:height="0.1134in" svg:x="0.1449in" svg:y="0.0421in" svg:viewBox="0 0 357 289" svg:d="M304 44c3-16 11-30 44-31 4 0 9-1 9-8 0-1 0-5-6-5-13 0-29 1-42 1-15 0-30-1-44-1-3 0-8 0-8 8 0 5 4 5 8 5 24 0 29 9 29 18 0 1-1 9-2 10l-47 187-94-221c-3-7-3-7-13-7h-56c-9 0-12 0-12 8 0 5 3 5 10 5 3 0 29 0 29 4l-56 227c-4 18-12 31-46 32-2 0-7 0-7 8 0 3 2 5 6 5 13 0 28-1 42-1s30 1 43 1c3 0 7 0 7-8 0-5-3-5-8-5-24 0-28-10-28-19 0-3 2-5 3-10l55-223c3 2 3 4 4 7l105 250c3 7 4 8 8 8s4-1 7-8z"><text:p/></draw:path></draw:g></text:span><text:span text:style-name="T49"><text:s/>are marked off the list. </text:span></text:p>
      <text:p text:style-name="P34"><text:span text:style-name="T49"><text:tab/>If th</text:span><text:span text:style-name="T50">e algorithm seems puzzling</text:span><text:span text:style-name="T49">, that’s because it is.</text:span><text:span text:style-name="T65"> </text:span><text:span text:style-name="T66">There is a six page paper by its creators about how it operates, its correctness, and how it grows in computational complexity that is cited under our acknowledgments. Because their paper does a much more thorough job of explaining the algorithm, it will not be detailed further here.</text:span></text:p>
      <text:p text:style-name="P47"><text:span text:style-name="T59"/></text:p>
      <text:p text:style-name="P48"><text:span text:style-name="T59">3. </text:span><text:span text:style-name="T60">PROCEDURE</text:span></text:p>
      <text:p text:style-name="P47"><text:span text:style-name="T60"><text:tab/>The testing procedure used in this numerical experiment was simple. Each sieve was programmed into a computer using Python3 as separate functions in one file. Each function was programmed to take one parameter, the maximum number to find primes to. In another file, a loop was constructed such that those functions were called and timed before the loop would adjust the maximum number to find primes up to by one-thousand for each run of the loop. These times were output into a text file in a vector format </text:span><text:span text:style-name="T63">for use in</text:span><text:span text:style-name="T60"> Matlab. These vectors, being an unwieldy nine-hundred ninety nine elements long, would not simply copy-paste into Matlab’s desktop application on Linux without causing error. </text:span><text:span text:style-name="T63">Rather than work with Matlab’s data handling features, o</text:span><text:span text:style-name="T60">ur workaround was to use Mathworks’ online version of Matlab which had no problem dealing with a vector of this size. Each line was then colored and a legend was added for readability, </text:span><text:span text:style-name="T64">and the graph was produced.</text:span></text:p>
      <text:p text:style-name="P47"><text:span text:style-name="T59"/></text:p>
      <text:p text:style-name="P46"><text:span text:style-name="T62">4</text:span><text:span text:style-name="T59">. </text:span><text:span text:style-name="T60">DATA AND CONCLUSIONS<text:tab/></text:span></text:p>
      <text:p text:style-name="P45"><text:span text:style-name="T60"><text:tab/></text:span><text:span text:style-name="T61">Our hypothesis that any sieve would grow at different rates or be better for a specific range of numbers was false as shown by the graph (see appendix). The time each sieve took to generate a list of prime numbers was exactly proportional to the number of computations required to perform the sieves operations. While the data perplexed our group in the beginning, not in the least part due to the erratic nature of the lin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2:36:47.948591342</meta:creation-date>
    <dc:date>2019-04-23T16:21:40.813947356</dc:date>
    <meta:editing-duration>PT19H29M36S</meta:editing-duration>
    <meta:editing-cycles>16</meta:editing-cycles>
    <meta:generator>LibreOffice/6.0.7.3$Linux_X86_64 LibreOffice_project/00m0$Build-3</meta:generator>
    <meta:document-statistic meta:table-count="0" meta:image-count="0" meta:object-count="0" meta:page-count="4" meta:paragraph-count="60" meta:word-count="1927" meta:character-count="10668" meta:non-whitespace-character-count="8727"/>
  </office:meta>
</office:document-meta>
</file>